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33.415cm"/>
    </style:style>
    <style:style style:name="co6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0.305cm"/>
    </style:style>
    <style:style style:name="co4" style:family="table-column">
      <style:table-column-properties fo:break-before="auto" style:column-width="11.111cm"/>
    </style:style>
    <style:style style:name="co5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4.302cm"/>
    </style:style>
    <style:style style:name="co10" style:family="table-column">
      <style:table-column-properties fo:break-before="auto" style:column-width="5.554cm"/>
    </style:style>
    <style:style style:name="co11" style:family="table-column">
      <style:table-column-properties fo:break-before="auto" style:column-width="22.793cm"/>
    </style:style>
    <style:style style:name="ro6" style:family="table-row">
      <style:table-row-properties style:row-height="1.028cm" fo:break-before="auto" style:use-optimal-row-height="true"/>
    </style:style>
    <style:style style:name="ro5" style:family="table-row">
      <style:table-row-properties style:row-height="0.863cm" fo:break-before="auto" style:use-optimal-row-height="true"/>
    </style:style>
    <style:style style:name="ro7" style:family="table-row">
      <style:table-row-properties style:row-height="0.868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654cm" fo:break-before="auto" style:use-optimal-row-height="true"/>
    </style:style>
    <style:style style:name="ro11" style:family="table-row">
      <style:table-row-properties style:row-height="0.658cm" fo:break-before="auto" style:use-optimal-row-height="true"/>
    </style:style>
    <style:style style:name="ro12" style:family="table-row">
      <style:table-row-properties style:row-height="1cm" fo:break-before="auto" style:use-optimal-row-height="true"/>
    </style:style>
    <style:style style:name="ro13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53" style:family="table-cell" style:parent-style-name="Default">
      <style:text-properties fo:color="#ff3333" style:text-position="" fo:font-size="24pt" fo:font-weight="bold" style:font-size-asian="24pt" style:font-weight-asian="bold" style:font-size-complex="24pt" style:font-weight-complex="bold"/>
    </style:style>
    <style:style style:name="ce54" style:family="table-cell" style:parent-style-name="Default">
      <style:text-properties style:text-position="" fo:font-size="20pt" style:font-size-asian="20pt" style:font-size-complex="20pt"/>
    </style:style>
    <style:style style:name="ce55" style:family="table-cell" style:parent-style-name="Default">
      <style:text-properties fo:color="#800000" style:text-position="" fo:font-size="20pt" fo:font-weight="bold" style:font-size-asian="20pt" style:font-weight-asian="bold" style:font-size-complex="20pt" style:font-weight-complex="bold"/>
    </style:style>
    <style:style style:name="ce56" style:family="table-cell" style:parent-style-name="Default">
      <style:text-properties style:text-position="" fo:font-size="14pt" style:font-size-asian="14pt" style:font-size-complex="14pt"/>
    </style:style>
    <style:style style:name="ce57" style:family="table-cell" style:parent-style-name="Default">
      <style:text-properties fo:color="#3333ff" style:text-position="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8" style:family="table-cell" style:parent-style-name="Default">
      <style:text-properties style:text-position=""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ext-properties fo:color="#800000" style:text-position="" fo:font-size="20pt" fo:font-style="italic" style:font-size-asian="20pt" style:font-style-asian="italic" style:font-size-complex="20pt" style:font-style-complex="italic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text-position="" style:font-name="Liberation Sans" fo:font-size="20pt" style:font-name-asian="Droid Sans Fallback" style:font-size-asian="20pt" style:font-name-complex="FreeSans" style:font-size-complex="20pt"/>
    </style:style>
    <style:style style:name="ce66" style:family="table-cell" style:parent-style-name="Default">
      <style:text-properties fo:color="#ff3333" style:text-position="" style:font-name="Liberation Sans" fo:font-size="20pt" fo:font-weight="bold" style:font-name-asian="Droid Sans Fallback" style:font-size-asian="20pt" style:font-weight-asian="bold" style:font-name-complex="FreeSans" style:font-size-complex="20pt" style:font-weight-complex="bold"/>
    </style:style>
    <style:style style:name="ce67" style:family="table-cell" style:parent-style-name="Default">
      <style:text-properties fo:color="#ff3333" style:text-position=""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5pt" style:font-name-asian="Droid Sans Fallback" style:font-size-asian="15pt" style:font-name-complex="FreeSans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ize="15pt" fo:font-weight="normal" style:font-size-asian="15pt" style:font-weight-asian="normal" style:font-size-complex="15pt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5pt" fo:font-weight="normal" style:font-size-asian="15pt" style:font-weight-asian="normal" style:font-size-complex="15pt" style:font-weight-complex="normal"/>
    </style:style>
    <style:style style:name="ce26" style:family="table-cell" style:parent-style-name="Default">
      <style:text-properties fo:color="#000000" style:font-name="Liberation Sans" fo:font-size="15pt" style:font-name-asian="Droid Sans Fallback" style:font-size-asian="15pt" style:font-name-complex="FreeSans" style:font-size-complex="15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fo:font-size="15pt" fo:font-weight="bold" style:font-size-asian="15pt" style:font-weight-asian="bold" style:font-size-complex="15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color="#3333ff" fo:font-size="15pt" fo:font-weight="bold" style:font-size-asian="15pt" style:font-weight-asian="bold" style:font-size-complex="1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>
      <style:text-properties fo:color="#000000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33" style:family="table-cell" style:parent-style-name="Default">
      <style:text-properties fo:color="#3333ff" fo:font-size="15pt" style:font-size-asian="15pt" style:font-size-complex="15pt"/>
    </style:style>
    <style:style style:name="ce34" style:family="table-cell" style:parent-style-name="Default">
      <style:text-properties fo:font-size="15pt" style:font-size-asian="15pt" style:font-size-complex="15pt"/>
    </style:style>
    <style:style style:name="ce35" style:family="table-cell" style:parent-style-name="Default">
      <style:text-properties fo:color="#3333ff" fo:font-size="15pt" fo:font-weight="bold" style:font-size-asian="15pt" style:font-weight-asian="bold" style:font-size-complex="15pt" style:font-weight-complex="bold"/>
    </style:style>
    <style:style style:name="ce36" style:family="table-cell" style:parent-style-name="Default">
      <style:text-properties style:font-name="Liberation Sans" fo:font-size="15pt" style:font-name-asian="Droid Sans Fallback" style:font-size-asian="15pt" style:font-name-complex="FreeSans" style:font-size-complex="15pt"/>
    </style:style>
    <style:style style:name="ce37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8" style:family="table-cell" style:parent-style-name="Default">
      <style:text-properties fo:color="#9900ff"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>
      <style:text-properties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40" style:family="table-cell" style:parent-style-name="Default">
      <style:text-properties fo:color="#9900ff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41" style:family="table-cell" style:parent-style-name="Default">
      <style:text-properties fo:font-size="15pt" fo:font-weight="normal" style:font-size-asian="15pt" style:font-weight-asian="normal" style:font-size-complex="15pt" style:font-weight-complex="normal"/>
    </style:style>
    <style:style style:name="ce42" style:family="table-cell" style:parent-style-name="Default">
      <style:text-properties fo:color="#3333ff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43" style:family="table-cell" style:parent-style-name="Default">
      <style:text-properties style:font-name="Liberation Sans" fo:font-size="15pt" fo:font-weight="normal" style:font-name-asian="Droid Sans Fallback" style:font-size-asian="15pt" style:font-weight-asian="normal" style:font-name-complex="FreeSans" style:font-size-complex="15pt" style:font-weight-complex="normal"/>
    </style:style>
    <style:style style:name="ce44" style:family="table-cell" style:parent-style-name="Default">
      <style:text-properties fo:color="#9900ff" fo:font-size="20pt" fo:font-weight="bold" style:font-size-asian="20pt" style:font-weight-asian="bold" style:font-size-complex="20pt" style:font-weight-complex="bold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size="15pt" fo:font-weight="bold" style:font-size-asian="15pt" style:font-weight-asian="bold" style:font-size-complex="15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00ff" fo:font-size="15pt" style:font-size-asian="15pt" style:font-size-complex="15pt"/>
    </style:style>
    <style:style style:name="ce49" style:family="table-cell" style:parent-style-name="Default">
      <style:text-properties fo:color="#009933" fo:font-size="15pt" style:font-size-asian="15pt" style:font-size-complex="15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33ff" fo:font-size="15pt" fo:font-weight="bold" style:font-size-asian="15pt" style:font-weight-asian="bold" style:font-size-complex="15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5pt" style:font-name-asian="Droid Sans Fallback" style:font-size-asian="15pt" style:font-name-complex="FreeSans" style:font-size-complex="15pt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fo:font-size="15pt" style:font-size-asian="15pt" style:font-size-complex="15pt"/>
    </style:style>
    <style:style style:name="ce68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6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70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71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fo:font-style="italic" style:font-size-asian="15pt" style:font-style-asian="italic" style:font-size-complex="15pt" style:font-style-complex="italic"/>
    </style:style>
    <style:style style:name="ce7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00ff" fo:font-size="15pt" fo:font-weight="normal" style:font-size-asian="15pt" style:font-weight-asian="normal" style:font-size-complex="15pt" style:font-weight-complex="normal"/>
    </style:style>
    <style:style style:name="ce7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75" style:family="table-cell" style:parent-style-name="Default">
      <style:text-properties fo:color="#6600ff" fo:font-size="15pt" style:font-size-asian="15pt" style:font-size-complex="15pt"/>
    </style:style>
    <style:style style:name="ce7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6666ff" fo:font-size="15pt" fo:font-weight="bold" style:font-size-asian="15pt" style:font-weight-asian="bold" style:font-size-complex="1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7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00ff" fo:font-size="15pt" fo:font-weight="bold" style:font-size-asian="15pt" style:font-weight-asian="bold" style:font-size-complex="15pt" style:font-weight-complex="bold"/>
    </style:style>
    <style:style style:name="ce7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ff" fo:font-size="15pt" fo:font-weight="bold" style:font-size-asian="15pt" style:font-weight-asian="bold" style:font-size-complex="15pt" style:font-weight-complex="bold"/>
    </style:style>
    <style:style style:name="ce80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fo:font-size="15pt" fo:font-weight="bold" style:font-size-asian="15pt" style:font-weight-asian="bold" style:font-size-complex="15pt" style:font-weight-complex="bold"/>
    </style:style>
    <style:style style:name="ce81" style:family="table-cell" style:parent-style-name="Default">
      <style:text-properties fo:color="#0000ff" fo:font-size="15pt" fo:font-weight="bold" style:font-size-asian="15pt" style:font-weight-asian="bold" style:font-size-complex="15pt" style:font-weight-complex="bold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5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ext-properties fo:color="#ff3333" fo:font-size="24pt" fo:font-weight="bold" style:font-size-asian="24pt" style:font-weight-asian="bold" style:font-size-complex="24pt" style:font-weight-complex="bold"/>
    </style:style>
    <style:style style:name="ce84" style:family="table-cell" style:parent-style-name="Default">
      <style:text-properties fo:font-size="20pt" style:font-size-asian="20pt" style:font-size-complex="20pt"/>
    </style:style>
    <style:style style:name="ce85" style:family="table-cell" style:parent-style-name="Default">
      <style:text-properties fo:color="#800000" fo:font-size="20pt" fo:font-weight="bold" style:font-size-asian="20pt" style:font-weight-asian="bold" style:font-size-complex="20pt" style:font-weight-complex="bold"/>
    </style:style>
    <style:style style:name="ce86" style:family="table-cell" style:parent-style-name="Default">
      <style:text-properties fo:font-size="14pt" style:font-size-asian="14pt" style:font-size-complex="14pt"/>
    </style:style>
    <style:style style:name="ce87" style:family="table-cell" style:parent-style-name="Default">
      <style:text-properties fo:color="#3333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8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89" style:family="table-cell" style:parent-style-name="Default">
      <style:text-properties fo:color="#800000" fo:font-size="20pt" fo:font-style="italic" style:font-size-asian="20pt" style:font-style-asian="italic" style:font-size-complex="20pt" style:font-style-complex="italic"/>
    </style:style>
    <style:style style:name="ce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font-name="Liberation Sans" fo:font-size="20pt" style:font-name-asian="Droid Sans Fallback" style:font-size-asian="20pt" style:font-name-complex="FreeSans" style:font-size-complex="20pt"/>
    </style:style>
    <style:style style:name="ce96" style:family="table-cell" style:parent-style-name="Default">
      <style:text-properties fo:color="#ff3333" style:font-name="Liberation Sans" fo:font-size="20pt" fo:font-weight="bold" style:font-name-asian="Droid Sans Fallback" style:font-size-asian="20pt" style:font-weight-asian="bold" style:font-name-complex="FreeSans" style:font-size-complex="20pt" style:font-weight-complex="bold"/>
    </style:style>
    <style:style style:name="ce97" style:family="table-cell" style:parent-style-name="Default">
      <style:text-properties fo:color="#ff3333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800000" fo:font-weight="bold" style:font-weight-asian="bold" style:font-weight-complex="bold"/>
    </style:style>
    <style:style style:name="T7" style:family="text">
      <style:text-properties style:font-size-asian="20pt" style:font-size-complex="20pt"/>
    </style:style>
    <style:style style:name="T3" style:family="text">
      <style:text-properties fo:font-size="24pt" fo:font-weight="bold" style:font-size-asian="24pt" style:font-size-complex="24pt" style:font-weight-asian="bold" style:font-weight-complex="bold"/>
    </style:style>
    <style:style style:name="T4" style:family="text">
      <style:text-properties fo:color="#3333ff" fo:font-weight="bold" style:font-weight-asian="bold" style:font-weight-complex="bold"/>
    </style:style>
    <style:style style:name="T5" style:family="text">
      <style:text-properties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ff"/>
    </style:style>
    <style:style style:name="T10" style:family="text">
      <style:text-properties fo:color="#8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4" table:default-cell-style-name="ce34"/>
        <table:table-column table:style-name="co5" table:default-cell-style-name="ce34"/>
        <table:table-column table:style-name="co9" table:default-cell-style-name="ce34"/>
        <table:table-column table:style-name="co10" table:default-cell-style-name="ce46"/>
        <table:table-column table:style-name="co11" table:default-cell-style-name="ce34"/>
        <table:table-column table:style-name="co6" table:number-columns-repeated="1019" table:default-cell-style-name="ce34"/>
        <table:table-row table:style-name="ro10">
          <table:table-cell table:style-name="ce16" office:value-type="string" calcext:value-type="string">
            <text:p>Assignment (# of problems)</text:p>
          </table:table-cell>
          <table:table-cell table:style-name="ce45" office:value-type="string" calcext:value-type="string">
            <text:p>Solved</text:p>
          </table:table-cell>
          <table:table-cell table:style-name="ce45" office:value-type="string" calcext:value-type="string">
            <text:p>Time (Hrs)</text:p>
          </table:table-cell>
          <table:table-cell table:style-name="ce45" office:value-type="string" calcext:value-type="string">
            <text:p>Date</text:p>
          </table:table-cell>
          <table:table-cell table:style-name="ce37" office:value-type="string" calcext:value-type="string">
            <text:p>Comments (What u have Done)</text:p>
          </table:table-cell>
          <table:table-cell table:number-columns-repeated="1019"/>
        </table:table-row>
        <table:table-row table:style-name="ro10">
          <table:table-cell table:style-name="ce17" office:value-type="string" calcext:value-type="string">
            <text:p>3 problems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string" calcext:value-type="string">
            <text:p>21/07/2017 (Fri)</text:p>
          </table:table-cell>
          <table:table-cell table:number-columns-repeated="1020"/>
        </table:table-row>
        <table:table-row table:style-name="ro10">
          <table:table-cell table:style-name="ce17" office:value-type="string" calcext:value-type="string">
            <text:p>3 problems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7-22" calcext:value-type="date">
            <text:p>42938</text:p>
          </table:table-cell>
          <table:table-cell office:value-type="string" calcext:value-type="string">
            <text:p>Editorial solution : 0</text:p>
          </table:table-cell>
          <table:table-cell table:number-columns-repeated="1019"/>
        </table:table-row>
        <table:table-row table:style-name="ro10">
          <table:table-cell table:style-name="ce17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7-23" calcext:value-type="date">
            <text:p>42939</text:p>
          </table:table-cell>
          <table:table-cell office:value-type="string" calcext:value-type="string">
            <text:p>Editorial solution : 1</text:p>
          </table:table-cell>
          <table:table-cell table:number-columns-repeated="1019"/>
        </table:table-row>
        <table:table-row table:style-name="ro10">
          <table:table-cell table:style-name="ce17" office:value-type="string" calcext:value-type="string">
            <text:p>3 : IPCTRAIN, EXPTREE, PSHTTR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7-24" calcext:value-type="date">
            <text:p>42940</text:p>
          </table:table-cell>
          <table:table-cell office:value-type="string" calcext:value-type="string">
            <text:p>tried IPCTRAIN</text:p>
          </table:table-cell>
          <table:table-cell table:number-columns-repeated="1019"/>
        </table:table-row>
        <table:table-row table:style-name="ro10">
          <table:table-cell table:style-name="ce18" office:value-type="string" calcext:value-type="string">
            <text:p>3 : IPCTRAIN, EXPTREE, PSHTTR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7-25" calcext:value-type="date">
            <text:p>42941</text:p>
          </table:table-cell>
          <table:table-cell office:value-type="string" calcext:value-type="string">
            <text:p>solved IPCTRAIN</text:p>
          </table:table-cell>
          <table:table-cell table:number-columns-repeated="1019"/>
        </table:table-row>
        <table:table-row table:style-name="ro10">
          <table:table-cell table:style-name="ce19" office:value-type="string" calcext:value-type="string">
            <text:p>Read 3 Editorials for IPCTRAIN; EXPTREE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7-26" calcext:value-type="date">
            <text:p>42942</text:p>
          </table:table-cell>
          <table:table-cell office:value-type="string" calcext:value-type="string">
            <text:p>Understood IPCTRAIN tester's code</text:p>
          </table:table-cell>
          <table:table-cell table:number-columns-repeated="1019"/>
        </table:table-row>
        <table:table-row table:style-name="ro10">
          <table:table-cell table:style-name="ce19" office:value-type="string" calcext:value-type="string">
            <text:p>Read 1 Editorial for IPCTRAIN; EXPTREE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1" office:value-type="date" office:date-value="2017-07-27" calcext:value-type="date">
            <text:p>42943</text:p>
          </table:table-cell>
          <table:table-cell office:value-type="string" calcext:value-type="string">
            <text:p>Understood IPCTRAIN setter's code</text:p>
          </table:table-cell>
          <table:table-cell table:number-columns-repeated="1019"/>
        </table:table-row>
        <table:table-row table:style-name="ro10">
          <table:table-cell table:style-name="ce20" office:value-type="string" calcext:value-type="string" table:number-columns-spanned="5" table:number-rows-spanned="1">
            <text:p>Week-2 (Super Specific Goal : Solve all problems in chapter-1)</text:p>
          </table:table-cell>
          <table:covered-table-cell table:number-columns-repeated="2" table:style-name="ce46"/>
          <table:covered-table-cell table:number-columns-repeated="2"/>
          <table:table-cell table:number-columns-repeated="1019"/>
        </table:table-row>
        <table:table-row table:style-name="ro10">
          <table:table-cell table:style-name="ce17" office:value-type="string" calcext:value-type="string">
            <text:p>Computer Programming 3 Book : introduction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string" calcext:value-type="string">
            <text:p>28/07/2017 (Fri)</text:p>
          </table:table-cell>
          <table:table-cell office:value-type="string" calcext:value-type="string">
            <text:p>read competitive programming book</text:p>
          </table:table-cell>
          <table:table-cell table:number-columns-repeated="1019"/>
        </table:table-row>
        <table:table-row table:style-name="ro10">
          <table:table-cell table:style-name="ce17" office:value-type="string" calcext:value-type="string">
            <text:p>Datastructres : Chapter 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7-29" calcext:value-type="date">
            <text:p>42945</text:p>
          </table:table-cell>
          <table:table-cell office:value-type="string" calcext:value-type="string">
            <text:p>understood c++ STL DS's API's</text:p>
          </table:table-cell>
          <table:table-cell table:number-columns-repeated="1019"/>
        </table:table-row>
        <table:table-row table:style-name="ro10">
          <table:table-cell table:style-name="ce17" office:value-type="string" calcext:value-type="string">
            <text:p>Practice Chapter 1 problems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7-30" calcext:value-type="date">
            <text:p>42946</text:p>
          </table:table-cell>
          <table:table-cell office:value-type="string" calcext:value-type="string">
            <text:p>went through the book, no clear output</text:p>
          </table:table-cell>
          <table:table-cell table:number-columns-repeated="1019"/>
        </table:table-row>
        <table:table-row table:style-name="ro10">
          <table:table-cell table:style-name="ce17" office:value-type="string" calcext:value-type="string">
            <text:p>understand segment-trees, fenwick-tress, disjointsets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7-31" calcext:value-type="date">
            <text:p>42947</text:p>
          </table:table-cell>
          <table:table-cell office:value-type="string" calcext:value-type="string">
            <text:p>went through the book, no clear output</text:p>
          </table:table-cell>
          <table:table-cell table:number-columns-repeated="1019"/>
        </table:table-row>
        <table:table-row table:style-name="ro10">
          <table:table-cell table:style-name="ce17" office:value-type="string" calcext:value-type="string">
            <text:p>understand paradigms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01" calcext:value-type="date">
            <text:p>42948</text:p>
          </table:table-cell>
          <table:table-cell office:value-type="string" calcext:value-type="string">
            <text:p>understood selection algorithm</text:p>
          </table:table-cell>
          <table:table-cell table:number-columns-repeated="1019"/>
        </table:table-row>
        <table:table-row table:style-name="ro10">
          <table:table-cell table:style-name="ce17" office:value-type="string" calcext:value-type="string">
            <text:p>CLRS book : Graphs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style-name="ce70" office:value-type="date" office:date-value="2017-08-02" calcext:value-type="date">
            <text:p>42949</text:p>
          </table:table-cell>
          <table:table-cell office:value-type="string" calcext:value-type="string">
            <text:p>Graph problems in CLRS</text:p>
          </table:table-cell>
          <table:table-cell table:number-columns-repeated="1019"/>
        </table:table-row>
        <table:table-row table:style-name="ro10">
          <table:table-cell table:style-name="ce17" office:value-type="string" calcext:value-type="string">
            <text:p>Clrs : reading graph theory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1" office:value-type="date" office:date-value="2017-08-03" calcext:value-type="date">
            <text:p>42950</text:p>
          </table:table-cell>
          <table:table-cell office:value-type="string" calcext:value-type="string">
            <text:p>Bfs, dfs </text:p>
          </table:table-cell>
          <table:table-cell table:number-columns-repeated="1019"/>
        </table:table-row>
        <table:table-row table:style-name="ro10">
          <table:table-cell table:style-name="ce21" office:value-type="string" calcext:value-type="string" table:number-columns-spanned="5" table:number-rows-spanned="1">
            <text:p>Week-3 (Super Specific Goal : Solve all problems in chapter-1) : <text:s/>adhoc problems (25 problems)</text:p>
          </table:table-cell>
          <table:covered-table-cell table:number-columns-repeated="2" table:style-name="ce46"/>
          <table:covered-table-cell table:number-columns-repeated="2"/>
          <table:table-cell table:number-columns-repeated="1019"/>
        </table:table-row>
        <table:table-row table:style-name="ro10">
          <table:table-cell table:style-name="ce17" office:value-type="string" calcext:value-type="string">
            <text:p>CLRS: BST 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2" office:value-type="string" calcext:value-type="string">
            <text:p>04/08/2017 (Fri)</text:p>
          </table:table-cell>
          <table:table-cell office:value-type="string" calcext:value-type="string">
            <text:p>no clear output</text:p>
          </table:table-cell>
          <table:table-cell table:number-columns-repeated="1019"/>
        </table:table-row>
        <table:table-row table:style-name="ro10">
          <table:table-cell table:style-name="ce17" office:value-type="string" calcext:value-type="string">
            <text:p>RESCALC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2" office:value-type="date" office:date-value="2017-08-05" calcext:value-type="date">
            <text:p>42952</text:p>
          </table:table-cell>
          <table:table-cell office:value-type="string" calcext:value-type="string">
            <text:p>adhoc problems</text:p>
          </table:table-cell>
          <table:table-cell table:number-columns-repeated="1019"/>
        </table:table-row>
        <table:table-row table:style-name="ro10">
          <table:table-cell table:style-name="ce17" office:value-type="string" calcext:value-type="string">
            <text:p>Spoj : basics 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3" calcext:value-type="float">
            <text:p>3</text:p>
          </table:table-cell>
          <table:table-cell table:style-name="ce72" office:value-type="date" office:date-value="2017-08-06" calcext:value-type="date">
            <text:p>42953</text:p>
          </table:table-cell>
          <table:table-cell table:style-name="ce36" office:value-type="string" calcext:value-type="string">
            <text:p>Very easy problems in spoj</text:p>
          </table:table-cell>
          <table:table-cell table:number-columns-repeated="1019"/>
        </table:table-row>
        <table:table-row table:style-name="ro10">
          <table:table-cell table:style-name="ce17" office:value-type="string" calcext:value-type="string">
            <text:p>Spoj : basics 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07" calcext:value-type="date">
            <text:p>42954</text:p>
          </table:table-cell>
          <table:table-cell table:style-name="ce36" office:value-type="string" calcext:value-type="string">
            <text:p>Very easy problems in spoj</text:p>
          </table:table-cell>
          <table:table-cell table:number-columns-repeated="1019"/>
        </table:table-row>
        <table:table-row table:style-name="ro10">
          <table:table-cell table:style-name="ce17" office:value-type="string" calcext:value-type="string">
            <text:p>Spoj : basics 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08" calcext:value-type="date">
            <text:p>42955</text:p>
          </table:table-cell>
          <table:table-cell office:value-type="string" calcext:value-type="string">
            <text:p>Very easy problems in spoj</text:p>
          </table:table-cell>
          <table:table-cell table:number-columns-repeated="1019"/>
        </table:table-row>
        <table:table-row table:style-name="ro10">
          <table:table-cell table:style-name="ce22" office:value-type="string" calcext:value-type="string">
            <text:p>edx course : Introduction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style-name="ce70" office:value-type="date" office:date-value="2017-08-09" calcext:value-type="date">
            <text:p>42956</text:p>
          </table:table-cell>
          <table:table-cell office:value-type="string" calcext:value-type="string">
            <text:p>Very easy problems in spoj</text:p>
          </table:table-cell>
          <table:table-cell table:number-columns-repeated="1019"/>
        </table:table-row>
        <table:table-row table:style-name="ro10">
          <table:table-cell table:style-name="ce23" office:value-type="string" calcext:value-type="string">
            <text:p>edx course: <text:s/>practice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73" office:value-type="date" office:date-value="2017-08-10" calcext:value-type="date">
            <text:p>42957</text:p>
          </table:table-cell>
          <table:table-cell table:style-name="ce81" office:value-type="string" calcext:value-type="string">
            <text:p>edx course exercises</text:p>
          </table:table-cell>
          <table:table-cell table:number-columns-repeated="1019"/>
        </table:table-row>
        <table:table-row table:style-name="ro10">
          <table:table-cell table:style-name="ce23" office:value-type="string" calcext:value-type="string" table:number-columns-spanned="5" table:number-rows-spanned="1">
            <text:p>Week summary : Done 22/25 very easy problems in SPOJ <text:s/>: score 1/5</text:p>
          </table:table-cell>
          <table:covered-table-cell table:number-columns-repeated="2" table:style-name="ce47"/>
          <table:covered-table-cell table:style-name="ce73"/>
          <table:covered-table-cell table:style-name="ce81"/>
          <table:table-cell table:number-columns-repeated="1019"/>
        </table:table-row>
        <table:table-row table:style-name="ro10">
          <table:table-cell table:style-name="ce24" office:value-type="string" calcext:value-type="string" table:number-columns-spanned="5" table:number-rows-spanned="1">
            <text:p>Week-4 (Super Specific Goal : Edx Course Introduction)</text:p>
          </table:table-cell>
          <table:covered-table-cell table:number-columns-repeated="2" table:style-name="ce46"/>
          <table:covered-table-cell table:number-columns-repeated="2"/>
          <table:table-cell table:number-columns-repeated="1019"/>
        </table:table-row>
        <table:table-row table:style-name="ro10">
          <table:table-cell table:style-name="ce25" office:value-type="string" calcext:value-type="string">
            <text:p>edx course : practice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2" office:value-type="string" calcext:value-type="string">
            <text:p>11/08/2017 (Fri)</text:p>
          </table:table-cell>
          <table:table-cell office:value-type="string" calcext:value-type="string">
            <text:p>solved one greedy-approach problem</text:p>
          </table:table-cell>
          <table:table-cell table:number-columns-repeated="1019"/>
        </table:table-row>
        <table:table-row table:style-name="ro10">
          <table:table-cell table:style-name="ce25" office:value-type="string" calcext:value-type="string">
            <text:p>edx course : practice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2" office:value-type="string" calcext:value-type="string">
            <text:p>12/08/17 (Sat)</text:p>
          </table:table-cell>
          <table:table-cell office:value-type="string" calcext:value-type="string">
            <text:p>solved one combinatorial problem which is small-scale assignment problem </text:p>
          </table:table-cell>
          <table:table-cell table:number-columns-repeated="1019"/>
        </table:table-row>
        <table:table-row table:style-name="ro10">
          <table:table-cell table:style-name="ce26" office:value-type="string" calcext:value-type="string">
            <text:p>edx course : practice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13" calcext:value-type="date">
            <text:p>42960</text:p>
          </table:table-cell>
          <table:table-cell office:value-type="string" calcext:value-type="string">
            <text:p>Geometry problem</text:p>
          </table:table-cell>
          <table:table-cell table:number-columns-repeated="1019"/>
        </table:table-row>
        <table:table-row table:style-name="ro10">
          <table:table-cell table:style-name="ce26" office:value-type="string" calcext:value-type="string">
            <text:p>edx course : practice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14" calcext:value-type="date">
            <text:p>42961</text:p>
          </table:table-cell>
          <table:table-cell office:value-type="string" calcext:value-type="string">
            <text:p>implemenatation problem ; divisors editorial 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edx course : <text:s/>Theory <text:s/>: Linear DS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15" calcext:value-type="date">
            <text:p>42962</text:p>
          </table:table-cell>
          <table:table-cell office:value-type="string" calcext:value-type="string">
            <text:p>editorial solution of divisors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edx course : <text:s/>Theory <text:s/>: Linear DS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16" calcext:value-type="date">
            <text:p>42963</text:p>
          </table:table-cell>
          <table:table-cell office:value-type="string" calcext:value-type="string">
            <text:p>Solved CLRS problems for stack,queue</text:p>
          </table:table-cell>
          <table:table-cell table:number-columns-repeated="1019"/>
        </table:table-row>
        <table:table-row table:style-name="ro10">
          <table:table-cell table:style-name="ce25" office:value-type="string" calcext:value-type="string">
            <text:p>edx course : <text:s/>practice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74" office:value-type="date" office:date-value="2017-08-17" calcext:value-type="date">
            <text:p>42964</text:p>
          </table:table-cell>
          <table:table-cell office:value-type="string" calcext:value-type="string">
            <text:p>Bracket Sequence with O(1); Queue with min operation; RPN</text:p>
          </table:table-cell>
          <table:table-cell table:number-columns-repeated="1019"/>
        </table:table-row>
        <table:table-row table:style-name="ro10">
          <table:table-cell table:style-name="ce28" office:value-type="string" calcext:value-type="string" table:number-columns-spanned="5" table:number-rows-spanned="1">
            <text:p>Week summary : <text:s/>: score 1.2/5 <text:s text:c="2"/>: solved 8/25 <text:s/>problems solved</text:p>
          </table:table-cell>
          <table:covered-table-cell table:style-name="ce48"/>
          <table:covered-table-cell table:style-name="ce52"/>
          <table:covered-table-cell table:number-columns-repeated="2" table:style-name="ce75"/>
          <table:table-cell table:number-columns-repeated="1019"/>
        </table:table-row>
        <table:table-row table:style-name="ro10">
          <table:table-cell table:style-name="ce28" office:value-type="string" calcext:value-type="string" table:number-columns-spanned="5" table:number-rows-spanned="1">
            <text:p>First Month Summary : 34/100 <text:s/>Medium : 0 <text:s/>Hard : 0 <text:s/>Very-Hard : 0 <text:s text:c="8"/>;; <text:s/>Total-time-spent : 84 hrs </text:p>
          </table:table-cell>
          <table:covered-table-cell table:style-name="ce48"/>
          <table:covered-table-cell table:style-name="ce52"/>
          <table:covered-table-cell table:number-columns-repeated="2" table:style-name="ce75"/>
          <table:table-cell table:number-columns-repeated="1019"/>
        </table:table-row>
        <table:table-row table:style-name="ro10">
          <table:table-cell table:style-name="ce21" office:value-type="string" calcext:value-type="string" table:number-columns-spanned="5" table:number-rows-spanned="1">
            <text:p>Week-1 (Super Specific Goal : Edx Course : Linear DS, Sorting and Searching)</text:p>
          </table:table-cell>
          <table:covered-table-cell table:number-columns-repeated="2" table:style-name="ce17"/>
          <table:covered-table-cell table:number-columns-repeated="2"/>
          <table:table-cell table:number-columns-repeated="1019"/>
        </table:table-row>
        <table:table-row table:style-name="ro10">
          <table:table-cell table:style-name="ce17" office:value-type="string" calcext:value-type="string">
            <text:p>edx course : <text:s/>practice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string" calcext:value-type="string">
            <text:p>18/08/2017 (Fri)</text:p>
          </table:table-cell>
          <table:table-cell office:value-type="string" calcext:value-type="string">
            <text:p>Snowmen editorial solution</text:p>
          </table:table-cell>
          <table:table-cell table:number-columns-repeated="1019"/>
        </table:table-row>
        <table:table-row table:style-name="ro10">
          <table:table-cell table:style-name="ce17" office:value-type="string" calcext:value-type="string">
            <text:p>edx course : <text:s/>practice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19" calcext:value-type="date">
            <text:p>42966</text:p>
          </table:table-cell>
          <table:table-cell office:value-type="string" calcext:value-type="string">
            <text:p>Stacks</text:p>
          </table:table-cell>
          <table:table-cell table:number-columns-repeated="1019"/>
        </table:table-row>
        <table:table-row table:style-name="ro11">
          <table:table-cell table:style-name="ce17" office:value-type="string" calcext:value-type="string">
            <text:p>edx course : <text:s/>practice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20" calcext:value-type="date">
            <text:p>42967</text:p>
          </table:table-cell>
          <table:table-cell table:style-name="ce82" office:value-type="string" calcext:value-type="string">
            <text:p>Kenobi's Lightsabers <text:s/>Editorial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edx course : 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3" office:value-type="date" office:date-value="2017-08-21" calcext:value-type="date">
            <text:p>42968</text:p>
          </table:table-cell>
          <table:table-cell office:value-type="string" calcext:value-type="string">
            <text:p>Insertion sort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edx course : Theory : Sorting 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22" calcext:value-type="date">
            <text:p>42969</text:p>
          </table:table-cell>
          <table:table-cell office:value-type="string" calcext:value-type="string">
            <text:p>Merge Sort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edx course : 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23" calcext:value-type="date">
            <text:p>42970</text:p>
          </table:table-cell>
          <table:table-cell office:value-type="string" calcext:value-type="string">
            <text:p>Merge Sort Exercises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edx course : 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3 + 2.5</text:p>
          </table:table-cell>
          <table:table-cell table:style-name="ce76" office:value-type="date" office:date-value="2017-08-24" calcext:value-type="date">
            <text:p>42971</text:p>
          </table:table-cell>
          <table:table-cell office:value-type="string" calcext:value-type="string">
            <text:p>Merge Sort Exercises</text:p>
          </table:table-cell>
          <table:table-cell table:number-columns-repeated="1019"/>
        </table:table-row>
        <table:table-row table:style-name="ro10">
          <table:table-cell table:style-name="ce28" office:value-type="string" calcext:value-type="string" table:number-columns-spanned="5" table:number-rows-spanned="1">
            <text:p>Week Summary : <text:s/>2/25 <text:s text:c="2"/>Total-time-spent : 22.5 <text:s text:c="2"/>;; <text:s text:c="2"/>learned Insertion sort, Merge sort</text:p>
          </table:table-cell>
          <table:covered-table-cell table:number-columns-repeated="2" table:style-name="ce46"/>
          <table:covered-table-cell table:style-name="ce76"/>
          <table:covered-table-cell/>
          <table:table-cell table:number-columns-repeated="1019"/>
        </table:table-row>
        <table:table-row table:style-name="ro10">
          <table:table-cell table:style-name="ce21" office:value-type="string" calcext:value-type="string" table:number-columns-spanned="5" table:number-rows-spanned="1">
            <text:p>Week-2 (Super Specific Goal : Edx Course : <text:s/>Sorting : Target 25 problems)</text:p>
          </table:table-cell>
          <table:covered-table-cell table:number-columns-repeated="2" table:style-name="ce17"/>
          <table:covered-table-cell table:number-columns-repeated="2"/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 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3 + 2.5</text:p>
          </table:table-cell>
          <table:table-cell table:style-name="ce70" office:value-type="string" calcext:value-type="string">
            <text:p>25/08/2017 (Fri)</text:p>
          </table:table-cell>
          <table:table-cell office:value-type="string" calcext:value-type="string">
            <text:p>Merge Sort Exercises in sedgewick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 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3 + 2.5</text:p>
          </table:table-cell>
          <table:table-cell table:style-name="ce70" office:value-type="date" office:date-value="2017-08-26" calcext:value-type="date">
            <text:p>42973</text:p>
          </table:table-cell>
          <table:table-cell office:value-type="string" calcext:value-type="string">
            <text:p>3-way mergesort, Multiway mergesort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 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3 + 2.5</text:p>
          </table:table-cell>
          <table:table-cell table:style-name="ce70" office:value-type="date" office:date-value="2017-08-27" calcext:value-type="date">
            <text:p>42974</text:p>
          </table:table-cell>
          <table:table-cell office:value-type="string" calcext:value-type="string">
            <text:p>Bottom-up mergesort for arrays, linked lists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 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28" calcext:value-type="date">
            <text:p>42975</text:p>
          </table:table-cell>
          <table:table-cell office:value-type="string" calcext:value-type="string">
            <text:p>Quicksort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29" calcext:value-type="date">
            <text:p>42976</text:p>
          </table:table-cell>
          <table:table-cell office:value-type="string" calcext:value-type="string">
            <text:p>Quicksort 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30" calcext:value-type="date">
            <text:p>42977</text:p>
          </table:table-cell>
          <table:table-cell office:value-type="string" calcext:value-type="string">
            <text:p>Quicksort : <text:s/>DNF, <text:s/>3-way partition, <text:s/>sedgewick book, Hacker rank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31" calcext:value-type="date">
            <text:p>42978</text:p>
          </table:table-cell>
          <table:table-cell office:value-type="string" calcext:value-type="string">
            <text:p>Quicksort : coursera vedio</text:p>
          </table:table-cell>
          <table:table-cell table:number-columns-repeated="1019"/>
        </table:table-row>
        <table:table-row table:style-name="ro10">
          <table:table-cell table:style-name="ce29" office:value-type="string" calcext:value-type="string" table:number-columns-spanned="5" table:number-rows-spanned="1">
            <text:p>Week Summary : <text:s/>11/25 <text:s/>Total-time-spent : 28.5 <text:s text:c="2"/>;; <text:s text:c="2"/>learned quick sort</text:p>
          </table:table-cell>
          <table:covered-table-cell table:number-columns-repeated="2" table:style-name="ce46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21" office:value-type="string" calcext:value-type="string" table:number-columns-spanned="5" table:number-rows-spanned="1">
            <text:p>Week-3 (Super Specific Goal : Sorting : Target 25 problems)</text:p>
          </table:table-cell>
          <table:covered-table-cell table:number-columns-repeated="4"/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3 + 2.5</text:p>
          </table:table-cell>
          <table:table-cell table:style-name="ce70" office:value-type="string" calcext:value-type="string">
            <text:p>01/09/2017 (Fri)</text:p>
          </table:table-cell>
          <table:table-cell office:value-type="string" calcext:value-type="string">
            <text:p>nuts and bolts problem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3 + 2.5</text:p>
          </table:table-cell>
          <table:table-cell table:style-name="ce70" office:value-type="date" office:date-value="2017-09-02" calcext:value-type="date">
            <text:p>42980</text:p>
          </table:table-cell>
          <table:table-cell office:value-type="string" calcext:value-type="string">
            <text:p>kth smallest in unsorted array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3 + 2.5</text:p>
          </table:table-cell>
          <table:table-cell table:style-name="ce70" office:value-type="date" office:date-value="2017-09-03" calcext:value-type="date">
            <text:p>42981</text:p>
          </table:table-cell>
          <table:table-cell office:value-type="string" calcext:value-type="string">
            <text:p>kth smallest, largest in 2 sorted arrays editorials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04" calcext:value-type="date">
            <text:p>42982</text:p>
          </table:table-cell>
          <table:table-cell office:value-type="string" calcext:value-type="string">
            <text:p>Best-case testcase generation program for qsort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05" calcext:value-type="date">
            <text:p>42983</text:p>
          </table:table-cell>
          <table:table-cell office:value-type="string" calcext:value-type="string">
            <text:p>Best-case testcase generation program for qsort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06" calcext:value-type="date">
            <text:p>42984</text:p>
          </table:table-cell>
          <table:table-cell office:value-type="string" calcext:value-type="string">
            <text:p>Worst-case testcase generation program for qsort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3 + 2.5</text:p>
          </table:table-cell>
          <table:table-cell table:style-name="ce70" office:value-type="date" office:date-value="2017-09-07" calcext:value-type="date">
            <text:p>42985</text:p>
          </table:table-cell>
          <table:table-cell office:value-type="string" calcext:value-type="string">
            <text:p>Median of 3 partitioning</text:p>
          </table:table-cell>
          <table:table-cell table:number-columns-repeated="1019"/>
        </table:table-row>
        <table:table-row table:style-name="ro10">
          <table:table-cell table:style-name="ce29" office:value-type="string" calcext:value-type="string" table:number-columns-spanned="5" table:number-rows-spanned="1">
            <text:p>Week Summary : <text:s/>4/25 <text:s/>Total-time-spent : 31 <text:s text:c="2"/>;; <text:s text:c="2"/>solving problems on qsort ;; Medium : 2 <text:s text:c="2"/>Hard : <text:s text:c="3"/>Very Hard : <text:s text:c="5"/></text:p>
          </table:table-cell>
          <table:covered-table-cell table:number-columns-repeated="2" table:style-name="ce46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24" office:value-type="string" calcext:value-type="string" table:number-columns-spanned="5" table:number-rows-spanned="1">
            <text:p>Week-4 (Super Specific Goal : Sorting : Target 25 problems)</text:p>
          </table:table-cell>
          <table:covered-table-cell table:number-columns-repeated="2" table:style-name="ce49"/>
          <table:covered-table-cell table:style-name="ce77"/>
          <table:covered-table-cell table:style-name="ce49"/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string" calcext:value-type="string">
            <text:p>08/09/2017 (Fri)</text:p>
          </table:table-cell>
          <table:table-cell office:value-type="string" calcext:value-type="string">
            <text:p>median of 5 elements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style-name="ce70" office:value-type="string" calcext:value-type="string">
            <text:p>09/09/2017 (sat)</text:p>
          </table:table-cell>
          <table:table-cell office:value-type="string" calcext:value-type="string">
            <text:p>median of 5 elements, sort 5 elements, fast 3 way partition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style-name="ce70" office:value-type="date" office:date-value="2017-09-10" calcext:value-type="date">
            <text:p>42988</text:p>
          </table:table-cell>
          <table:table-cell office:value-type="string" calcext:value-type="string">
            <text:p>Fast 3 way partition, tukey-ninther median of medians, randomized qsort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11" calcext:value-type="date">
            <text:p>42989</text:p>
          </table:table-cell>
          <table:table-cell office:value-type="string" calcext:value-type="string">
            <text:p>anti qsort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12" calcext:value-type="date">
            <text:p>42990</text:p>
          </table:table-cell>
          <table:table-cell office:value-type="string" calcext:value-type="string">
            <text:p>anti qsort, dual pivot partition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13" calcext:value-type="date">
            <text:p>42991</text:p>
          </table:table-cell>
          <table:table-cell table:style-name="ce36" office:value-type="string" calcext:value-type="string">
            <text:p>dual pivot quicksort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4" office:value-type="date" office:date-value="2017-09-14" calcext:value-type="date">
            <text:p>42992</text:p>
          </table:table-cell>
          <table:table-cell office:value-type="string" calcext:value-type="string">
            <text:p>three pivot partition; understanding completed</text:p>
          </table:table-cell>
          <table:table-cell table:number-columns-repeated="1019"/>
        </table:table-row>
        <table:table-row table:style-name="ro10">
          <table:table-cell table:style-name="ce29" office:value-type="string" calcext:value-type="string" table:number-columns-spanned="5" table:number-rows-spanned="1">
            <text:p>Week Summary : <text:s/>7/25 <text:s/>Total-time-spent : 25.5 <text:s text:c="2"/>;; <text:s text:c="2"/>solving problems on qsort ;; Medium : 2 <text:s text:c="2"/>Hard : <text:s text:c="3"/>Very Hard : <text:s text:c="5"/></text:p>
          </table:table-cell>
          <table:covered-table-cell table:number-columns-repeated="2" table:style-name="ce46"/>
          <table:covered-table-cell table:style-name="ce74"/>
          <table:covered-table-cell/>
          <table:table-cell table:number-columns-repeated="1019"/>
        </table:table-row>
        <table:table-row table:style-name="ro10">
          <table:table-cell table:style-name="ce29" office:value-type="string" calcext:value-type="string" table:number-columns-spanned="5" table:number-rows-spanned="1">
            <text:p>Second Month Summary : 24/100 <text:s text:c="2"/>Total-time-spent : 107.5 hrs </text:p>
          </table:table-cell>
          <table:covered-table-cell table:number-columns-repeated="2" table:style-name="ce46"/>
          <table:covered-table-cell table:style-name="ce74"/>
          <table:covered-table-cell/>
          <table:table-cell table:number-columns-repeated="1019"/>
        </table:table-row>
        <table:table-row table:style-name="ro10">
          <table:table-cell table:style-name="ce21" office:value-type="string" calcext:value-type="string" table:number-columns-spanned="5" table:number-rows-spanned="1">
            <text:p>Week-1 (Super Specific Goal : Sorting : qsort : 10 problems)</text:p>
          </table:table-cell>
          <table:covered-table-cell table:number-columns-repeated="4"/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1" office:value-type="string" calcext:value-type="string">
            <text:p>15/09/2017 (Fri)</text:p>
          </table:table-cell>
          <table:table-cell office:value-type="string" calcext:value-type="string">
            <text:p>Three pivot qsort; CLRS quicksort theory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5.5" calcext:value-type="float">
            <text:p>5.5</text:p>
          </table:table-cell>
          <table:table-cell table:style-name="ce71" office:value-type="date" office:date-value="2017-09-16" calcext:value-type="date">
            <text:p>42994</text:p>
          </table:table-cell>
          <table:table-cell office:value-type="string" calcext:value-type="string">
            <text:p>order statistics 1 problem solved ; anti-quicksort editorial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.5" calcext:value-type="float">
            <text:p>5.5</text:p>
          </table:table-cell>
          <table:table-cell table:style-name="ce71" office:value-type="date" office:date-value="2017-09-17" calcext:value-type="date">
            <text:p>42995</text:p>
          </table:table-cell>
          <table:table-cell office:value-type="string" calcext:value-type="string">
            <text:p>anti qsort editoral understanding, I have to understand recurrence relations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18" calcext:value-type="date">
            <text:p>42996</text:p>
          </table:table-cell>
          <table:table-cell office:value-type="string" calcext:value-type="string">
            <text:p>Merging with smaller auxiliary array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19" calcext:value-type="date">
            <text:p>42997</text:p>
          </table:table-cell>
          <table:table-cell office:value-type="string" calcext:value-type="string">
            <text:p>CLRS : max heap, min-heap understanding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20" calcext:value-type="date">
            <text:p>42998</text:p>
          </table:table-cell>
          <table:table-cell office:value-type="string" calcext:value-type="string">
            <text:p>CLRS : build-heap understanding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21" calcext:value-type="date">
            <text:p>42999</text:p>
          </table:table-cell>
          <table:table-cell office:value-type="string" calcext:value-type="string">
            <text:p>CLRS : <text:s/>6.4 : heapsort algorithm, Priority Queues (min, max)</text:p>
          </table:table-cell>
          <table:table-cell table:number-columns-repeated="1019"/>
        </table:table-row>
        <table:table-row table:style-name="ro10">
          <table:table-cell table:style-name="ce30" office:value-type="string" calcext:value-type="string" table:number-columns-spanned="5" table:number-rows-spanned="1">
            <text:p>Week summary : 2/10 <text:s text:c="2"/>Total time-spent : 26 hrs ;; Good understanding of Heap Datastructure</text:p>
          </table:table-cell>
          <table:covered-table-cell table:number-columns-repeated="2" table:style-name="ce46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21" office:value-type="string" calcext:value-type="string" table:number-columns-spanned="5" table:number-rows-spanned="1">
            <text:p>Week-2 (Super Specific Goal : Sorting : Heapsort : 10 problems)</text:p>
          </table:table-cell>
          <table:covered-table-cell table:number-columns-repeated="4"/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6" calcext:value-type="float">
            <text:p>6</text:p>
          </table:table-cell>
          <table:table-cell table:style-name="ce71" office:value-type="string" calcext:value-type="string">
            <text:p>22/09/2017 (Fri)</text:p>
          </table:table-cell>
          <table:table-cell office:value-type="string" calcext:value-type="string">
            <text:p>solve CLRS problems : 7 solved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.5" calcext:value-type="float">
            <text:p>6.5</text:p>
          </table:table-cell>
          <table:table-cell table:style-name="ce71" office:value-type="date" office:date-value="2017-09-23" calcext:value-type="date">
            <text:p>43001</text:p>
          </table:table-cell>
          <table:table-cell office:value-type="string" calcext:value-type="string">
            <text:p>Young Tableau problem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.5" calcext:value-type="float">
            <text:p>5.5</text:p>
          </table:table-cell>
          <table:table-cell table:style-name="ce71" office:value-type="date" office:date-value="2017-09-24" calcext:value-type="date">
            <text:p>43002</text:p>
          </table:table-cell>
          <table:table-cell office:value-type="string" calcext:value-type="string">
            <text:p>edx problem tried to solve it; UVA – 2 problems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.5" calcext:value-type="float">
            <text:p>3.5</text:p>
          </table:table-cell>
          <table:table-cell table:style-name="ce70" office:value-type="date" office:date-value="2017-09-25" calcext:value-type="date">
            <text:p>43003</text:p>
          </table:table-cell>
          <table:table-cell office:value-type="string" calcext:value-type="string">
            <text:p>theory and one problem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26" calcext:value-type="date">
            <text:p>43004</text:p>
          </table:table-cell>
          <table:table-cell office:value-type="string" calcext:value-type="string">
            <text:p>SPOJ : RMID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27" calcext:value-type="date">
            <text:p>43005</text:p>
          </table:table-cell>
          <table:table-cell office:value-type="string" calcext:value-type="string">
            <text:p>SPOJ : RMID2, UVA: argus – started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28" calcext:value-type="date">
            <text:p>43006</text:p>
          </table:table-cell>
          <table:table-cell office:value-type="string" calcext:value-type="string">
            <text:p>UVA : argus, HackerRank : waiting time problem</text:p>
          </table:table-cell>
          <table:table-cell table:number-columns-repeated="1019"/>
        </table:table-row>
        <table:table-row table:style-name="ro10">
          <table:table-cell table:style-name="ce31" office:value-type="string" calcext:value-type="string" table:number-columns-spanned="5" table:number-rows-spanned="1">
            <text:p>Week Summary : 16/25 <text:s/>Total time spent : 30.5 hrs ;; <text:s/>problem-solving on heaps</text:p>
          </table:table-cell>
          <table:covered-table-cell table:number-columns-repeated="2" table:style-name="ce46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21" office:value-type="string" calcext:value-type="string" table:number-columns-spanned="5" table:number-rows-spanned="1">
            <text:p>Week-3 (Super Specific Goal : Sorting : Heapsort : 10 HARD problems)</text:p>
          </table:table-cell>
          <table:covered-table-cell table:number-columns-repeated="4"/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.5" calcext:value-type="float">
            <text:p>5.5</text:p>
          </table:table-cell>
          <table:table-cell table:style-name="ce71" office:value-type="date" office:date-value="2017-09-29" calcext:value-type="date">
            <text:p>43007</text:p>
          </table:table-cell>
          <table:table-cell office:value-type="string" calcext:value-type="string">
            <text:p>Leetcode IPO, Hacker rank avg time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.5" calcext:value-type="float">
            <text:p>4.5</text:p>
          </table:table-cell>
          <table:table-cell table:style-name="ce71" office:value-type="date" office:date-value="2017-09-30" calcext:value-type="date">
            <text:p>43008</text:p>
          </table:table-cell>
          <table:table-cell office:value-type="string" calcext:value-type="string">
            <text:p>sliding window maximum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78" office:value-type="date" office:date-value="2017-10-01" calcext:value-type="date">
            <text:p>43009</text:p>
          </table:table-cell>
          <table:table-cell table:style-name="ce81" office:value-type="string" calcext:value-type="string">
            <text:p>HOLIDAY <text:s/>: Family time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79" office:value-type="date" office:date-value="2017-10-02" calcext:value-type="date">
            <text:p>43010</text:p>
          </table:table-cell>
          <table:table-cell table:style-name="ce35" office:value-type="string" calcext:value-type="string">
            <text:p>HOLIDAY <text:s text:c="2"/>: Family time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79" office:value-type="date" office:date-value="2017-10-03" calcext:value-type="date">
            <text:p>43011</text:p>
          </table:table-cell>
          <table:table-cell table:style-name="ce35" office:value-type="string" calcext:value-type="string">
            <text:p>HOLIDAY <text:s text:c="2"/>: Family time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0-04" calcext:value-type="date">
            <text:p>43012</text:p>
          </table:table-cell>
          <table:table-cell office:value-type="string" calcext:value-type="string">
            <text:p>String freq sort; ugly number; super ugly number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0-05" calcext:value-type="date">
            <text:p>43013</text:p>
          </table:table-cell>
          <table:table-cell office:value-type="string" calcext:value-type="string">
            <text:p>not much progress</text:p>
          </table:table-cell>
          <table:table-cell table:number-columns-repeated="1019"/>
        </table:table-row>
        <table:table-row table:style-name="ro10">
          <table:table-cell table:style-name="ce24" office:value-type="string" calcext:value-type="string" table:number-columns-spanned="5" table:number-rows-spanned="1">
            <text:p>Week-4 (Super Specific Goal : Sorting : Heapsort : 10 HARD problems)</text:p>
          </table:table-cell>
          <table:covered-table-cell table:number-columns-repeated="2" table:style-name="ce49"/>
          <table:covered-table-cell table:style-name="ce77"/>
          <table:covered-table-cell table:style-name="ce49"/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1" office:value-type="string" calcext:value-type="string">
            <text:p>06/10/2017 (Fri)</text:p>
          </table:table-cell>
          <table:table-cell table:number-columns-repeated="1020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71" office:value-type="date" office:date-value="2017-10-07" calcext:value-type="date">
            <text:p>43015</text:p>
          </table:table-cell>
          <table:table-cell office:value-type="string" calcext:value-type="string">
            <text:p>SPOJ : BUSYMAN, QUEST5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1" office:value-type="date" office:date-value="2017-10-08" calcext:value-type="date">
            <text:p>43016</text:p>
          </table:table-cell>
          <table:table-cell office:value-type="string" calcext:value-type="string">
            <text:p>Sedgewick vedio on priority queues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70" office:value-type="date" office:date-value="2017-10-09" calcext:value-type="date">
            <text:p>43017</text:p>
          </table:table-cell>
          <table:table-cell table:number-columns-repeated="1020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0-10" calcext:value-type="date">
            <text:p>43018</text:p>
          </table:table-cell>
          <table:table-cell table:number-columns-repeated="1020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0-11" calcext:value-type="date">
            <text:p>43019</text:p>
          </table:table-cell>
          <table:table-cell table:number-columns-repeated="1020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80" office:value-type="date" office:date-value="2017-10-12" calcext:value-type="date">
            <text:p>43020</text:p>
          </table:table-cell>
          <table:table-cell table:number-columns-repeated="1020"/>
        </table:table-row>
        <table:table-row table:style-name="ro12">
          <table:table-cell table:style-name="ce33" office:value-type="string" calcext:value-type="string" table:number-columns-spanned="5" table:number-rows-spanned="1">
            <text:p><text:span text:style-name="T3">Overall summary for 3 Months </text:span>:</text:p>
          </table:table-cell>
          <table:covered-table-cell table:number-columns-repeated="2"/>
          <table:covered-table-cell table:style-name="ce80"/>
          <table:covered-table-cell/>
          <table:table-cell table:number-columns-repeated="1019"/>
        </table:table-row>
        <table:table-row table:style-name="ro10">
          <table:table-cell table:style-name="ce21" office:value-type="string" calcext:value-type="string" table:number-columns-spanned="5" table:number-rows-spanned="1">
            <text:p>Week-1 (Super Specific Goal : HeapSort : Sedgewick)</text:p>
          </table:table-cell>
          <table:covered-table-cell table:number-columns-repeated="4"/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string" calcext:value-type="string">
            <text:p>13/10/2017 (Fri)</text:p>
          </table:table-cell>
          <table:table-cell table:style-name="ce17"/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0-14" calcext:value-type="date">
            <text:p>43022</text:p>
          </table:table-cell>
          <table:table-cell table:style-name="ce17"/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.5" calcext:value-type="float">
            <text:p>3.5</text:p>
          </table:table-cell>
          <table:table-cell table:style-name="ce70" office:value-type="date" office:date-value="2017-10-15" calcext:value-type="date">
            <text:p>43023</text:p>
          </table:table-cell>
          <table:table-cell table:style-name="ce17" office:value-type="string" calcext:value-type="string">
            <text:p>BST : Couresera Vedio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7-10-16" calcext:value-type="date">
            <text:p>43024</text:p>
          </table:table-cell>
          <table:table-cell table:style-name="ce17" office:value-type="string" calcext:value-type="string">
            <text:p>2 problems in Programming Pearls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.5" calcext:value-type="float">
            <text:p>3.5</text:p>
          </table:table-cell>
          <table:table-cell table:style-name="ce70" office:value-type="date" office:date-value="2017-10-17" calcext:value-type="date">
            <text:p>43025</text:p>
          </table:table-cell>
          <table:table-cell table:style-name="ce17" office:value-type="string" calcext:value-type="string">
            <text:p>Theory in Programming Pearls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.5" calcext:value-type="float">
            <text:p>3.5</text:p>
          </table:table-cell>
          <table:table-cell table:style-name="ce70" office:value-type="date" office:date-value="2017-10-18" calcext:value-type="date">
            <text:p>43026</text:p>
          </table:table-cell>
          <table:table-cell table:style-name="ce17" office:value-type="string" calcext:value-type="string">
            <text:p>Theory Priority queues in sedgewick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7-10-19" calcext:value-type="date">
            <text:p>43027</text:p>
          </table:table-cell>
          <table:table-cell table:style-name="ce17" office:value-type="string" calcext:value-type="string">
            <text:p>Theory Priority queues in sedgewick and Exercises</text:p>
          </table:table-cell>
          <table:table-cell table:number-columns-repeated="1019"/>
        </table:table-row>
        <table:table-row table:style-name="ro13">
          <table:table-cell table:style-name="ce32" office:value-type="string" calcext:value-type="string" table:number-columns-spanned="5" table:number-rows-spanned="1">
            <text:p><text:span text:style-name="T4">Week summary :</text:span>  Time spent 21.5 hrs ;; Theory on heaps </text:p>
          </table:table-cell>
          <table:covered-table-cell table:number-columns-repeated="2" table:style-name="ce46"/>
          <table:covered-table-cell table:style-name="ce70"/>
          <table:covered-table-cell table:style-name="ce17"/>
          <table:table-cell table:number-columns-repeated="1019"/>
        </table:table-row>
        <table:table-row table:style-name="ro10">
          <table:table-cell table:style-name="ce21" office:value-type="string" calcext:value-type="string" table:number-columns-spanned="5" table:number-rows-spanned="1">
            <text:p>Week-2 (Super Specific Goal : Finish problems on Heaps, sorting applications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3.5" calcext:value-type="float">
            <text:p>3.5</text:p>
          </table:table-cell>
          <table:table-cell table:style-name="ce71" office:value-type="string" calcext:value-type="string">
            <text:p>20/10/2017 (Fri)</text:p>
          </table:table-cell>
          <table:table-cell table:style-name="ce17" office:value-type="string" calcext:value-type="string">
            <text:p>Exercises in <text:s/>Priority queues in sedgewick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.5" calcext:value-type="float">
            <text:p>3.5</text:p>
          </table:table-cell>
          <table:table-cell table:style-name="ce71" office:value-type="date" office:date-value="2017-10-21" calcext:value-type="date">
            <text:p>43029</text:p>
          </table:table-cell>
          <table:table-cell table:style-name="ce17" office:value-type="string" calcext:value-type="string">
            <text:p>Exercises in <text:s/>Priority queues in sedgewick : 15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.5" calcext:value-type="float">
            <text:p>3.5</text:p>
          </table:table-cell>
          <table:table-cell table:style-name="ce71" office:value-type="date" office:date-value="2017-10-22" calcext:value-type="date">
            <text:p>43030</text:p>
          </table:table-cell>
          <table:table-cell table:style-name="ce17" office:value-type="string" calcext:value-type="string">
            <text:p>Exercises in <text:s/>Priority queues in sedgewick : 15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.5" calcext:value-type="float">
            <text:p>3.5</text:p>
          </table:table-cell>
          <table:table-cell table:style-name="ce70" office:value-type="date" office:date-value="2017-10-23" calcext:value-type="date">
            <text:p>43031</text:p>
          </table:table-cell>
          <table:table-cell office:value-type="string" calcext:value-type="string">
            <text:p>Sorting Applications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.5" calcext:value-type="float">
            <text:p>3.5</text:p>
          </table:table-cell>
          <table:table-cell table:style-name="ce70" office:value-type="date" office:date-value="2017-10-24" calcext:value-type="date">
            <text:p>43032</text:p>
          </table:table-cell>
          <table:table-cell office:value-type="string" calcext:value-type="string">
            <text:p>Sorting Applications : Theory is done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0-25" calcext:value-type="date">
            <text:p>43033</text:p>
          </table:table-cell>
          <table:table-cell table:style-name="ce36" office:value-type="string" calcext:value-type="string">
            <text:p>Sorting Applications : Not much progress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.5" calcext:value-type="float">
            <text:p>3.5</text:p>
          </table:table-cell>
          <table:table-cell table:style-name="ce70" office:value-type="date" office:date-value="2017-10-26" calcext:value-type="date">
            <text:p>43034</text:p>
          </table:table-cell>
          <table:table-cell table:style-name="ce36" office:value-type="string" calcext:value-type="string">
            <text:p>Sorting Applications : Not much progress</text:p>
          </table:table-cell>
          <table:table-cell table:number-columns-repeated="1019"/>
        </table:table-row>
        <table:table-row table:style-name="ro10">
          <table:table-cell table:style-name="ce21" office:value-type="string" calcext:value-type="string" table:number-columns-spanned="5" table:number-rows-spanned="1">
            <text:p>Week-3 (Super Specific Goal : Elementary sorts, <text:s/>CLRS: counting sort, radix sort, bucket sort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string" calcext:value-type="string">
            <text:p>27/10/2017 (Fri)</text:p>
          </table:table-cell>
          <table:table-cell office:value-type="string" calcext:value-type="string">
            <text:p>elementary sorts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0-28" calcext:value-type="date">
            <text:p>43036</text:p>
          </table:table-cell>
          <table:table-cell office:value-type="string" calcext:value-type="string">
            <text:p>elementary sorts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0-29" calcext:value-type="date">
            <text:p>43037</text:p>
          </table:table-cell>
          <table:table-cell office:value-type="string" calcext:value-type="string">
            <text:p>elementary sorts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0-30" calcext:value-type="date">
            <text:p>43038</text:p>
          </table:table-cell>
          <table:table-cell office:value-type="string" calcext:value-type="string">
            <text:p>Counting sort, decision tree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0-31" calcext:value-type="date">
            <text:p>43039</text:p>
          </table:table-cell>
          <table:table-cell office:value-type="string" calcext:value-type="string">
            <text:p>counting sort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01" calcext:value-type="date">
            <text:p>43040</text:p>
          </table:table-cell>
          <table:table-cell office:value-type="string" calcext:value-type="string">
            <text:p>theory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02" calcext:value-type="date">
            <text:p>43041</text:p>
          </table:table-cell>
          <table:table-cell office:value-type="string" calcext:value-type="string">
            <text:p>theory</text:p>
          </table:table-cell>
          <table:table-cell table:number-columns-repeated="1019"/>
        </table:table-row>
        <table:table-row table:style-name="ro10">
          <table:table-cell table:style-name="ce24" office:value-type="string" calcext:value-type="string" table:number-columns-spanned="5" table:number-rows-spanned="1">
            <text:p>Week-4 (Super Specific Goal : <text:s/>UVA OJ : Introduction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32" office:value-type="string" calcext:value-type="string">
            <text:p>UVA-OJ practice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string" calcext:value-type="string">
            <text:p>03/11/2017 (Fri)</text:p>
          </table:table-cell>
          <table:table-cell office:value-type="string" calcext:value-type="string">
            <text:p>CP3: chapter2 : <text:s/>1D Array Manipulation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UVA-OJ practice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string" calcext:value-type="string">
            <text:p>04/11/2017 (sat)</text:p>
          </table:table-cell>
          <table:table-cell office:value-type="string" calcext:value-type="string">
            <text:p>Solving Borrowers problem : WA, debugging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UVA-OJ practice</text:p>
          </table:table-cell>
          <table:table-cell table:style-name="ce46"/>
          <table:table-cell table:style-name="ce46" office:value-type="float" office:value="3" calcext:value-type="float">
            <text:p>3</text:p>
          </table:table-cell>
          <table:table-cell table:style-name="ce70" office:value-type="string" calcext:value-type="string">
            <text:p>05/11/2017(sun)</text:p>
          </table:table-cell>
          <table:table-cell table:number-columns-repeated="1020"/>
        </table:table-row>
        <table:table-row table:style-name="ro10">
          <table:table-cell table:style-name="ce32" office:value-type="string" calcext:value-type="string">
            <text:p>UVA-OJ practice</text:p>
          </table:table-cell>
          <table:table-cell table:style-name="ce46" table:number-columns-repeated="2"/>
          <table:table-cell table:style-name="ce70" office:value-type="date" office:date-value="2017-11-06" calcext:value-type="date">
            <text:p>43045</text:p>
          </table:table-cell>
          <table:table-cell table:number-columns-repeated="1020"/>
        </table:table-row>
        <table:table-row table:style-name="ro10">
          <table:table-cell table:style-name="ce32" office:value-type="string" calcext:value-type="string">
            <text:p>UVA-OJ practice</text:p>
          </table:table-cell>
          <table:table-cell table:style-name="ce46" table:number-columns-repeated="2"/>
          <table:table-cell table:style-name="ce70" office:value-type="date" office:date-value="2017-11-07" calcext:value-type="date">
            <text:p>43046</text:p>
          </table:table-cell>
          <table:table-cell table:number-columns-repeated="1020"/>
        </table:table-row>
        <table:table-row table:style-name="ro10">
          <table:table-cell table:style-name="ce32" office:value-type="string" calcext:value-type="string">
            <text:p>UVA-OJ practice</text:p>
          </table:table-cell>
          <table:table-cell table:style-name="ce46" table:number-columns-repeated="2"/>
          <table:table-cell table:style-name="ce70" office:value-type="date" office:date-value="2017-11-08" calcext:value-type="date">
            <text:p>43047</text:p>
          </table:table-cell>
          <table:table-cell table:number-columns-repeated="1020"/>
        </table:table-row>
        <table:table-row table:style-name="ro10">
          <table:table-cell table:style-name="ce32" office:value-type="string" calcext:value-type="string">
            <text:p>UVA-OJ practice</text:p>
          </table:table-cell>
          <table:table-cell table:style-name="ce46" table:number-columns-repeated="2"/>
          <table:table-cell table:style-name="ce74" office:value-type="date" office:date-value="2017-11-09" calcext:value-type="date">
            <text:p>43048</text:p>
          </table:table-cell>
          <table:table-cell table:number-columns-repeated="2"/>
          <table:table-cell table:style-name="ce70"/>
          <table:table-cell table:number-columns-repeated="1017"/>
        </table:table-row>
        <table:table-row table:style-name="ro10">
          <table:table-cell table:style-name="ce21" office:value-type="string" calcext:value-type="string" table:number-columns-spanned="5" table:number-rows-spanned="1">
            <text:p>Week-1 (Super Specific Goal : UVA OJ : Introduction)</text:p>
          </table:table-cell>
          <table:covered-table-cell table:number-columns-repeated="4"/>
          <table:table-cell table:number-columns-repeated="1019"/>
        </table:table-row>
        <table:table-row table:style-name="ro10">
          <table:table-cell table:style-name="ce32" office:value-type="string" calcext:value-type="string">
            <text:p>UVA-OJ practice</text:p>
          </table:table-cell>
          <table:table-cell table:style-name="ce46" table:number-columns-repeated="2"/>
          <table:table-cell table:style-name="ce70" office:value-type="date" office:date-value="2017-11-10" calcext:value-type="date">
            <text:p>43049</text:p>
          </table:table-cell>
          <table:table-cell table:style-name="ce37" office:value-type="string" calcext:value-type="string">
            <text:p>Friday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UVA-OJ practice</text:p>
          </table:table-cell>
          <table:table-cell table:style-name="ce46" table:number-columns-repeated="2"/>
          <table:table-cell table:style-name="ce70" office:value-type="date" office:date-value="2017-11-11" calcext:value-type="date">
            <text:p>43050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UVA-OJ practice</text:p>
          </table:table-cell>
          <table:table-cell table:style-name="ce46" table:number-columns-repeated="2"/>
          <table:table-cell table:style-name="ce70" office:value-type="date" office:date-value="2017-11-12" calcext:value-type="date">
            <text:p>43051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UVA-OJ practice</text:p>
          </table:table-cell>
          <table:table-cell table:style-name="ce46" table:number-columns-repeated="2"/>
          <table:table-cell table:style-name="ce70" office:value-type="date" office:date-value="2017-11-13" calcext:value-type="date">
            <text:p>43052</text:p>
          </table:table-cell>
          <table:table-cell office:value-type="string" calcext:value-type="string">
            <text:p>Monday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UVA-OJ practice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14" calcext:value-type="date">
            <text:p>43053</text:p>
          </table:table-cell>
          <table:table-cell office:value-type="string" calcext:value-type="string">
            <text:p>Tuesday <text:s text:c="2"/>: <text:s/>2 Easy problems in UVA OJ 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UVA-OJ practice</text:p>
          </table:table-cell>
          <table:table-cell table:style-name="ce46" table:number-columns-repeated="2"/>
          <table:table-cell table:style-name="ce70" office:value-type="date" office:date-value="2017-11-15" calcext:value-type="date">
            <text:p>43054</text:p>
          </table:table-cell>
          <table:table-cell office:value-type="string" calcext:value-type="string">
            <text:p>Wednesday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UVA-OJ practice</text:p>
          </table:table-cell>
          <table:table-cell table:style-name="ce46" table:number-columns-repeated="2"/>
          <table:table-cell table:style-name="ce70" office:value-type="date" office:date-value="2017-11-16" calcext:value-type="date">
            <text:p>43055</text:p>
          </table:table-cell>
          <table:table-cell office:value-type="string" calcext:value-type="string">
            <text:p>Thursday</text:p>
          </table:table-cell>
          <table:table-cell table:number-columns-repeated="1019"/>
        </table:table-row>
        <table:table-row table:style-name="ro10">
          <table:table-cell table:style-name="ce21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34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Chapter4 : practice</text:p>
          </table:table-cell>
          <table:table-cell table:style-name="ce46" table:number-columns-repeated="2"/>
          <table:table-cell table:style-name="ce70" office:value-type="date" office:date-value="2017-11-17" calcext:value-type="date">
            <text:p>43056</text:p>
          </table:table-cell>
          <table:table-cell table:style-name="ce37" office:value-type="string" calcext:value-type="string">
            <text:p>Frida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hapter4 : practice</text:p>
          </table:table-cell>
          <table:table-cell table:style-name="ce46" table:number-columns-repeated="2"/>
          <table:table-cell table:style-name="ce70" office:value-type="date" office:date-value="2017-11-18" calcext:value-type="date">
            <text:p>43057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hapter4 : practice</text:p>
          </table:table-cell>
          <table:table-cell table:style-name="ce46" table:number-columns-repeated="2"/>
          <table:table-cell table:style-name="ce70" office:value-type="date" office:date-value="2017-11-19" calcext:value-type="date">
            <text:p>4305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hapter4 : practice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20" calcext:value-type="date">
            <text:p>43059</text:p>
          </table:table-cell>
          <table:table-cell office:value-type="string" calcext:value-type="string">
            <text:p>Monda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hapter4 : practice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21" calcext:value-type="date">
            <text:p>43060</text:p>
          </table:table-cell>
          <table:table-cell office:value-type="string" calcext:value-type="string">
            <text:p>Tuesday <text:s text:c="2"/>: <text:s/>Level 3 problems in UVA OJ 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hapter4 : practice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22" calcext:value-type="date">
            <text:p>43061</text:p>
          </table:table-cell>
          <table:table-cell office:value-type="string" calcext:value-type="string">
            <text:p>Wednesda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hapter4 : practice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23" calcext:value-type="date">
            <text:p>43062</text:p>
          </table:table-cell>
          <table:table-cell office:value-type="string" calcext:value-type="string">
            <text:p>Thursday</text:p>
          </table:table-cell>
          <table:table-cell table:number-columns-repeated="1019"/>
        </table:table-row>
        <table:table-row table:style-name="ro10">
          <table:table-cell table:style-name="ce21" office:value-type="string" calcext:value-type="string" table:number-columns-spanned="5" table:number-rows-spanned="1">
            <text:p>Week-3 (Super Specific Goal : Level 3 problems in UVA OJ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3">
          <table:table-cell office:value-type="string" calcext:value-type="string">
            <text:p>Chapter4 : practice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24" calcext:value-type="date">
            <text:p>43063</text:p>
          </table:table-cell>
          <table:table-cell table:style-name="ce37" office:value-type="string" calcext:value-type="string">
            <text:p>Friday   :  <text:span text:style-name="T8">Level 4 problems in UVA OJ</text:span>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hapter4 : practice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25" calcext:value-type="date">
            <text:p>43064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hapter4 : practice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70" office:value-type="date" office:date-value="2017-11-26" calcext:value-type="date">
            <text:p>43065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5" office:value-type="string" calcext:value-type="string">
            <text:p>Chapter4 : practice</text:p>
          </table:table-cell>
          <table:table-cell table:style-name="ce50" office:value-type="string" calcext:value-type="string">
            <text:p>READING</text:p>
          </table:table-cell>
          <table:table-cell table:style-name="ce50" office:value-type="float" office:value="1.5" calcext:value-type="float">
            <text:p>1.5</text:p>
          </table:table-cell>
          <table:table-cell table:style-name="ce79" office:value-type="date" office:date-value="2017-11-27" calcext:value-type="date">
            <text:p>43066</text:p>
          </table:table-cell>
          <table:table-cell table:style-name="ce35" office:value-type="string" calcext:value-type="string">
            <text:p>Monday <text:s/>: <text:s text:c="5"/>C++ for 1.5hrs ; 1 hr programm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17 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28" calcext:value-type="date">
            <text:p>43067</text:p>
          </table:table-cell>
          <table:table-cell office:value-type="string" calcext:value-type="string">
            <text:p>Tuesday : <text:s text:c="6"/>C++ ctors, dtors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C++ : Chapter 17 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29" calcext:value-type="date">
            <text:p>43068</text:p>
          </table:table-cell>
          <table:table-cell office:value-type="string" calcext:value-type="string">
            <text:p>Wednesday : <text:s/>C++ ctors, dtor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17 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30" calcext:value-type="date">
            <text:p>43069</text:p>
          </table:table-cell>
          <table:table-cell office:value-type="string" calcext:value-type="string">
            <text:p>Thursday <text:s text:c="3"/>: <text:s text:c="2"/>C++ ctors, dtors</text:p>
          </table:table-cell>
          <table:table-cell table:number-columns-repeated="1019"/>
        </table:table-row>
        <table:table-row table:style-name="ro10">
          <table:table-cell table:style-name="ce37" office:value-type="string" calcext:value-type="string">
            <text:p>C++ : Chapter 18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2-01" calcext:value-type="date">
            <text:p>43070</text:p>
          </table:table-cell>
          <table:table-cell table:style-name="ce37" office:value-type="string" calcext:value-type="string">
            <text:p>Friday <text:s text:c="7"/>: <text:s/>C++ Operator overloading</text:p>
          </table:table-cell>
          <table:table-cell table:number-columns-repeated="1019"/>
        </table:table-row>
        <table:table-row table:style-name="ro10">
          <table:table-cell table:style-name="ce37" office:value-type="string" calcext:value-type="string">
            <text:p>C++ : Chapter 18 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7-12-02" calcext:value-type="date">
            <text:p>43071</text:p>
          </table:table-cell>
          <table:table-cell office:value-type="string" calcext:value-type="string">
            <text:p>Saturday <text:s text:c="4"/>: <text:s/>C++ Operator overloa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</text:p>
          </table:table-cell>
          <table:table-cell table:number-columns-repeated="2" table:style-name="ce46" office:value-type="string" calcext:value-type="string">
            <text:p>--</text:p>
          </table:table-cell>
          <table:table-cell table:style-name="ce70" office:value-type="date" office:date-value="2017-12-03" calcext:value-type="date">
            <text:p>43072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3">
          <table:table-cell table:style-name="ce38" office:value-type="string" calcext:value-type="string" table:number-columns-spanned="5" table:number-rows-spanned="1">
            <text:p>Week summary : <text:span text:style-name="T5">15.5 hrs – Reading C++ </text:span>(Finished 1 chapters), Everyday WakesUp at 4:30 am (except this sat), </text:p>
          </table:table-cell>
          <table:covered-table-cell table:number-columns-repeated="2" table:style-name="ce46"/>
          <table:covered-table-cell table:style-name="ce70"/>
          <table:covered-table-cell/>
          <table:table-cell table:number-columns-repeated="1019"/>
        </table:table-row>
        <table:table-row table:style-name="ro13">
          <table:table-cell office:value-type="string" calcext:value-type="string">
            <text:p>C++ : Chapter 18, 19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7-12-04" calcext:value-type="date">
            <text:p>43073</text:p>
          </table:table-cell>
          <table:table-cell office:value-type="string" calcext:value-type="string">
            <text:p>Monday      :  <text:span text:style-name="T9">C++ Operator overloading, Special Operators</text:span>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C++ : Chapter 19 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7-12-05" calcext:value-type="date">
            <text:p>43074</text:p>
          </table:table-cell>
          <table:table-cell office:value-type="string" calcext:value-type="string">
            <text:p>Tuesday     :  <text:span text:style-name="T9">C++ Special Operators</text:span>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C++ : Chapter 19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7-12-06" calcext:value-type="date">
            <text:p>43075</text:p>
          </table:table-cell>
          <table:table-cell office:value-type="string" calcext:value-type="string">
            <text:p>Wednesday : <text:span text:style-name="T9">C++ Special Operators  (String Class)</text:span>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19, 20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7-12-07" calcext:value-type="date">
            <text:p>43076</text:p>
          </table:table-cell>
          <table:table-cell office:value-type="string" calcext:value-type="string">
            <text:p>Thursday <text:s text:c="3"/>: <text:s/>C++ Special Operators (completed), Started Reading Derived Classes</text:p>
          </table:table-cell>
          <table:table-cell table:number-columns-repeated="1019"/>
        </table:table-row>
        <table:table-row table:style-name="ro10">
          <table:table-cell table:style-name="ce39" office:value-type="string" calcext:value-type="string">
            <text:p>C++ : Chapter 20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2-08" calcext:value-type="date">
            <text:p>43077</text:p>
          </table:table-cell>
          <table:table-cell table:style-name="ce37" office:value-type="string" calcext:value-type="string">
            <text:p>Friday <text:s text:c="7"/>: C++ Derived classes 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20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7-12-09" calcext:value-type="date">
            <text:p>43078</text:p>
          </table:table-cell>
          <table:table-cell office:value-type="string" calcext:value-type="string">
            <text:p>Saturday <text:s text:c="3"/>: <text:s/>C++ Derived classe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----------</text:p>
          </table:table-cell>
          <table:table-cell table:style-name="ce46" office:value-type="string" calcext:value-type="string">
            <text:p>----</text:p>
          </table:table-cell>
          <table:table-cell table:style-name="ce46" office:value-type="string" calcext:value-type="string">
            <text:p>---</text:p>
          </table:table-cell>
          <table:table-cell table:style-name="ce70" office:value-type="date" office:date-value="2017-12-10" calcext:value-type="date">
            <text:p>43079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8" office:value-type="string" calcext:value-type="string" table:number-columns-spanned="5" table:number-rows-spanned="1">
            <text:p>Week summary : 13.5 hrs – Reading C++ (Finished 2 chapters), Everyday Wakesup at 4:30 am (except this wed, sat)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39" office:value-type="string" calcext:value-type="string">
            <text:p>C++ : Chapter 20, 21</text:p>
          </table:table-cell>
          <table:table-cell table:style-name="ce17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7-12-11" calcext:value-type="date">
            <text:p>43080</text:p>
          </table:table-cell>
          <table:table-cell office:value-type="string" calcext:value-type="string">
            <text:p>Monday <text:s text:c="4"/>: <text:s/>C++ Derived classes Completed , Class Hierachies</text:p>
          </table:table-cell>
          <table:table-cell table:number-columns-repeated="1019"/>
        </table:table-row>
        <table:table-row table:style-name="ro10">
          <table:table-cell table:style-name="ce39" office:value-type="string" calcext:value-type="string">
            <text:p>C++ : Chapter 21</text:p>
          </table:table-cell>
          <table:table-cell table:style-name="ce17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2-12" calcext:value-type="date">
            <text:p>43081</text:p>
          </table:table-cell>
          <table:table-cell office:value-type="string" calcext:value-type="string">
            <text:p>Tuesday <text:s text:c="4"/>: <text:s/>C++ Class Hierachies : Multiple Inheritance</text:p>
          </table:table-cell>
          <table:table-cell table:number-columns-repeated="1019"/>
        </table:table-row>
        <table:table-row table:style-name="ro10">
          <table:table-cell table:style-name="ce39" office:value-type="string" calcext:value-type="string">
            <text:p>C++ : Chapter 21, 22</text:p>
          </table:table-cell>
          <table:table-cell table:style-name="ce17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2-13" calcext:value-type="date">
            <text:p>43082</text:p>
          </table:table-cell>
          <table:table-cell office:value-type="string" calcext:value-type="string">
            <text:p>Wednesday : <text:s/>C++ Class Hierachies <text:s/>completed; RTTI</text:p>
          </table:table-cell>
          <table:table-cell table:number-columns-repeated="1019"/>
        </table:table-row>
        <table:table-row table:style-name="ro10">
          <table:table-cell table:style-name="ce39" office:value-type="string" calcext:value-type="string">
            <text:p>C++ : Chapter 22</text:p>
          </table:table-cell>
          <table:table-cell table:style-name="ce17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7-12-14" calcext:value-type="date">
            <text:p>43083</text:p>
          </table:table-cell>
          <table:table-cell office:value-type="string" calcext:value-type="string">
            <text:p>Thursday <text:s text:c="3"/>: <text:s text:c="2"/>C++ RTTI : Multiple Inheritance</text:p>
          </table:table-cell>
          <table:table-cell table:number-columns-repeated="1019"/>
        </table:table-row>
        <table:table-row table:style-name="ro10">
          <table:table-cell table:style-name="ce39" office:value-type="string" calcext:value-type="string">
            <text:p>C++ : Chapter 22</text:p>
          </table:table-cell>
          <table:table-cell table:style-name="ce17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7-12-15" calcext:value-type="date">
            <text:p>43084</text:p>
          </table:table-cell>
          <table:table-cell table:style-name="ce37" office:value-type="string" calcext:value-type="string">
            <text:p>Friday <text:s text:c="7"/>: <text:s/>C++ <text:s/>RTTI completed</text:p>
          </table:table-cell>
          <table:table-cell table:number-columns-repeated="1019"/>
        </table:table-row>
        <table:table-row table:style-name="ro10">
          <table:table-cell table:style-name="ce39"/>
          <table:table-cell table:style-name="ce17"/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7-12-16" calcext:value-type="date">
            <text:p>43085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-------------</text:p>
          </table:table-cell>
          <table:table-cell table:style-name="ce17" office:value-type="string" calcext:value-type="string">
            <text:p>------------</text:p>
          </table:table-cell>
          <table:table-cell table:style-name="ce46" office:value-type="string" calcext:value-type="string">
            <text:p>--------------</text:p>
          </table:table-cell>
          <table:table-cell table:style-name="ce70" office:value-type="date" office:date-value="2017-12-17" calcext:value-type="date">
            <text:p>43086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0" office:value-type="string" calcext:value-type="string" table:number-columns-spanned="5" table:number-rows-spanned="1">
            <text:p>Week summary : 13.5 hrs – Reading C++ (Finished 2 chapters), Everyday Wakesup at 4:30 am (except this Thu, sat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C++ : Chapter 1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2-18" calcext:value-type="date">
            <text:p>43087</text:p>
          </table:table-cell>
          <table:table-cell office:value-type="string" calcext:value-type="string">
            <text:p>Monday <text:s text:c="5"/>: <text:s/>C++ Lambda Function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grpc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2-19" calcext:value-type="date">
            <text:p>43088</text:p>
          </table:table-cell>
          <table:table-cell office:value-type="string" calcext:value-type="string">
            <text:p>Tuesday <text:s text:c="5"/>: grpc server Understan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grpc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2-20" calcext:value-type="date">
            <text:p>43089</text:p>
          </table:table-cell>
          <table:table-cell office:value-type="string" calcext:value-type="string">
            <text:p>Wednesday : grpc hello world server client code understan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---</text:p>
          </table:table-cell>
          <table:table-cell table:style-name="ce46" office:value-type="string" calcext:value-type="string">
            <text:p>---</text:p>
          </table:table-cell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7-12-21" calcext:value-type="date">
            <text:p>43090</text:p>
          </table:table-cell>
          <table:table-cell office:value-type="string" calcext:value-type="string">
            <text:p>Thursday <text:s text:c="4"/>: <text:s/>BU outing</text:p>
          </table:table-cell>
          <table:table-cell table:number-columns-repeated="1019"/>
        </table:table-row>
        <table:table-row table:style-name="ro10">
          <table:table-cell table:style-name="ce37" office:value-type="string" calcext:value-type="string">
            <text:p>grpc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2-22" calcext:value-type="date">
            <text:p>43091</text:p>
          </table:table-cell>
          <table:table-cell table:style-name="ce37" office:value-type="string" calcext:value-type="string">
            <text:p>Friday <text:s text:c="6"/>: reading grpc API documentation</text:p>
          </table:table-cell>
          <table:table-cell table:number-columns-repeated="1019"/>
        </table:table-row>
        <table:table-row table:style-name="ro10">
          <table:table-cell table:style-name="ce37" office:value-type="string" calcext:value-type="string">
            <text:p>C++ : Chapter 1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7-12-23" calcext:value-type="date">
            <text:p>43092</text:p>
          </table:table-cell>
          <table:table-cell office:value-type="string" calcext:value-type="string">
            <text:p>Saturday <text:s text:c="4"/>: <text:s/>C++ Lambda Functions</text:p>
          </table:table-cell>
          <table:table-cell table:number-columns-repeated="1019"/>
        </table:table-row>
        <table:table-row table:style-name="ro10">
          <table:table-cell table:style-name="ce37" office:value-type="string" calcext:value-type="string">
            <text:p>---------------------</text:p>
          </table:table-cell>
          <table:table-cell table:style-name="ce46" office:value-type="string" calcext:value-type="string">
            <text:p>--------</text:p>
          </table:table-cell>
          <table:table-cell table:style-name="ce46" office:value-type="string" calcext:value-type="string">
            <text:p>------------</text:p>
          </table:table-cell>
          <table:table-cell table:style-name="ce70" office:value-type="date" office:date-value="2017-12-24" calcext:value-type="date">
            <text:p>43093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8" office:value-type="string" calcext:value-type="string" table:number-columns-spanned="5" table:number-rows-spanned="1">
            <text:p>Week summary : 13.5 hrs – Understood grpc concepts, Everyday Wakesup at 4:30 am (except this sat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C++ : Chapter 11, 12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2-25" calcext:value-type="date">
            <text:p>43094</text:p>
          </table:table-cell>
          <table:table-cell office:value-type="string" calcext:value-type="string">
            <text:p>Monday <text:s text:c="5"/>: <text:s/>C++ Lambda Function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12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7-12-26" calcext:value-type="date">
            <text:p>43095</text:p>
          </table:table-cell>
          <table:table-cell office:value-type="string" calcext:value-type="string">
            <text:p>Tuesday <text:s text:c="5"/>: C++ Functions – definitions, argument pass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12, 1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2-27" calcext:value-type="date">
            <text:p>43096</text:p>
          </table:table-cell>
          <table:table-cell office:value-type="string" calcext:value-type="string">
            <text:p>Wednesday <text:s/>: C++ Functions are completed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14, 15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2-28" calcext:value-type="date">
            <text:p>43097</text:p>
          </table:table-cell>
          <table:table-cell office:value-type="string" calcext:value-type="string">
            <text:p>Thursday <text:s text:c="3"/>: C++ Namespaces chapter is completed, Source code Organization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15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7-12-29" calcext:value-type="date">
            <text:p>43098</text:p>
          </table:table-cell>
          <table:table-cell table:style-name="ce41" office:value-type="string" calcext:value-type="string">
            <text:p>Friday <text:s text:c="7"/>: <text:s/>C++ <text:s/>Source code Organization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15, 4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7-12-30" calcext:value-type="date">
            <text:p>43099</text:p>
          </table:table-cell>
          <table:table-cell office:value-type="string" calcext:value-type="string">
            <text:p>Saturday <text:s text:c="3"/>: <text:s/>Finished chapter source code organization, started chapter 41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</text:p>
          </table:table-cell>
          <table:table-cell table:style-name="ce46" office:value-type="string" calcext:value-type="string">
            <text:p>---</text:p>
          </table:table-cell>
          <table:table-cell table:style-name="ce46" office:value-type="string" calcext:value-type="string">
            <text:p>-----</text:p>
          </table:table-cell>
          <table:table-cell table:style-name="ce70" office:value-type="date" office:date-value="2017-12-31" calcext:value-type="date">
            <text:p>43100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8" office:value-type="string" calcext:value-type="string" table:number-columns-spanned="5" table:number-rows-spanned="1">
            <text:p>Week summary : 16 hrs – Finished 4 chapters in C++, Everyday Wakesup at 4:30 am (except this Fri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C++ : Chapter 41, 42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1-01" calcext:value-type="date">
            <text:p>43101</text:p>
          </table:table-cell>
          <table:table-cell office:value-type="string" calcext:value-type="string">
            <text:p>Monday <text:s text:c="5"/>: <text:s/>C++ Library Concurrency, threa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42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45M00S" calcext:value-type="time">
            <text:p>0.114583333333333</text:p>
          </table:table-cell>
          <table:table-cell table:style-name="ce70" office:value-type="date" office:date-value="2018-01-02" calcext:value-type="date">
            <text:p>43102</text:p>
          </table:table-cell>
          <table:table-cell office:value-type="string" calcext:value-type="string">
            <text:p>Tuesday <text:s text:c="5"/>: C++ Threading Library : Mutexe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42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50M00S" calcext:value-type="time">
            <text:p>0.118055555555556</text:p>
          </table:table-cell>
          <table:table-cell table:style-name="ce70" office:value-type="date" office:date-value="2018-01-03" calcext:value-type="date">
            <text:p>43103</text:p>
          </table:table-cell>
          <table:table-cell office:value-type="string" calcext:value-type="string">
            <text:p>Wednesday <text:s/>: C++ <text:s/>Threading Library : Condition variable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42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30M00S" calcext:value-type="time">
            <text:p>0.104166666666667</text:p>
          </table:table-cell>
          <table:table-cell table:style-name="ce70" office:value-type="date" office:date-value="2018-01-04" calcext:value-type="date">
            <text:p>43104</text:p>
          </table:table-cell>
          <table:table-cell office:value-type="string" calcext:value-type="string">
            <text:p>Thursday <text:s text:c="4"/>: <text:s/>C++ Threading Lib: promise, future, packaged_task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42, 34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30M00S" calcext:value-type="time">
            <text:p>0.104166666666667</text:p>
          </table:table-cell>
          <table:table-cell table:style-name="ce70" office:value-type="date" office:date-value="2018-01-05" calcext:value-type="date">
            <text:p>43105</text:p>
          </table:table-cell>
          <table:table-cell table:style-name="ce37" office:value-type="string" calcext:value-type="string">
            <text:p>Friday <text:s text:c="7"/>: <text:s/>C++ <text:s/>Finished Threading Library, STL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-</text:p>
          </table:table-cell>
          <table:table-cell table:number-columns-repeated="2" table:style-name="ce46" office:value-type="string" calcext:value-type="string">
            <text:p>--</text:p>
          </table:table-cell>
          <table:table-cell table:style-name="ce70" office:value-type="date" office:date-value="2018-01-06" calcext:value-type="date">
            <text:p>43106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---------</text:p>
          </table:table-cell>
          <table:table-cell table:style-name="ce46" office:value-type="string" calcext:value-type="string">
            <text:p>----</text:p>
          </table:table-cell>
          <table:table-cell table:style-name="ce46" office:value-type="string" calcext:value-type="string">
            <text:p>---</text:p>
          </table:table-cell>
          <table:table-cell table:style-name="ce70" office:value-type="date" office:date-value="2018-01-07" calcext:value-type="date">
            <text:p>43107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8" office:value-type="string" calcext:value-type="string" table:number-columns-spanned="5" table:number-rows-spanned="1">
            <text:p>Week summary : 13.5 hrs – Finished 2 chapters in C++, Everyday Wakesup at 4:30 am (except sat, sun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35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Solving Resolve API problem</text:p>
          </table:table-cell>
          <table:table-cell table:style-name="ce46" office:value-type="string" calcext:value-type="string">
            <text:p>solved</text:p>
          </table:table-cell>
          <table:table-cell table:style-name="ce68" office:value-type="time" office:time-value="PT02H50M00S" calcext:value-type="time">
            <text:p>0.118055555555556</text:p>
          </table:table-cell>
          <table:table-cell table:style-name="ce70" office:value-type="date" office:date-value="2018-01-08" calcext:value-type="date">
            <text:p>43108</text:p>
          </table:table-cell>
          <table:table-cell office:value-type="string" calcext:value-type="string">
            <text:p>Monday <text:s text:c="5"/>: <text:s/>Solved Interval Problem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34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30M00S" calcext:value-type="time">
            <text:p>0.104166666666667</text:p>
          </table:table-cell>
          <table:table-cell table:style-name="ce70" office:value-type="date" office:date-value="2018-01-09" calcext:value-type="date">
            <text:p>43109</text:p>
          </table:table-cell>
          <table:table-cell office:value-type="string" calcext:value-type="string">
            <text:p>Tuesday <text:s text:c="5"/>: smart pointer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34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30M00S" calcext:value-type="time">
            <text:p>0.104166666666667</text:p>
          </table:table-cell>
          <table:table-cell table:style-name="ce70" office:value-type="date" office:date-value="2018-01-10" calcext:value-type="date">
            <text:p>43110</text:p>
          </table:table-cell>
          <table:table-cell office:value-type="string" calcext:value-type="string">
            <text:p>Wednesday <text:s/>: weak_ptr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34, 31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15M00S" calcext:value-type="time">
            <text:p>0.09375</text:p>
          </table:table-cell>
          <table:table-cell table:style-name="ce70" office:value-type="date" office:date-value="2018-01-11" calcext:value-type="date">
            <text:p>43111</text:p>
          </table:table-cell>
          <table:table-cell office:value-type="string" calcext:value-type="string">
            <text:p>Thursday <text:s text:c="3"/>: Finished Chapter 34, Reading STL container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3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1-12" calcext:value-type="date">
            <text:p>43112</text:p>
          </table:table-cell>
          <table:table-cell table:style-name="ce37" office:value-type="string" calcext:value-type="string">
            <text:p>Friday <text:s text:c="2"/>: <text:s/>C++ container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-</text:p>
          </table:table-cell>
          <table:table-cell table:style-name="ce46" office:value-type="string" calcext:value-type="string">
            <text:p>---</text:p>
          </table:table-cell>
          <table:table-cell table:style-name="ce46"/>
          <table:table-cell table:style-name="ce70" office:value-type="date" office:date-value="2018-01-13" calcext:value-type="date">
            <text:p>43113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----------</text:p>
          </table:table-cell>
          <table:table-cell table:style-name="ce46" office:value-type="string" calcext:value-type="string">
            <text:p>--</text:p>
          </table:table-cell>
          <table:table-cell table:style-name="ce46" office:value-type="string" calcext:value-type="string">
            <text:p>----</text:p>
          </table:table-cell>
          <table:table-cell table:style-name="ce70" office:value-type="date" office:date-value="2018-01-14" calcext:value-type="date">
            <text:p>43114</text:p>
          </table:table-cell>
          <table:table-cell office:value-type="string" calcext:value-type="string">
            <text:p>Sunday <text:s text:c="4"/>: <text:s text:c="2"/>Holiday</text:p>
          </table:table-cell>
          <table:table-cell table:number-columns-repeated="1019"/>
        </table:table-row>
        <table:table-row table:style-name="ro10">
          <table:table-cell table:style-name="ce38" office:value-type="string" calcext:value-type="string" table:number-columns-spanned="5" table:number-rows-spanned="1">
            <text:p>Week summary : 13.0 hrs – Finished 1 chapter in C++, Everyday Wakesup at 4:30 am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C++ : Chapter 42, 34</text:p>
          </table:table-cell>
          <table:table-cell table:number-columns-repeated="2" table:style-name="ce46" office:value-type="string" calcext:value-type="string">
            <text:p>---</text:p>
          </table:table-cell>
          <table:table-cell table:style-name="ce70" office:value-type="date" office:date-value="2018-01-15" calcext:value-type="date">
            <text:p>43115</text:p>
          </table:table-cell>
          <table:table-cell office:value-type="string" calcext:value-type="string">
            <text:p>Monda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32</text:p>
          </table:table-cell>
          <table:table-cell table:style-name="ce46" office:value-type="string" calcext:value-type="string">
            <text:p>---</text:p>
          </table:table-cell>
          <table:table-cell table:style-name="ce46" office:value-type="string" calcext:value-type="string">
            <text:p>--</text:p>
          </table:table-cell>
          <table:table-cell table:style-name="ce70" office:value-type="date" office:date-value="2018-01-16" calcext:value-type="date">
            <text:p>43116</text:p>
          </table:table-cell>
          <table:table-cell office:value-type="string" calcext:value-type="string">
            <text:p>Tuesda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32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1-17" calcext:value-type="date">
            <text:p>43117</text:p>
          </table:table-cell>
          <table:table-cell office:value-type="string" calcext:value-type="string">
            <text:p>Wednesday <text:s/>: Finished STL containers, started STL algorithms <text:s/>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32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1-18" calcext:value-type="date">
            <text:p>43118</text:p>
          </table:table-cell>
          <table:table-cell office:value-type="string" calcext:value-type="string">
            <text:p>Thursday <text:s text:c="4"/>: STL algorithm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32, 33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1-19" calcext:value-type="date">
            <text:p>43119</text:p>
          </table:table-cell>
          <table:table-cell table:style-name="ce37" office:value-type="string" calcext:value-type="string">
            <text:p>Friday <text:s text:c="7"/>: Finished Chapter 32 STL algorithms, started Reading Iterators</text:p>
          </table:table-cell>
          <table:table-cell table:number-columns-repeated="1019"/>
        </table:table-row>
        <table:table-row table:style-name="ro10">
          <table:table-cell/>
          <table:table-cell table:style-name="ce46" table:number-columns-repeated="2"/>
          <table:table-cell table:style-name="ce70" office:value-type="date" office:date-value="2018-01-20" calcext:value-type="date">
            <text:p>43120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37" office:value-type="string" calcext:value-type="string">
            <text:p>------------------------</text:p>
          </table:table-cell>
          <table:table-cell table:number-columns-repeated="2" table:style-name="ce46" office:value-type="string" calcext:value-type="string">
            <text:p>-----</text:p>
          </table:table-cell>
          <table:table-cell table:style-name="ce70" office:value-type="date" office:date-value="2018-01-21" calcext:value-type="date">
            <text:p>43121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8" office:value-type="string" calcext:value-type="string" table:number-columns-spanned="5" table:number-rows-spanned="1">
            <text:p>Week summary : 9 hrs – Finished 2 chapters in C++, Everyday Wakesup at 4:30 am <text:s/>(except Mon, Tue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C++ : Chapter 33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1-22" calcext:value-type="date">
            <text:p>43122</text:p>
          </table:table-cell>
          <table:table-cell office:value-type="string" calcext:value-type="string">
            <text:p>Monday <text:s text:c="6"/>: <text:s/>Finished Chapter 33, Operator Overloa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Operator Overloa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" calcext:value-type="float">
            <text:p>1</text:p>
          </table:table-cell>
          <table:table-cell table:style-name="ce70" office:value-type="date" office:date-value="2018-01-23" calcext:value-type="date">
            <text:p>43123</text:p>
          </table:table-cell>
          <table:table-cell office:value-type="string" calcext:value-type="string">
            <text:p>Tuesday <text:s text:c="6"/>: <text:s/>Reading Operator Overloa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Operator Overloading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30M00S" calcext:value-type="time">
            <text:p>0.104166666666667</text:p>
          </table:table-cell>
          <table:table-cell table:style-name="ce70" office:value-type="date" office:date-value="2018-01-24" calcext:value-type="date">
            <text:p>43124</text:p>
          </table:table-cell>
          <table:table-cell office:value-type="string" calcext:value-type="string">
            <text:p>Wednesday <text:s/>: Finished C++ <text:s/>iso spec for operator overloa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ISO spec <text:s/>Overloa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1-25" calcext:value-type="date">
            <text:p>43125</text:p>
          </table:table-cell>
          <table:table-cell office:value-type="string" calcext:value-type="string">
            <text:p>Thursday <text:s text:c="4"/>: Overloading resolution rule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Operator Overloading PPT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1-26" calcext:value-type="date">
            <text:p>43126</text:p>
          </table:table-cell>
          <table:table-cell table:style-name="ce37" office:value-type="string" calcext:value-type="string">
            <text:p>Friday <text:s text:c="7"/>: <text:s/>preparing ppt for operator overloa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Operator Overloading PPT</text:p>
          </table:table-cell>
          <table:table-cell table:style-name="ce46" office:value-type="string" calcext:value-type="string">
            <text:p>PPT</text:p>
          </table:table-cell>
          <table:table-cell table:style-name="ce46" office:value-type="float" office:value="4" calcext:value-type="float">
            <text:p>4</text:p>
          </table:table-cell>
          <table:table-cell table:style-name="ce70" office:value-type="date" office:date-value="2018-01-27" calcext:value-type="date">
            <text:p>43127</text:p>
          </table:table-cell>
          <table:table-cell office:value-type="string" calcext:value-type="string">
            <text:p>Saturday <text:s text:c="4"/>: <text:s/>preparing PPT for operator overloa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------------</text:p>
          </table:table-cell>
          <table:table-cell table:style-name="ce46" office:value-type="string" calcext:value-type="string">
            <text:p>--------</text:p>
          </table:table-cell>
          <table:table-cell table:style-name="ce46"/>
          <table:table-cell table:style-name="ce70" office:value-type="date" office:date-value="2018-01-28" calcext:value-type="date">
            <text:p>4312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8" office:value-type="string" calcext:value-type="string" table:number-columns-spanned="5" table:number-rows-spanned="1">
            <text:p>Week summary : 16.5 hrs <text:s/>– Finished 1 chapter in C++, ppt preparation takes 7 hrs, Everyday Wakesup at 4:30 am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Design Patterns : Chapter 1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30M00S" calcext:value-type="time">
            <text:p>0.104166666666667</text:p>
          </table:table-cell>
          <table:table-cell table:style-name="ce70" office:value-type="date" office:date-value="2018-01-29" calcext:value-type="date">
            <text:p>43129</text:p>
          </table:table-cell>
          <table:table-cell office:value-type="string" calcext:value-type="string">
            <text:p>Monday <text:s text:c="7"/>: Design Patterns Introduction (1 hr)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1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30M00S" calcext:value-type="time">
            <text:p>0.104166666666667</text:p>
          </table:table-cell>
          <table:table-cell table:style-name="ce70" office:value-type="date" office:date-value="2018-01-30" calcext:value-type="date">
            <text:p>43130</text:p>
          </table:table-cell>
          <table:table-cell office:value-type="string" calcext:value-type="string">
            <text:p>Tuesday <text:s text:c="6"/>: <text:s/>OOD principle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1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30M00S" calcext:value-type="time">
            <text:p>0.104166666666667</text:p>
          </table:table-cell>
          <table:table-cell table:style-name="ce70" office:value-type="date" office:date-value="2018-01-31" calcext:value-type="date">
            <text:p>43131</text:p>
          </table:table-cell>
          <table:table-cell office:value-type="string" calcext:value-type="string">
            <text:p>Wednesday <text:s/>: Design patterns Catalo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1, Chapter 2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30M00S" calcext:value-type="time">
            <text:p>0.104166666666667</text:p>
          </table:table-cell>
          <table:table-cell table:style-name="ce70" office:value-type="date" office:date-value="2018-02-01" calcext:value-type="date">
            <text:p>43132</text:p>
          </table:table-cell>
          <table:table-cell office:value-type="string" calcext:value-type="string">
            <text:p>Thursday <text:s text:c="5"/>: Finished Chapter 1, Started Chapter 2 <text:s/>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2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1H30M00S" calcext:value-type="time">
            <text:p>0.0625</text:p>
          </table:table-cell>
          <table:table-cell table:style-name="ce70" office:value-type="date" office:date-value="2018-02-02" calcext:value-type="date">
            <text:p>43133</text:p>
          </table:table-cell>
          <table:table-cell table:style-name="ce37" office:value-type="string" calcext:value-type="string">
            <text:p>Friday <text:s text:c="8"/>: <text:s/>Lexi document editor design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2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00M00S" calcext:value-type="time">
            <text:p>0.0833333333333333</text:p>
          </table:table-cell>
          <table:table-cell table:style-name="ce70" office:value-type="date" office:date-value="2018-02-03" calcext:value-type="date">
            <text:p>43134</text:p>
          </table:table-cell>
          <table:table-cell office:value-type="string" calcext:value-type="string">
            <text:p>Saturday <text:s text:c="4"/>: <text:s text:c="2"/>Abstract Factor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--------------</text:p>
          </table:table-cell>
          <table:table-cell table:number-columns-repeated="2" table:style-name="ce46" office:value-type="string" calcext:value-type="string">
            <text:p>----</text:p>
          </table:table-cell>
          <table:table-cell table:style-name="ce70" office:value-type="date" office:date-value="2018-02-04" calcext:value-type="date">
            <text:p>43135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8" office:value-type="string" calcext:value-type="string" table:number-columns-spanned="5" table:number-rows-spanned="1">
            <text:p>Week summary : 13.5 hrs <text:s/>– Everyday Wakesup at 4:30 am (except sat, sun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Design Patterns : Chapter 2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2-05" calcext:value-type="date">
            <text:p>43136</text:p>
          </table:table-cell>
          <table:table-cell office:value-type="string" calcext:value-type="string">
            <text:p>Monday <text:s text:c="2"/>: Design patterns (Hasty Reading) : Avoid this; Started creational Pattern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3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4" calcext:value-type="float">
            <text:p>4</text:p>
          </table:table-cell>
          <table:table-cell table:style-name="ce70" office:value-type="date" office:date-value="2018-02-06" calcext:value-type="date">
            <text:p>43137</text:p>
          </table:table-cell>
          <table:table-cell office:value-type="string" calcext:value-type="string">
            <text:p>Tuesday : <text:s/>Abstract factory, Builder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3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4" calcext:value-type="float">
            <text:p>4</text:p>
          </table:table-cell>
          <table:table-cell table:style-name="ce70" office:value-type="date" office:date-value="2018-02-07" calcext:value-type="date">
            <text:p>43138</text:p>
          </table:table-cell>
          <table:table-cell office:value-type="string" calcext:value-type="string">
            <text:p>Wednesday <text:s/>: Factory method, Prototype, singleton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Prxygen curl client code understanding</text:p>
          </table:table-cell>
          <table:table-cell table:style-name="ce46" office:value-type="string" calcext:value-type="string">
            <text:p>Analysis</text:p>
          </table:table-cell>
          <table:table-cell table:style-name="ce68" office:value-type="time" office:time-value="PT02H15M00S" calcext:value-type="time">
            <text:p>0.09375</text:p>
          </table:table-cell>
          <table:table-cell table:style-name="ce70" office:value-type="date" office:date-value="2018-02-08" calcext:value-type="date">
            <text:p>43139</text:p>
          </table:table-cell>
          <table:table-cell office:value-type="string" calcext:value-type="string">
            <text:p>Thursday <text:s/>: samples code understan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async s3 client development</text:p>
          </table:table-cell>
          <table:table-cell table:style-name="ce46" office:value-type="string" calcext:value-type="string">
            <text:p>Coding</text:p>
          </table:table-cell>
          <table:table-cell table:style-name="ce68" office:value-type="time" office:time-value="PT02H30M00S" calcext:value-type="time">
            <text:p>0.104166666666667</text:p>
          </table:table-cell>
          <table:table-cell table:style-name="ce70" office:value-type="date" office:date-value="2018-02-09" calcext:value-type="date">
            <text:p>43140</text:p>
          </table:table-cell>
          <table:table-cell table:style-name="ce37" office:value-type="string" calcext:value-type="string">
            <text:p>Friday <text:s text:c="8"/>: <text:s/>Reading v2 authentication in S3 &amp; development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async s3 client development</text:p>
          </table:table-cell>
          <table:table-cell table:style-name="ce46" office:value-type="string" calcext:value-type="string">
            <text:p>Analysis</text:p>
          </table:table-cell>
          <table:table-cell table:style-name="ce46" office:value-type="float" office:value="4" calcext:value-type="float">
            <text:p>4</text:p>
          </table:table-cell>
          <table:table-cell table:style-name="ce70" office:value-type="date" office:date-value="2018-02-10" calcext:value-type="date">
            <text:p>43141</text:p>
          </table:table-cell>
          <table:table-cell office:value-type="string" calcext:value-type="string">
            <text:p>Saturday <text:s text:c="5"/>: Async s3 client API'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-----------------------</text:p>
          </table:table-cell>
          <table:table-cell table:style-name="ce46" table:number-columns-repeated="2"/>
          <table:table-cell table:style-name="ce70" office:value-type="date" office:date-value="2018-02-11" calcext:value-type="date">
            <text:p>43142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8" office:value-type="string" calcext:value-type="string" table:number-columns-spanned="5" table:number-rows-spanned="1">
            <text:p>Week summary : 15 hrs <text:s/>– Everyday Wakesup at 4:00 am <text:s/>(except wed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async s3 client development</text:p>
          </table:table-cell>
          <table:table-cell table:style-name="ce46" office:value-type="string" calcext:value-type="string">
            <text:p>Analysis</text:p>
          </table:table-cell>
          <table:table-cell table:style-name="ce46" office:value-type="float" office:value="1" calcext:value-type="float">
            <text:p>1</text:p>
          </table:table-cell>
          <table:table-cell table:style-name="ce70" office:value-type="date" office:date-value="2018-02-12" calcext:value-type="date">
            <text:p>43143</text:p>
          </table:table-cell>
          <table:table-cell office:value-type="string" calcext:value-type="string">
            <text:p>Monday <text:s text:c="2"/>: <text:s text:c="2"/>How to provide Streaming API's to async s3 client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" calcext:value-type="float">
            <text:p>1</text:p>
          </table:table-cell>
          <table:table-cell table:style-name="ce70" office:value-type="date" office:date-value="2018-02-13" calcext:value-type="date">
            <text:p>43144</text:p>
          </table:table-cell>
          <table:table-cell office:value-type="string" calcext:value-type="string">
            <text:p>Tuesday <text:s text:c="2"/>: <text:s text:c="2"/>Adaptor Design pattern Understan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2-14" calcext:value-type="date">
            <text:p>43145</text:p>
          </table:table-cell>
          <table:table-cell office:value-type="string" calcext:value-type="string">
            <text:p>Wednesday : Proxy design pattern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" calcext:value-type="float">
            <text:p>1</text:p>
          </table:table-cell>
          <table:table-cell table:style-name="ce70" office:value-type="date" office:date-value="2018-02-15" calcext:value-type="date">
            <text:p>43146</text:p>
          </table:table-cell>
          <table:table-cell office:value-type="string" calcext:value-type="string">
            <text:p>Thursday <text:s/>: <text:s text:c="2"/>Bridge Design Pattern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2-16" calcext:value-type="date">
            <text:p>43147</text:p>
          </table:table-cell>
          <table:table-cell table:style-name="ce37" office:value-type="string" calcext:value-type="string">
            <text:p>Friday <text:s text:c="5"/>: <text:s/>Proxy design pattern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----------------</text:p>
          </table:table-cell>
          <table:table-cell table:number-columns-repeated="2" table:style-name="ce46" office:value-type="string" calcext:value-type="string">
            <text:p>--</text:p>
          </table:table-cell>
          <table:table-cell table:style-name="ce70" office:value-type="date" office:date-value="2018-02-17" calcext:value-type="date">
            <text:p>43148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------------------</text:p>
          </table:table-cell>
          <table:table-cell table:number-columns-repeated="2" table:style-name="ce46" office:value-type="string" calcext:value-type="string">
            <text:p>--</text:p>
          </table:table-cell>
          <table:table-cell table:style-name="ce70" office:value-type="date" office:date-value="2018-02-18" calcext:value-type="date">
            <text:p>43149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8" office:value-type="string" calcext:value-type="string" table:number-columns-spanned="5" table:number-rows-spanned="1">
            <text:p>Week summary : 7.5 hrs <text:s/>– Everyday Wakesup at 4:30 am (Tue, Thu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2-19" calcext:value-type="date">
            <text:p>43150</text:p>
          </table:table-cell>
          <table:table-cell office:value-type="string" calcext:value-type="string">
            <text:p>Monday <text:s/>: Adaptor Design pattern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2-20" calcext:value-type="date">
            <text:p>43151</text:p>
          </table:table-cell>
          <table:table-cell office:value-type="string" calcext:value-type="string">
            <text:p>Tuesday : Bridge Design Pattern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2-21" calcext:value-type="date">
            <text:p>43152</text:p>
          </table:table-cell>
          <table:table-cell office:value-type="string" calcext:value-type="string">
            <text:p>Wednesday : Proxy design pattern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office:value-type="string" calcext:value-type="string">
            <text:p>READING</text:p>
          </table:table-cell>
          <table:table-cell table:style-name="ce68" office:value-type="time" office:time-value="PT02H30M00S" calcext:value-type="time">
            <text:p>0.104166666666667</text:p>
          </table:table-cell>
          <table:table-cell table:style-name="ce70" office:value-type="date" office:date-value="2018-02-22" calcext:value-type="date">
            <text:p>43153</text:p>
          </table:table-cell>
          <table:table-cell office:value-type="string" calcext:value-type="string">
            <text:p>Thursday <text:s/>: <text:s text:c="2"/>Memento Design Pattern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Proxygen code understanding</text:p>
          </table:table-cell>
          <table:table-cell office:value-type="string" calcext:value-type="string">
            <text:p>Analysis</text:p>
          </table:table-cell>
          <table:table-cell table:style-name="ce68" office:value-type="time" office:time-value="PT02H40M00S" calcext:value-type="time">
            <text:p>0.111111111111111</text:p>
          </table:table-cell>
          <table:table-cell table:style-name="ce70" office:value-type="date" office:date-value="2018-02-23" calcext:value-type="date">
            <text:p>43154</text:p>
          </table:table-cell>
          <table:table-cell table:style-name="ce37" office:value-type="string" calcext:value-type="string">
            <text:p>Friday <text:s text:c="2"/>: <text:s text:c="4"/>Eventbase mechanism understan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--------------------</text:p>
          </table:table-cell>
          <table:table-cell/>
          <table:table-cell table:style-name="ce46"/>
          <table:table-cell table:style-name="ce70" office:value-type="date" office:date-value="2018-02-24" calcext:value-type="date">
            <text:p>43155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------------------------</text:p>
          </table:table-cell>
          <table:table-cell/>
          <table:table-cell table:style-name="ce46"/>
          <table:table-cell table:style-name="ce70" office:value-type="date" office:date-value="2018-02-25" calcext:value-type="date">
            <text:p>43156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8" office:value-type="string" calcext:value-type="string" table:number-columns-spanned="5" table:number-rows-spanned="1">
            <text:p>Week summary : 14 hrs <text:s/>– Everyday Wakesup at 4:30 am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Proxygen code understanding</text:p>
          </table:table-cell>
          <table:table-cell table:style-name="ce46" office:value-type="string" calcext:value-type="string">
            <text:p>---</text:p>
          </table:table-cell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8-02-26" calcext:value-type="date">
            <text:p>43157</text:p>
          </table:table-cell>
          <table:table-cell office:value-type="string" calcext:value-type="string">
            <text:p>Monday <text:s/>: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Proxygen code understanding</text:p>
          </table:table-cell>
          <table:table-cell table:style-name="ce46" office:value-type="string" calcext:value-type="string">
            <text:p>----</text:p>
          </table:table-cell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8-02-27" calcext:value-type="date">
            <text:p>43158</text:p>
          </table:table-cell>
          <table:table-cell office:value-type="string" calcext:value-type="string">
            <text:p>Tuesda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Proxygen code understanding</text:p>
          </table:table-cell>
          <table:table-cell table:style-name="ce46" office:value-type="string" calcext:value-type="string">
            <text:p>---</text:p>
          </table:table-cell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8-02-28" calcext:value-type="date">
            <text:p>43159</text:p>
          </table:table-cell>
          <table:table-cell office:value-type="string" calcext:value-type="string">
            <text:p>Wednesday : 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scalerd code understanding</text:p>
          </table:table-cell>
          <table:table-cell table:style-name="ce46" office:value-type="string" calcext:value-type="string">
            <text:p>Analysis</text:p>
          </table:table-cell>
          <table:table-cell table:style-name="ce46" office:value-type="float" office:value="2.45" calcext:value-type="float">
            <text:p>2.45</text:p>
          </table:table-cell>
          <table:table-cell table:style-name="ce70" office:value-type="date" office:date-value="2018-03-01" calcext:value-type="date">
            <text:p>43160</text:p>
          </table:table-cell>
          <table:table-cell office:value-type="string" calcext:value-type="string">
            <text:p>Thursday <text:s/>: scalerd code understan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scalerd code understanding</text:p>
          </table:table-cell>
          <table:table-cell table:style-name="ce46" office:value-type="string" calcext:value-type="string">
            <text:p>Analysis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8-03-02" calcext:value-type="date">
            <text:p>43161</text:p>
          </table:table-cell>
          <table:table-cell table:style-name="ce37" office:value-type="string" calcext:value-type="string">
            <text:p>Friday <text:s text:c="5"/>: <text:s/>scalerd code understan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---------------</text:p>
          </table:table-cell>
          <table:table-cell table:style-name="ce46" table:number-columns-repeated="2"/>
          <table:table-cell table:style-name="ce70" office:value-type="date" office:date-value="2018-03-03" calcext:value-type="date">
            <text:p>43162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------------------</text:p>
          </table:table-cell>
          <table:table-cell table:style-name="ce46"/>
          <table:table-cell/>
          <table:table-cell table:style-name="ce70" office:value-type="date" office:date-value="2018-03-04" calcext:value-type="date">
            <text:p>43163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8" office:value-type="string" calcext:value-type="string" table:number-columns-spanned="5" table:number-rows-spanned="1">
            <text:p>Week summary : 3 hrs <text:s/>– Everyday Wakesup at 4:30 am (except mon, tue, wed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scalerd code understanding</text:p>
          </table:table-cell>
          <table:table-cell table:style-name="ce46" office:value-type="string" calcext:value-type="string">
            <text:p>Analysis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05" calcext:value-type="date">
            <text:p>43164</text:p>
          </table:table-cell>
          <table:table-cell office:value-type="string" calcext:value-type="string">
            <text:p>Monday : <text:s text:c="2"/>In scalerd async s3 client usage : code understan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table:style-name="ce51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06" calcext:value-type="date">
            <text:p>43165</text:p>
          </table:table-cell>
          <table:table-cell office:value-type="string" calcext:value-type="string">
            <text:p>Tuesday <text:s text:c="2"/>: reading design patterns book : sleep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scalerd code understanding</text:p>
          </table:table-cell>
          <table:table-cell table:style-name="ce46" office:value-type="string" calcext:value-type="string">
            <text:p>Analysis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07" calcext:value-type="date">
            <text:p>43166</text:p>
          </table:table-cell>
          <table:table-cell office:value-type="string" calcext:value-type="string">
            <text:p>Wednesday : PUT path in scalerd code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08" calcext:value-type="date">
            <text:p>43167</text:p>
          </table:table-cell>
          <table:table-cell office:value-type="string" calcext:value-type="string">
            <text:p>Thursday <text:s/>: Mediator, momento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09" calcext:value-type="date">
            <text:p>43168</text:p>
          </table:table-cell>
          <table:table-cell table:style-name="ce37" office:value-type="string" calcext:value-type="string">
            <text:p>Friday <text:s text:c="2"/>: <text:s text:c="4"/>Adaptor</text:p>
          </table:table-cell>
          <table:table-cell table:number-columns-repeated="1019"/>
        </table:table-row>
        <table:table-row table:style-name="ro10">
          <table:table-cell table:style-name="ce37"/>
          <table:table-cell table:style-name="ce46" table:number-columns-repeated="2"/>
          <table:table-cell table:style-name="ce70" office:value-type="date" office:date-value="2018-03-10" calcext:value-type="date">
            <text:p>43169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37"/>
          <table:table-cell table:number-columns-repeated="2"/>
          <table:table-cell table:style-name="ce70" office:value-type="date" office:date-value="2018-03-11" calcext:value-type="date">
            <text:p>43170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8" office:value-type="string" calcext:value-type="string" table:number-columns-spanned="5" table:number-rows-spanned="1">
            <text:p>Week summary : 2 hrs <text:s/>(Intensity of Focus) – Everyday Wakesup at 4:30 am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3-12" calcext:value-type="date">
            <text:p>43171</text:p>
          </table:table-cell>
          <table:table-cell office:value-type="string" calcext:value-type="string">
            <text:p>Monday <text:s/>: Bridge design pattern (Intensity of Focus : 1 hr)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13" calcext:value-type="date">
            <text:p>43172</text:p>
          </table:table-cell>
          <table:table-cell office:value-type="string" calcext:value-type="string">
            <text:p>Tuesday <text:s/>: Mediator Design Pattern (Intensity of Focus : 1 hr)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45" calcext:value-type="float">
            <text:p>2.45</text:p>
          </table:table-cell>
          <table:table-cell table:style-name="ce70" office:value-type="date" office:date-value="2018-03-14" calcext:value-type="date">
            <text:p>43173</text:p>
          </table:table-cell>
          <table:table-cell office:value-type="string" calcext:value-type="string">
            <text:p>Wednesday : memento design pattern (Intensity of Focus : 1.5 hr)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15" calcext:value-type="date">
            <text:p>43174</text:p>
          </table:table-cell>
          <table:table-cell office:value-type="string" calcext:value-type="string">
            <text:p>Thursday <text:s text:c="3"/>: <text:s text:c="2"/>Adapter design pattern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16" calcext:value-type="date">
            <text:p>43175</text:p>
          </table:table-cell>
          <table:table-cell table:style-name="ce37" office:value-type="string" calcext:value-type="string">
            <text:p>Friday <text:s text:c="7"/>: <text:s/>Adapter design pattern </text:p>
          </table:table-cell>
          <table:table-cell table:number-columns-repeated="1019"/>
        </table:table-row>
        <table:table-row table:style-name="ro10">
          <table:table-cell/>
          <table:table-cell table:style-name="ce46" table:number-columns-repeated="2"/>
          <table:table-cell table:style-name="ce70" office:value-type="date" office:date-value="2018-03-17" calcext:value-type="date">
            <text:p>43176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/>
          <table:table-cell table:style-name="ce46" table:number-columns-repeated="2"/>
          <table:table-cell table:style-name="ce70" office:value-type="date" office:date-value="2018-03-18" calcext:value-type="date">
            <text:p>43177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8" office:value-type="string" calcext:value-type="string" table:number-columns-spanned="5" table:number-rows-spanned="1">
            <text:p>Week summary : 3.5 hrs <text:s/>(Intensity of Focus) – Everyday Wakesup at 4:30 am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19" calcext:value-type="date">
            <text:p>43178</text:p>
          </table:table-cell>
          <table:table-cell office:value-type="string" calcext:value-type="string">
            <text:p>Monday <text:s text:c="2"/>: Design patterns ppt &amp; Memento, prox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20" calcext:value-type="date">
            <text:p>43179</text:p>
          </table:table-cell>
          <table:table-cell office:value-type="string" calcext:value-type="string">
            <text:p>Tuesday <text:s/>: Bridge, Mediator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scalerd code understanding</text:p>
          </table:table-cell>
          <table:table-cell table:style-name="ce46" office:value-type="string" calcext:value-type="string">
            <text:p>Analysis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3-21" calcext:value-type="date">
            <text:p>43180</text:p>
          </table:table-cell>
          <table:table-cell office:value-type="string" calcext:value-type="string">
            <text:p>Wednesday <text:s/>: resource selection in column manager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scalerd code understanding</text:p>
          </table:table-cell>
          <table:table-cell table:style-name="ce46" office:value-type="string" calcext:value-type="string">
            <text:p>Analysis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22" calcext:value-type="date">
            <text:p>43181</text:p>
          </table:table-cell>
          <table:table-cell office:value-type="string" calcext:value-type="string">
            <text:p>Thursday <text:s/>: <text:s text:c="2"/>Creating column manager instance code logic (Intensity of Focus : 90 mins)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Progamming pearls, TAOCP vol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23" calcext:value-type="date">
            <text:p>43182</text:p>
          </table:table-cell>
          <table:table-cell table:style-name="ce37" office:value-type="string" calcext:value-type="string">
            <text:p>Friday <text:s/>: Performance </text:p>
          </table:table-cell>
          <table:table-cell table:number-columns-repeated="1019"/>
        </table:table-row>
        <table:table-row table:style-name="ro10">
          <table:table-cell table:style-name="ce36"/>
          <table:table-cell/>
          <table:table-cell table:style-name="ce46"/>
          <table:table-cell table:style-name="ce70" office:value-type="date" office:date-value="2018-03-24" calcext:value-type="date">
            <text:p>43183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36"/>
          <table:table-cell/>
          <table:table-cell table:style-name="ce46"/>
          <table:table-cell table:style-name="ce70" office:value-type="date" office:date-value="2018-03-25" calcext:value-type="date">
            <text:p>43184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8" office:value-type="string" calcext:value-type="string" table:number-columns-spanned="5" table:number-rows-spanned="1">
            <text:p>Week summary : 4.5 hrs (Intensity of Focus) – Everyday Wakesup at 4:30 am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36" office:value-type="string" calcext:value-type="string">
            <text:p>TAOCP : volume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26" calcext:value-type="date">
            <text:p>43185</text:p>
          </table:table-cell>
          <table:table-cell office:value-type="string" calcext:value-type="string">
            <text:p>Monday <text:s/>: <text:s text:c="2"/>Introduction in vol-1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TAOCP : volume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3-27" calcext:value-type="date">
            <text:p>43186</text:p>
          </table:table-cell>
          <table:table-cell office:value-type="string" calcext:value-type="string">
            <text:p>Tuesday : section 1.1 – solving problems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TAOCP : volume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28" calcext:value-type="date">
            <text:p>43187</text:p>
          </table:table-cell>
          <table:table-cell office:value-type="string" calcext:value-type="string">
            <text:p>Wednesday <text:s/>: <text:s/>reading vol1 Book for 1.5 hrs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resolving compilation issue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29" calcext:value-type="date">
            <text:p>43188</text:p>
          </table:table-cell>
          <table:table-cell office:value-type="string" calcext:value-type="string">
            <text:p>Thursday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Reading Effective C++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3-30" calcext:value-type="date">
            <text:p>43189</text:p>
          </table:table-cell>
          <table:table-cell table:style-name="ce37" office:value-type="string" calcext:value-type="string">
            <text:p>Friday <text:s/>: <text:s/>2 good rules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------</text:p>
          </table:table-cell>
          <table:table-cell table:number-columns-repeated="2"/>
          <table:table-cell table:style-name="ce70" office:value-type="date" office:date-value="2018-03-31" calcext:value-type="date">
            <text:p>43190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-----------</text:p>
          </table:table-cell>
          <table:table-cell table:number-columns-repeated="2"/>
          <table:table-cell table:style-name="ce70" office:value-type="date" office:date-value="2018-04-01" calcext:value-type="date">
            <text:p>43191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5" office:value-type="string" calcext:value-type="string" table:number-columns-spanned="5" table:number-rows-spanned="1">
            <text:p>Week summary : 7 hrs (Intensity of Focus) <text:s/>– Everyday Wakesup at 4:30 am </text:p>
          </table:table-cell>
          <table:covered-table-cell table:number-columns-repeated="2" table:style-name="ce35"/>
          <table:covered-table-cell table:style-name="ce79"/>
          <table:covered-table-cell table:style-name="ce35"/>
          <table:table-cell table:number-columns-repeated="1019"/>
        </table:table-row>
        <table:table-row table:style-name="ro10">
          <table:table-cell table:style-name="ce35" office:value-type="string" calcext:value-type="string" table:number-columns-spanned="5" table:number-rows-spanned="1">
            <text:p>Overall summary for 3 Months : </text:p>
          </table:table-cell>
          <table:covered-table-cell table:number-columns-repeated="2" table:style-name="ce35"/>
          <table:covered-table-cell table:style-name="ce79"/>
          <table:covered-table-cell table:style-name="ce35"/>
          <table:table-cell table:number-columns-repeated="1019"/>
        </table:table-row>
        <table:table-row table:style-name="ro10">
          <table:table-cell table:style-name="ce36" office:value-type="string" calcext:value-type="string">
            <text:p>Reading Effective C++</text:p>
          </table:table-cell>
          <table:table-cell table:style-name="ce46" office:value-type="string" calcext:value-type="string">
            <text:p>---</text:p>
          </table:table-cell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8-04-02" calcext:value-type="date">
            <text:p>43192</text:p>
          </table:table-cell>
          <table:table-cell office:value-type="string" calcext:value-type="string">
            <text:p>Monday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Reading Effective C++</text:p>
          </table:table-cell>
          <table:table-cell table:style-name="ce46" office:value-type="string" calcext:value-type="string">
            <text:p>----</text:p>
          </table:table-cell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8-04-03" calcext:value-type="date">
            <text:p>43193</text:p>
          </table:table-cell>
          <table:table-cell office:value-type="string" calcext:value-type="string">
            <text:p>Tuesday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Reading Effective C++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8-04-04" calcext:value-type="date">
            <text:p>43194</text:p>
          </table:table-cell>
          <table:table-cell office:value-type="string" calcext:value-type="string">
            <text:p>Wednesday <text:s/>: 1 good rule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Reading Effective C++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1 hr</text:p>
          </table:table-cell>
          <table:table-cell table:style-name="ce70" office:value-type="date" office:date-value="2018-04-05" calcext:value-type="date">
            <text:p>43195</text:p>
          </table:table-cell>
          <table:table-cell office:value-type="string" calcext:value-type="string">
            <text:p>Thursday <text:s/>: Reading 2 good rules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Reading Effective C++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4-06" calcext:value-type="date">
            <text:p>43196</text:p>
          </table:table-cell>
          <table:table-cell table:style-name="ce37" office:value-type="string" calcext:value-type="string">
            <text:p>Friday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4-07" calcext:value-type="date">
            <text:p>43197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4-08" calcext:value-type="date">
            <text:p>4319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5" office:value-type="string" calcext:value-type="string" table:number-columns-spanned="5" table:number-rows-spanned="1">
            <text:p>Week summary : 4.5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4-09" calcext:value-type="date">
            <text:p>43199</text:p>
          </table:table-cell>
          <table:table-cell office:value-type="string" calcext:value-type="string">
            <text:p>Monday <text:s/>: <text:s/>Reading Chapter 1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4-10" calcext:value-type="date">
            <text:p>43200</text:p>
          </table:table-cell>
          <table:table-cell office:value-type="string" calcext:value-type="string">
            <text:p>Tuesday <text:s/>: Reading Chapter 3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4-11" calcext:value-type="date">
            <text:p>43201</text:p>
          </table:table-cell>
          <table:table-cell office:value-type="string" calcext:value-type="string">
            <text:p>Wednesday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Office work</text:p>
          </table:table-cell>
          <table:table-cell table:style-name="ce46" office:value-type="string" calcext:value-type="string">
            <text:p>co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4-12" calcext:value-type="date">
            <text:p>43202</text:p>
          </table:table-cell>
          <table:table-cell office:value-type="string" calcext:value-type="string">
            <text:p>Thursday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code understanding &amp; coding</text:p>
          </table:table-cell>
          <table:table-cell table:style-name="ce46" office:value-type="string" calcext:value-type="string">
            <text:p>co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4-13" calcext:value-type="date">
            <text:p>43203</text:p>
          </table:table-cell>
          <table:table-cell table:style-name="ce37" office:value-type="string" calcext:value-type="string">
            <text:p>Friday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4-14" calcext:value-type="date">
            <text:p>43204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/>
          <table:table-cell table:number-columns-repeated="2"/>
          <table:table-cell table:style-name="ce70" office:value-type="date" office:date-value="2018-04-15" calcext:value-type="date">
            <text:p>43205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7.5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number-columns-repeated="2"/>
          <table:table-cell table:style-name="ce70" office:value-type="date" office:date-value="2018-04-16" calcext:value-type="date">
            <text:p>43206</text:p>
          </table:table-cell>
          <table:table-cell office:value-type="string" calcext:value-type="string">
            <text:p>Monday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number-columns-repeated="2"/>
          <table:table-cell table:style-name="ce70" office:value-type="date" office:date-value="2018-04-17" calcext:value-type="date">
            <text:p>43207</text:p>
          </table:table-cell>
          <table:table-cell office:value-type="string" calcext:value-type="string">
            <text:p>Tuesday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number-columns-repeated="2"/>
          <table:table-cell table:style-name="ce70" office:value-type="date" office:date-value="2018-04-18" calcext:value-type="date">
            <text:p>43208</text:p>
          </table:table-cell>
          <table:table-cell office:value-type="string" calcext:value-type="string">
            <text:p>Wednesday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4-19" calcext:value-type="date">
            <text:p>43209</text:p>
          </table:table-cell>
          <table:table-cell office:value-type="string" calcext:value-type="string">
            <text:p>Thursday <text:s text:c="2"/>: <text:s text:c="2"/>reading book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number-columns-repeated="2"/>
          <table:table-cell table:style-name="ce70" office:value-type="date" office:date-value="2018-04-20" calcext:value-type="date">
            <text:p>43210</text:p>
          </table:table-cell>
          <table:table-cell table:style-name="ce37" office:value-type="string" calcext:value-type="string">
            <text:p>Friday</text:p>
          </table:table-cell>
          <table:table-cell table:number-columns-repeated="1019"/>
        </table:table-row>
        <table:table-row table:style-name="ro10">
          <table:table-cell table:style-name="ce41"/>
          <table:table-cell table:number-columns-repeated="2"/>
          <table:table-cell table:style-name="ce70" office:value-type="date" office:date-value="2018-04-21" calcext:value-type="date">
            <text:p>43211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/>
          <table:table-cell table:number-columns-repeated="2"/>
          <table:table-cell table:style-name="ce70" office:value-type="date" office:date-value="2018-04-22" calcext:value-type="date">
            <text:p>43212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<text:s/>1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36" office:value-type="string" calcext:value-type="string">
            <text:p>code refactoring</text:p>
          </table:table-cell>
          <table:table-cell table:style-name="ce46" office:value-type="string" calcext:value-type="string">
            <text:p>co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4-23" calcext:value-type="date">
            <text:p>43213</text:p>
          </table:table-cell>
          <table:table-cell office:value-type="string" calcext:value-type="string">
            <text:p>Monday <text:s/>: refactoring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4-24" calcext:value-type="date">
            <text:p>43214</text:p>
          </table:table-cell>
          <table:table-cell office:value-type="string" calcext:value-type="string">
            <text:p>Tuesday <text:s text:c="2"/>: reading book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4-25" calcext:value-type="date">
            <text:p>43215</text:p>
          </table:table-cell>
          <table:table-cell office:value-type="string" calcext:value-type="string">
            <text:p>Wednesday <text:s/>: reading book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4-26" calcext:value-type="date">
            <text:p>43216</text:p>
          </table:table-cell>
          <table:table-cell office:value-type="string" calcext:value-type="string">
            <text:p>Thursday <text:s/>: reading Book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--</text:p>
          </table:table-cell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8-04-27" calcext:value-type="date">
            <text:p>43217</text:p>
          </table:table-cell>
          <table:table-cell table:style-name="ce37" office:value-type="string" calcext:value-type="string">
            <text:p>Friday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4-28" calcext:value-type="date">
            <text:p>43218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4-29" calcext:value-type="date">
            <text:p>43219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<text:s/>4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4-30" calcext:value-type="date">
            <text:p>43220</text:p>
          </table:table-cell>
          <table:table-cell office:value-type="string" calcext:value-type="string">
            <text:p>Monday <text:s/>: Reading pragmatic programmer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-------------</text:p>
          </table:table-cell>
          <table:table-cell table:number-columns-repeated="2" table:style-name="ce46" office:value-type="string" calcext:value-type="string">
            <text:p>---</text:p>
          </table:table-cell>
          <table:table-cell table:style-name="ce70" office:value-type="date" office:date-value="2018-05-01" calcext:value-type="date">
            <text:p>43221</text:p>
          </table:table-cell>
          <table:table-cell office:value-type="string" calcext:value-type="string">
            <text:p>Tuesday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-------------</text:p>
          </table:table-cell>
          <table:table-cell table:number-columns-repeated="2" table:style-name="ce46" office:value-type="string" calcext:value-type="string">
            <text:p>---</text:p>
          </table:table-cell>
          <table:table-cell table:style-name="ce70" office:value-type="date" office:date-value="2018-05-02" calcext:value-type="date">
            <text:p>43222</text:p>
          </table:table-cell>
          <table:table-cell office:value-type="string" calcext:value-type="string">
            <text:p>Wednesday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5-03" calcext:value-type="date">
            <text:p>43223</text:p>
          </table:table-cell>
          <table:table-cell office:value-type="string" calcext:value-type="string">
            <text:p>Thursday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5-04" calcext:value-type="date">
            <text:p>43224</text:p>
          </table:table-cell>
          <table:table-cell table:style-name="ce37" office:value-type="string" calcext:value-type="string">
            <text:p>Friday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5-05" calcext:value-type="date">
            <text:p>43225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/>
          <table:table-cell table:number-columns-repeated="2"/>
          <table:table-cell table:style-name="ce70" office:value-type="date" office:date-value="2018-05-06" calcext:value-type="date">
            <text:p>43226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<text:s/>4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1 hr</text:p>
          </table:table-cell>
          <table:table-cell table:style-name="ce70" office:value-type="date" office:date-value="2018-05-07" calcext:value-type="date">
            <text:p>43227</text:p>
          </table:table-cell>
          <table:table-cell office:value-type="string" calcext:value-type="string">
            <text:p>Monday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5-08" calcext:value-type="date">
            <text:p>43228</text:p>
          </table:table-cell>
          <table:table-cell office:value-type="string" calcext:value-type="string">
            <text:p>Tuesday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5-09" calcext:value-type="date">
            <text:p>43229</text:p>
          </table:table-cell>
          <table:table-cell office:value-type="string" calcext:value-type="string">
            <text:p>Wednesday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" calcext:value-type="float">
            <text:p>1</text:p>
          </table:table-cell>
          <table:table-cell table:style-name="ce70" office:value-type="date" office:date-value="2018-05-10" calcext:value-type="date">
            <text:p>43230</text:p>
          </table:table-cell>
          <table:table-cell office:value-type="string" calcext:value-type="string">
            <text:p>Thursday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5-11" calcext:value-type="date">
            <text:p>43231</text:p>
          </table:table-cell>
          <table:table-cell table:style-name="ce37" office:value-type="string" calcext:value-type="string">
            <text:p>Friday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Kafka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5-12" calcext:value-type="date">
            <text:p>43232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/>
          <table:table-cell/>
          <table:table-cell table:style-name="ce46"/>
          <table:table-cell table:style-name="ce70" office:value-type="date" office:date-value="2018-05-13" calcext:value-type="date">
            <text:p>43233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<text:s/>5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41" office:value-type="string" calcext:value-type="string">
            <text:p>Kafka : definitive guide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5-14" calcext:value-type="date">
            <text:p>43234</text:p>
          </table:table-cell>
          <table:table-cell office:value-type="string" calcext:value-type="string">
            <text:p>Monday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Kafka : definitive guide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3 + 1</text:p>
          </table:table-cell>
          <table:table-cell table:style-name="ce70" office:value-type="date" office:date-value="2018-05-15" calcext:value-type="date">
            <text:p>43235</text:p>
          </table:table-cell>
          <table:table-cell office:value-type="string" calcext:value-type="string">
            <text:p>Tuesday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Kafka : definitive guide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.5" calcext:value-type="float">
            <text:p>3.5</text:p>
          </table:table-cell>
          <table:table-cell table:style-name="ce70" office:value-type="date" office:date-value="2018-05-16" calcext:value-type="date">
            <text:p>43236</text:p>
          </table:table-cell>
          <table:table-cell office:value-type="string" calcext:value-type="string">
            <text:p>Wednesday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Kafka : definitive guide : chapters 8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3 + 1</text:p>
          </table:table-cell>
          <table:table-cell table:style-name="ce70" office:value-type="date" office:date-value="2018-05-17" calcext:value-type="date">
            <text:p>43237</text:p>
          </table:table-cell>
          <table:table-cell office:value-type="string" calcext:value-type="string">
            <text:p>Thursday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Kafka : definitive guide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1.5 + 1.5</text:p>
          </table:table-cell>
          <table:table-cell table:style-name="ce70" office:value-type="date" office:date-value="2018-05-18" calcext:value-type="date">
            <text:p>43238</text:p>
          </table:table-cell>
          <table:table-cell table:style-name="ce37" office:value-type="string" calcext:value-type="string">
            <text:p>Friday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5-19" calcext:value-type="date">
            <text:p>43239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/>
          <table:table-cell/>
          <table:table-cell table:style-name="ce46"/>
          <table:table-cell table:style-name="ce70" office:value-type="date" office:date-value="2018-05-20" calcext:value-type="date">
            <text:p>43240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<text:s/>4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41" office:value-type="string" calcext:value-type="string">
            <text:p>Kafka Internal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5-21" calcext:value-type="date">
            <text:p>43241</text:p>
          </table:table-cell>
          <table:table-cell office:value-type="string" calcext:value-type="string">
            <text:p>Monday : producer code config params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Kafka Internals : code understanding</text:p>
          </table:table-cell>
          <table:table-cell table:style-name="ce46" office:value-type="string" calcext:value-type="string">
            <text:p>Analysis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5-22" calcext:value-type="date">
            <text:p>43242</text:p>
          </table:table-cell>
          <table:table-cell office:value-type="string" calcext:value-type="string">
            <text:p>Tuesday <text:s/>: code understanding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Java Build Environment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5-23" calcext:value-type="date">
            <text:p>43243</text:p>
          </table:table-cell>
          <table:table-cell office:value-type="string" calcext:value-type="string">
            <text:p>Wednesday <text:s/>: reading online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Reading Scala, kafka code understan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5-24" calcext:value-type="date">
            <text:p>43244</text:p>
          </table:table-cell>
          <table:table-cell office:value-type="string" calcext:value-type="string">
            <text:p>Thursday <text:s/>: reading online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nfig &amp; code understan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5-25" calcext:value-type="date">
            <text:p>43245</text:p>
          </table:table-cell>
          <table:table-cell table:style-name="ce37" office:value-type="string" calcext:value-type="string">
            <text:p>Friday <text:s/>: code understanding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5-26" calcext:value-type="date">
            <text:p>43246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5-27" calcext:value-type="date">
            <text:p>43247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<text:s/>4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41" office:value-type="string" calcext:value-type="string">
            <text:p>Erasure Co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8-05-28" calcext:value-type="date">
            <text:p>43248</text:p>
          </table:table-cell>
          <table:table-cell office:value-type="string" calcext:value-type="string">
            <text:p>Monday <text:s/>: reading online documentation</text:p>
          </table:table-cell>
          <table:table-cell table:number-columns-repeated="1019"/>
        </table:table-row>
        <table:table-row table:style-name="ro10">
          <table:table-cell table:style-name="ce43" office:value-type="string" calcext:value-type="string">
            <text:p>Reed solomon Co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5-29" calcext:value-type="date">
            <text:p>43249</text:p>
          </table:table-cell>
          <table:table-cell office:value-type="string" calcext:value-type="string">
            <text:p>Tuesday <text:s/>: reading IEEE papers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groups, Rings, Field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5-30" calcext:value-type="date">
            <text:p>43250</text:p>
          </table:table-cell>
          <table:table-cell office:value-type="string" calcext:value-type="string">
            <text:p>Wednesday <text:s/>: Mathematics : abstract algebra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groups, Rings, Field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" calcext:value-type="float">
            <text:p>1</text:p>
          </table:table-cell>
          <table:table-cell table:style-name="ce70" office:value-type="date" office:date-value="2018-05-31" calcext:value-type="date">
            <text:p>43251</text:p>
          </table:table-cell>
          <table:table-cell office:value-type="string" calcext:value-type="string">
            <text:p>Thursday <text:s/>: Reading Ring, Fields concepts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groups, Rings, Field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" calcext:value-type="float">
            <text:p>1</text:p>
          </table:table-cell>
          <table:table-cell table:style-name="ce70" office:value-type="date" office:date-value="2018-06-01" calcext:value-type="date">
            <text:p>43252</text:p>
          </table:table-cell>
          <table:table-cell table:style-name="ce37" office:value-type="string" calcext:value-type="string">
            <text:p>Friday : Reading Ring, Fields concepts</text:p>
          </table:table-cell>
          <table:table-cell table:number-columns-repeated="1019"/>
        </table:table-row>
        <table:table-row table:style-name="ro10">
          <table:table-cell table:style-name="ce41"/>
          <table:table-cell/>
          <table:table-cell table:style-name="ce46"/>
          <table:table-cell table:style-name="ce70" office:value-type="date" office:date-value="2018-06-02" calcext:value-type="date">
            <text:p>43253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/>
          <table:table-cell table:number-columns-repeated="2"/>
          <table:table-cell table:style-name="ce70" office:value-type="date" office:date-value="2018-06-03" calcext:value-type="date">
            <text:p>43254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<text:s/>4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41" office:value-type="string" calcext:value-type="string">
            <text:p>groups, Rings, Field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6-04" calcext:value-type="date">
            <text:p>43255</text:p>
          </table:table-cell>
          <table:table-cell office:value-type="string" calcext:value-type="string">
            <text:p>Monday : <text:s/>reading Finite Fileds, Polynomials</text:p>
          </table:table-cell>
          <table:table-cell table:number-columns-repeated="1019"/>
        </table:table-row>
        <table:table-row table:style-name="ro10">
          <table:table-cell table:style-name="ce43"/>
          <table:table-cell table:style-name="ce46"/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8-06-05" calcext:value-type="date">
            <text:p>43256</text:p>
          </table:table-cell>
          <table:table-cell office:value-type="string" calcext:value-type="string">
            <text:p>Tuesday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groups, Rings, Field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6-06" calcext:value-type="date">
            <text:p>43257</text:p>
          </table:table-cell>
          <table:table-cell office:value-type="string" calcext:value-type="string">
            <text:p>Wednesday : polynomials over Finite Fields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/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8-06-07" calcext:value-type="date">
            <text:p>43258</text:p>
          </table:table-cell>
          <table:table-cell office:value-type="string" calcext:value-type="string">
            <text:p>Thursday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groups, Rings, Field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8-06-08" calcext:value-type="date">
            <text:p>43259</text:p>
          </table:table-cell>
          <table:table-cell table:style-name="ce37" office:value-type="string" calcext:value-type="string">
            <text:p>Friday <text:s/>: Reading polynomails modular arithmetic</text:p>
          </table:table-cell>
          <table:table-cell table:number-columns-repeated="1019"/>
        </table:table-row>
        <table:table-row table:style-name="ro10">
          <table:table-cell table:style-name="ce41"/>
          <table:table-cell/>
          <table:table-cell table:style-name="ce46"/>
          <table:table-cell table:style-name="ce70" office:value-type="date" office:date-value="2018-06-09" calcext:value-type="date">
            <text:p>43260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/>
          <table:table-cell/>
          <table:table-cell table:style-name="ce46"/>
          <table:table-cell table:style-name="ce70" office:value-type="date" office:date-value="2018-06-10" calcext:value-type="date">
            <text:p>43261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2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41" office:value-type="string" calcext:value-type="string">
            <text:p>groups, Rings, Field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6-11" calcext:value-type="date">
            <text:p>43262</text:p>
          </table:table-cell>
          <table:table-cell office:value-type="string" calcext:value-type="string">
            <text:p>Monday <text:s/>: mathematics – Field Theory</text:p>
          </table:table-cell>
          <table:table-cell table:number-columns-repeated="1019"/>
        </table:table-row>
        <table:table-row table:style-name="ro10">
          <table:table-cell table:style-name="ce43" office:value-type="string" calcext:value-type="string">
            <text:p>Reed solomon Co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" calcext:value-type="float">
            <text:p>1</text:p>
          </table:table-cell>
          <table:table-cell table:style-name="ce70" office:value-type="date" office:date-value="2018-06-12" calcext:value-type="date">
            <text:p>43263</text:p>
          </table:table-cell>
          <table:table-cell office:value-type="string" calcext:value-type="string">
            <text:p>Tuesday <text:s/>: Understanding Reed-solomon coding </text:p>
          </table:table-cell>
          <table:table-cell table:number-columns-repeated="1019"/>
        </table:table-row>
        <table:table-row table:style-name="ro10">
          <table:table-cell table:style-name="ce43" office:value-type="string" calcext:value-type="string">
            <text:p>Reed solomon Co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6-13" calcext:value-type="date">
            <text:p>43264</text:p>
          </table:table-cell>
          <table:table-cell office:value-type="string" calcext:value-type="string">
            <text:p>Wednesday <text:s/>: understanding reedsolomon codes introduction</text:p>
          </table:table-cell>
          <table:table-cell table:number-columns-repeated="1019"/>
        </table:table-row>
        <table:table-row table:style-name="ro10">
          <table:table-cell table:style-name="ce43" office:value-type="string" calcext:value-type="string">
            <text:p>Reed solomon Co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6-14" calcext:value-type="date">
            <text:p>43265</text:p>
          </table:table-cell>
          <table:table-cell office:value-type="string" calcext:value-type="string">
            <text:p>Thursday <text:s/>: Finite Fileds understanding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6-15" calcext:value-type="date">
            <text:p>43266</text:p>
          </table:table-cell>
          <table:table-cell table:style-name="ce37" office:value-type="string" calcext:value-type="string">
            <text:p>Friday <text:s/>: Reading “pragmatic programmer” Book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6-16" calcext:value-type="date">
            <text:p>43267</text:p>
          </table:table-cell>
          <table:table-cell office:value-type="string" calcext:value-type="string">
            <text:p>Saturday : <text:s/>Reading “pragmatic programmer” Book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6-17" calcext:value-type="date">
            <text:p>43268</text:p>
          </table:table-cell>
          <table:table-cell office:value-type="string" calcext:value-type="string">
            <text:p>Sunday : <text:s/>Reading “pragmatic programmer” Book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<text:s/>7.5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41" office:value-type="string" calcext:value-type="string">
            <text:p>pragmatic programmer : Chapter 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15" calcext:value-type="float">
            <text:p>1.15</text:p>
          </table:table-cell>
          <table:table-cell table:style-name="ce70" office:value-type="date" office:date-value="2018-06-18" calcext:value-type="date">
            <text:p>43269</text:p>
          </table:table-cell>
          <table:table-cell office:value-type="string" calcext:value-type="string">
            <text:p>Monday <text:s text:c="7"/>: A pragmatic philosophy : Taking responsibility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pragmatic programmer : Chapter 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15" calcext:value-type="float">
            <text:p>1.15</text:p>
          </table:table-cell>
          <table:table-cell table:style-name="ce70" office:value-type="date" office:date-value="2018-06-19" calcext:value-type="date">
            <text:p>43270</text:p>
          </table:table-cell>
          <table:table-cell office:value-type="string" calcext:value-type="string">
            <text:p>Tuesday <text:s text:c="6"/>: Software Entropy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Reed solomon Code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45" calcext:value-type="float">
            <text:p>2.45</text:p>
          </table:table-cell>
          <table:table-cell table:style-name="ce70" office:value-type="date" office:date-value="2018-06-20" calcext:value-type="date">
            <text:p>43271</text:p>
          </table:table-cell>
          <table:table-cell office:value-type="string" calcext:value-type="string">
            <text:p>Wednesday <text:s/>: reed-solomon codes; concrete mathematics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ncrete Mathematics : Chapter 1</text:p>
          </table:table-cell>
          <table:table-cell table:style-name="ce46" office:value-type="string" calcext:value-type="string">
            <text:p>READING</text:p>
          </table:table-cell>
          <table:table-cell table:style-name="ce69" office:value-type="float" office:value="1.5" calcext:value-type="float">
            <text:p>1.5</text:p>
          </table:table-cell>
          <table:table-cell table:style-name="ce70" office:value-type="date" office:date-value="2018-06-21" calcext:value-type="date">
            <text:p>43272</text:p>
          </table:table-cell>
          <table:table-cell office:value-type="string" calcext:value-type="string">
            <text:p>Thursday <text:s/>: Towers of Hanoi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ncrete Mathematics : Chapter 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6-22" calcext:value-type="date">
            <text:p>43273</text:p>
          </table:table-cell>
          <table:table-cell table:style-name="ce37" office:value-type="string" calcext:value-type="string">
            <text:p>Friday <text:s/>: Lines in the plane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6-23" calcext:value-type="date">
            <text:p>43274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/>
          <table:table-cell/>
          <table:table-cell table:style-name="ce46"/>
          <table:table-cell table:style-name="ce70" office:value-type="date" office:date-value="2018-06-24" calcext:value-type="date">
            <text:p>43275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<text:s/>4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41" office:value-type="string" calcext:value-type="string">
            <text:p>pragmatic programmer : Chapter 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6-25" calcext:value-type="date">
            <text:p>43276</text:p>
          </table:table-cell>
          <table:table-cell office:value-type="string" calcext:value-type="string">
            <text:p>Monday <text:s/>: reading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ncrete Mathematics : Chapter 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6-26" calcext:value-type="date">
            <text:p>43277</text:p>
          </table:table-cell>
          <table:table-cell office:value-type="string" calcext:value-type="string">
            <text:p>Tuesday : variation of “lines in the plane problem”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6, 7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6-27" calcext:value-type="date">
            <text:p>43278</text:p>
          </table:table-cell>
          <table:table-cell office:value-type="string" calcext:value-type="string">
            <text:p>Wednesday : Finished chapter 6, started chapter 7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7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6-28" calcext:value-type="date">
            <text:p>43279</text:p>
          </table:table-cell>
          <table:table-cell office:value-type="string" calcext:value-type="string">
            <text:p>Thursday <text:s/>: static block in java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7, 8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6-29" calcext:value-type="date">
            <text:p>43280</text:p>
          </table:table-cell>
          <table:table-cell table:style-name="ce37" office:value-type="string" calcext:value-type="string">
            <text:p>Friday <text:s/>: Finished chapter 7, started chapter 8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8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6-30" calcext:value-type="date">
            <text:p>43281</text:p>
          </table:table-cell>
          <table:table-cell office:value-type="string" calcext:value-type="string">
            <text:p>Saturday : Finished Chapter 8, started chapter 9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7-01" calcext:value-type="date">
            <text:p>43282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5">
          <table:table-cell table:style-name="ce44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9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02" calcext:value-type="date">
            <text:p>43283</text:p>
          </table:table-cell>
          <table:table-cell office:value-type="string" calcext:value-type="string">
            <text:p>Monday <text:s/>: <text:s/>packages in Java, started reading Interfaces in Java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9, 10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03" calcext:value-type="date">
            <text:p>43284</text:p>
          </table:table-cell>
          <table:table-cell office:value-type="string" calcext:value-type="string">
            <text:p>Tuesday <text:s text:c="2"/>: Finished Chapter 9, 10; Started chapter 11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04" calcext:value-type="date">
            <text:p>43285</text:p>
          </table:table-cell>
          <table:table-cell office:value-type="string" calcext:value-type="string">
            <text:p>Wednesday : Reading multithreading in Java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05" calcext:value-type="date">
            <text:p>43286</text:p>
          </table:table-cell>
          <table:table-cell office:value-type="string" calcext:value-type="string">
            <text:p>Thursday <text:s text:c="5"/>: Finished Chapter 11, Started Chapter 12 <text:s/>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2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06" calcext:value-type="date">
            <text:p>43287</text:p>
          </table:table-cell>
          <table:table-cell table:style-name="ce37" office:value-type="string" calcext:value-type="string">
            <text:p>Friday <text:s/>: Reading Chapter 12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2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" calcext:value-type="float">
            <text:p>1</text:p>
          </table:table-cell>
          <table:table-cell table:style-name="ce70" office:value-type="date" office:date-value="2018-07-07" calcext:value-type="date">
            <text:p>43288</text:p>
          </table:table-cell>
          <table:table-cell office:value-type="string" calcext:value-type="string">
            <text:p>Saturday : Finished Chapter 12 (hasty reading), Started Chapter 14</text:p>
          </table:table-cell>
          <table:table-cell table:number-columns-repeated="1019"/>
        </table:table-row>
        <table:table-row table:style-name="ro10">
          <table:table-cell table:style-name="ce41"/>
          <table:table-cell/>
          <table:table-cell table:style-name="ce46"/>
          <table:table-cell table:style-name="ce70" office:value-type="date" office:date-value="2018-07-08" calcext:value-type="date">
            <text:p>43289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<text:s text:c="2"/>Finished 4 Chapters in Java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09" calcext:value-type="date">
            <text:p>43290</text:p>
          </table:table-cell>
          <table:table-cell office:value-type="string" calcext:value-type="string">
            <text:p>Monday : Understanding of Generics in Java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10" calcext:value-type="date">
            <text:p>43291</text:p>
          </table:table-cell>
          <table:table-cell office:value-type="string" calcext:value-type="string">
            <text:p>Tuesday : Finished Chapter 14, Started Chapter 15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5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11" calcext:value-type="date">
            <text:p>43292</text:p>
          </table:table-cell>
          <table:table-cell office:value-type="string" calcext:value-type="string">
            <text:p>Wednesday : understanding of Lambdas in Java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5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15" calcext:value-type="float">
            <text:p>2.15</text:p>
          </table:table-cell>
          <table:table-cell table:style-name="ce70" office:value-type="date" office:date-value="2018-07-12" calcext:value-type="date">
            <text:p>43293</text:p>
          </table:table-cell>
          <table:table-cell office:value-type="string" calcext:value-type="string">
            <text:p>Thursday : Finished chapter 15, started chapter 13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3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13" calcext:value-type="date">
            <text:p>43294</text:p>
          </table:table-cell>
          <table:table-cell table:style-name="ce37" office:value-type="string" calcext:value-type="string">
            <text:p>Friday <text:s/>: <text:s/>Reading Chapter13 File I/O and other Keywords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3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30 mins</text:p>
          </table:table-cell>
          <table:table-cell table:style-name="ce70" office:value-type="date" office:date-value="2018-07-14" calcext:value-type="date">
            <text:p>43295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/>
          <table:table-cell table:number-columns-repeated="2"/>
          <table:table-cell table:style-name="ce70" office:value-type="date" office:date-value="2018-07-15" calcext:value-type="date">
            <text:p>43296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<text:s text:c="2"/>Finished 3 Chapters in Java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6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16" calcext:value-type="date">
            <text:p>43297</text:p>
          </table:table-cell>
          <table:table-cell office:value-type="string" calcext:value-type="string">
            <text:p>Monday : Reading String Library in Java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6, 17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17" calcext:value-type="date">
            <text:p>43298</text:p>
          </table:table-cell>
          <table:table-cell office:value-type="string" calcext:value-type="string">
            <text:p>Tuesday : Finished Chapter16, Started Chapter 17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7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18" calcext:value-type="date">
            <text:p>43299</text:p>
          </table:table-cell>
          <table:table-cell office:value-type="string" calcext:value-type="string">
            <text:p>Wednesday : reading Chapter7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7, 18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19" calcext:value-type="date">
            <text:p>43300</text:p>
          </table:table-cell>
          <table:table-cell office:value-type="string" calcext:value-type="string">
            <text:p>Thursday <text:s text:c="5"/>: Finished Chapter 17, Started Chapter 18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8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20" calcext:value-type="date">
            <text:p>43301</text:p>
          </table:table-cell>
          <table:table-cell table:style-name="ce37" office:value-type="string" calcext:value-type="string">
            <text:p>Friday <text:s/>: Reading Collections in java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7-21" calcext:value-type="date">
            <text:p>43302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/>
          <table:table-cell table:number-columns-repeated="2"/>
          <table:table-cell table:style-name="ce70" office:value-type="date" office:date-value="2018-07-22" calcext:value-type="date">
            <text:p>43303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<text:s text:c="2"/>Finished 2 Chapters in Java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8, 19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23" calcext:value-type="date">
            <text:p>43304</text:p>
          </table:table-cell>
          <table:table-cell office:value-type="string" calcext:value-type="string">
            <text:p>Monday <text:s/>: Finished Chapter 18, Started Chapter 19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9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8-07-24" calcext:value-type="date">
            <text:p>43305</text:p>
          </table:table-cell>
          <table:table-cell office:value-type="string" calcext:value-type="string">
            <text:p>Tuesday : Reading Chapter 19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9, 20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8-07-25" calcext:value-type="date">
            <text:p>43306</text:p>
          </table:table-cell>
          <table:table-cell office:value-type="string" calcext:value-type="string">
            <text:p>Wednesday : Finished Chapter 19, Started Chapter 20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0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8-07-26" calcext:value-type="date">
            <text:p>43307</text:p>
          </table:table-cell>
          <table:table-cell office:value-type="string" calcext:value-type="string">
            <text:p>Thursday <text:s/>: File I/O Basics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0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8-07-27" calcext:value-type="date">
            <text:p>43308</text:p>
          </table:table-cell>
          <table:table-cell table:style-name="ce37" office:value-type="string" calcext:value-type="string">
            <text:p>Friday <text:s/>: Various types of File I/O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7-28" calcext:value-type="date">
            <text:p>43309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/>
          <table:table-cell/>
          <table:table-cell table:style-name="ce46"/>
          <table:table-cell table:style-name="ce70" office:value-type="date" office:date-value="2018-07-29" calcext:value-type="date">
            <text:p>43310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<text:s text:c="2"/>Finished <text:s/>Chapters in Java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0</text:p>
          </table:table-cell>
          <table:table-cell table:style-name="ce46" table:number-columns-repeated="2"/>
          <table:table-cell table:style-name="ce70" office:value-type="date" office:date-value="2018-07-30" calcext:value-type="date">
            <text:p>43311</text:p>
          </table:table-cell>
          <table:table-cell office:value-type="string" calcext:value-type="string">
            <text:p>Monday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0</text:p>
          </table:table-cell>
          <table:table-cell table:style-name="ce46" table:number-columns-repeated="2"/>
          <table:table-cell table:style-name="ce70" office:value-type="date" office:date-value="2018-07-31" calcext:value-type="date">
            <text:p>43312</text:p>
          </table:table-cell>
          <table:table-cell office:value-type="string" calcext:value-type="string">
            <text:p>Tuesday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0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8-08-01" calcext:value-type="date">
            <text:p>43313</text:p>
          </table:table-cell>
          <table:table-cell office:value-type="string" calcext:value-type="string">
            <text:p>Wednesday : Reading Chapter 20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0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8-08-02" calcext:value-type="date">
            <text:p>43314</text:p>
          </table:table-cell>
          <table:table-cell office:value-type="string" calcext:value-type="string">
            <text:p>Thursday <text:s text:c="5"/>: Finished Chapter 20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8-03" calcext:value-type="date">
            <text:p>43315</text:p>
          </table:table-cell>
          <table:table-cell table:style-name="ce37" office:value-type="string" calcext:value-type="string">
            <text:p>Friday <text:s/>: Reading Java NIO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8-04" calcext:value-type="date">
            <text:p>43316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8-05" calcext:value-type="date">
            <text:p>43317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<text:s text:c="2"/>Finished <text:s/>Chapters in Java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1</text:p>
          </table:table-cell>
          <table:table-cell table:style-name="ce46"/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8-08-06" calcext:value-type="date">
            <text:p>43318</text:p>
          </table:table-cell>
          <table:table-cell office:value-type="string" calcext:value-type="string">
            <text:p>Monday <text:s/>: Leave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1</text:p>
          </table:table-cell>
          <table:table-cell table:style-name="ce46"/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8-08-07" calcext:value-type="date">
            <text:p>43319</text:p>
          </table:table-cell>
          <table:table-cell office:value-type="string" calcext:value-type="string">
            <text:p>Tuesday :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8-08-08" calcext:value-type="date">
            <text:p>43320</text:p>
          </table:table-cell>
          <table:table-cell office:value-type="string" calcext:value-type="string">
            <text:p>Wednesday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1</text:p>
          </table:table-cell>
          <table:table-cell table:style-name="ce46" table:number-columns-repeated="2"/>
          <table:table-cell table:style-name="ce70" office:value-type="date" office:date-value="2018-08-09" calcext:value-type="date">
            <text:p>43321</text:p>
          </table:table-cell>
          <table:table-cell office:value-type="string" calcext:value-type="string">
            <text:p>Thursday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1</text:p>
          </table:table-cell>
          <table:table-cell table:style-name="ce46" table:number-columns-repeated="2"/>
          <table:table-cell table:style-name="ce70" office:value-type="date" office:date-value="2018-08-10" calcext:value-type="date">
            <text:p>43322</text:p>
          </table:table-cell>
          <table:table-cell table:style-name="ce37" office:value-type="string" calcext:value-type="string">
            <text:p>Friday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8-11" calcext:value-type="date">
            <text:p>43323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/>
          <table:table-cell/>
          <table:table-cell table:style-name="ce46"/>
          <table:table-cell table:style-name="ce70" office:value-type="date" office:date-value="2018-08-12" calcext:value-type="date">
            <text:p>43324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<text:s text:c="2"/>Finished <text:s/>Chapters in Java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1</text:p>
          </table:table-cell>
          <table:table-cell table:style-name="ce46" table:number-columns-repeated="2"/>
          <table:table-cell table:style-name="ce70" office:value-type="date" office:date-value="2018-08-13" calcext:value-type="date">
            <text:p>43325</text:p>
          </table:table-cell>
          <table:table-cell office:value-type="string" calcext:value-type="string">
            <text:p>Monday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30 mins</text:p>
          </table:table-cell>
          <table:table-cell table:style-name="ce70" office:value-type="date" office:date-value="2018-08-14" calcext:value-type="date">
            <text:p>43326</text:p>
          </table:table-cell>
          <table:table-cell office:value-type="string" calcext:value-type="string">
            <text:p>Tuesday : Java network programming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1</text:p>
          </table:table-cell>
          <table:table-cell table:style-name="ce46" table:number-columns-repeated="2"/>
          <table:table-cell table:style-name="ce70" office:value-type="date" office:date-value="2018-08-15" calcext:value-type="date">
            <text:p>43327</text:p>
          </table:table-cell>
          <table:table-cell office:value-type="string" calcext:value-type="string">
            <text:p>Wednesday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Java Tools Ppt preparation</text:p>
          </table:table-cell>
          <table:table-cell table:style-name="ce46" office:value-type="string" calcext:value-type="string">
            <text:p>Making ppt</text:p>
          </table:table-cell>
          <table:table-cell table:style-name="ce46" office:value-type="string" calcext:value-type="string">
            <text:p>2.5 hrs</text:p>
          </table:table-cell>
          <table:table-cell table:style-name="ce70" office:value-type="date" office:date-value="2018-08-16" calcext:value-type="date">
            <text:p>43328</text:p>
          </table:table-cell>
          <table:table-cell office:value-type="string" calcext:value-type="string">
            <text:p>Thursday <text:s text:c="5"/>: Making ppt 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1, 28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2.5 hrs</text:p>
          </table:table-cell>
          <table:table-cell table:style-name="ce70" office:value-type="date" office:date-value="2018-08-17" calcext:value-type="date">
            <text:p>43329</text:p>
          </table:table-cell>
          <table:table-cell table:style-name="ce37" office:value-type="string" calcext:value-type="string">
            <text:p>Friday <text:s/>: Finished Chapter 21, Started Chapter 28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8-18" calcext:value-type="date">
            <text:p>43330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8-19" calcext:value-type="date">
            <text:p>43331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<text:s text:c="2"/>Finished <text:s/>Chapters in Java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8</text:p>
          </table:table-cell>
          <table:table-cell table:number-columns-repeated="2"/>
          <table:table-cell table:style-name="ce70" office:value-type="date" office:date-value="2018-08-20" calcext:value-type="date">
            <text:p>43332</text:p>
          </table:table-cell>
          <table:table-cell office:value-type="string" calcext:value-type="string">
            <text:p>Monday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8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2 hrs</text:p>
          </table:table-cell>
          <table:table-cell table:style-name="ce79" office:value-type="date" office:date-value="2018-08-21" calcext:value-type="date">
            <text:p>43333</text:p>
          </table:table-cell>
          <table:table-cell office:value-type="string" calcext:value-type="string">
            <text:p>Tuesday <text:s text:c="6"/>: <text:s/>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8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2 hrs</text:p>
          </table:table-cell>
          <table:table-cell table:style-name="ce70" office:value-type="date" office:date-value="2018-08-22" calcext:value-type="date">
            <text:p>43334</text:p>
          </table:table-cell>
          <table:table-cell office:value-type="string" calcext:value-type="string">
            <text:p>Wednesday : Finished Chapter 28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9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2 hrs</text:p>
          </table:table-cell>
          <table:table-cell table:style-name="ce79" office:value-type="date" office:date-value="2018-08-23" calcext:value-type="date">
            <text:p>43335</text:p>
          </table:table-cell>
          <table:table-cell office:value-type="string" calcext:value-type="string">
            <text:p>Thursday <text:s text:c="5"/>: Finished 29 and so <text:s/>java 9 Complete Reference Book <text:s/>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Overall summary for 13 Months :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number-columns-repeated="3"/>
          <table:table-cell table:style-name="ce70" office:value-type="date" office:date-value="2018-08-24" calcext:value-type="date">
            <text:p>4333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8-25" calcext:value-type="date">
            <text:p>4333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8-26" calcext:value-type="date">
            <text:p>4333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8-27" calcext:value-type="date">
            <text:p>4333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8-28" calcext:value-type="date">
            <text:p>4334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8-29" calcext:value-type="date">
            <text:p>4334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8-30" calcext:value-type="date">
            <text:p>4334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8-31" calcext:value-type="date">
            <text:p>4334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01" calcext:value-type="date">
            <text:p>4334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02" calcext:value-type="date">
            <text:p>4334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03" calcext:value-type="date">
            <text:p>4334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04" calcext:value-type="date">
            <text:p>4334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05" calcext:value-type="date">
            <text:p>4334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06" calcext:value-type="date">
            <text:p>4334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07" calcext:value-type="date">
            <text:p>4335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08" calcext:value-type="date">
            <text:p>4335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09" calcext:value-type="date">
            <text:p>4335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10" calcext:value-type="date">
            <text:p>4335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11" calcext:value-type="date">
            <text:p>4335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12" calcext:value-type="date">
            <text:p>4335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13" calcext:value-type="date">
            <text:p>4335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14" calcext:value-type="date">
            <text:p>4335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15" calcext:value-type="date">
            <text:p>4335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16" calcext:value-type="date">
            <text:p>4335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17" calcext:value-type="date">
            <text:p>4336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18" calcext:value-type="date">
            <text:p>4336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19" calcext:value-type="date">
            <text:p>43362</text:p>
          </table:table-cell>
          <table:table-cell table:style-name="ce37"/>
          <table:table-cell table:number-columns-repeated="1019"/>
        </table:table-row>
        <table:table-row table:style-name="ro10">
          <table:table-cell table:number-columns-repeated="3"/>
          <table:table-cell table:style-name="ce70" office:value-type="date" office:date-value="2018-09-20" calcext:value-type="date">
            <text:p>4336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21" calcext:value-type="date">
            <text:p>4336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22" calcext:value-type="date">
            <text:p>4336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23" calcext:value-type="date">
            <text:p>4336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24" calcext:value-type="date">
            <text:p>4336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25" calcext:value-type="date">
            <text:p>4336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26" calcext:value-type="date">
            <text:p>4336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27" calcext:value-type="date">
            <text:p>4337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28" calcext:value-type="date">
            <text:p>4337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29" calcext:value-type="date">
            <text:p>4337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30" calcext:value-type="date">
            <text:p>4337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/>
          <table:table-cell table:number-columns-repeated="1020"/>
        </table:table-row>
        <table:table-row table:style-name="ro10">
          <table:table-cell office:value-type="string" calcext:value-type="string">
            <text:p>Effectvie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30 mins</text:p>
          </table:table-cell>
          <table:table-cell table:style-name="ce70" office:value-type="date" office:date-value="2018-10-01" calcext:value-type="date">
            <text:p>43374</text:p>
          </table:table-cell>
          <table:table-cell office:value-type="string" calcext:value-type="string">
            <text:p>Started Chapter 4</text:p>
          </table:table-cell>
          <table:table-cell table:number-columns-repeated="1019"/>
        </table:table-row>
        <table:table-row table:style-name="ro10">
          <table:table-cell table:style-name="Default" table:number-columns-repeated="3"/>
          <table:table-cell table:style-name="ce70" office:value-type="date" office:date-value="2018-10-02" calcext:value-type="date">
            <text:p>43375</text:p>
          </table:table-cell>
          <table:table-cell table:number-columns-repeated="1020"/>
        </table:table-row>
        <table:table-row table:style-name="ro10">
          <table:table-cell table:style-name="ce36" office:value-type="string" calcext:value-type="string">
            <text:p>Effectvie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 hr 30 mins</text:p>
          </table:table-cell>
          <table:table-cell table:style-name="ce70" office:value-type="date" office:date-value="2018-10-03" calcext:value-type="date">
            <text:p>43376</text:p>
          </table:table-cell>
          <table:table-cell office:value-type="string" calcext:value-type="string">
            <text:p>Reading Chapter 4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Effectvie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 hr 30 mins</text:p>
          </table:table-cell>
          <table:table-cell table:style-name="ce70" office:value-type="date" office:date-value="2018-10-04" calcext:value-type="date">
            <text:p>43377</text:p>
          </table:table-cell>
          <table:table-cell table:number-columns-repeated="1020"/>
        </table:table-row>
        <table:table-row table:style-name="ro10">
          <table:table-cell table:style-name="ce36" office:value-type="string" calcext:value-type="string">
            <text:p>Effectvie Java</text:p>
          </table:table-cell>
          <table:table-cell/>
          <table:table-cell table:style-name="ce46"/>
          <table:table-cell table:style-name="ce70" office:value-type="date" office:date-value="2018-10-05" calcext:value-type="date">
            <text:p>43378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Json Work</text:p>
          </table:table-cell>
          <table:table-cell office:value-type="string" calcext:value-type="string">
            <text:p>coding</text:p>
          </table:table-cell>
          <table:table-cell table:style-name="ce46" office:value-type="string" calcext:value-type="string">
            <text:p>3 hrs</text:p>
          </table:table-cell>
          <table:table-cell table:style-name="ce70" office:value-type="date" office:date-value="2018-10-06" calcext:value-type="date">
            <text:p>43379</text:p>
          </table:table-cell>
          <table:table-cell office:value-type="string" calcext:value-type="string">
            <text:p>Reading &amp; Coding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0-07" calcext:value-type="date">
            <text:p>43380</text:p>
          </table:table-cell>
          <table:table-cell table:number-columns-repeated="1020"/>
        </table:table-row>
        <table:table-row table:style-name="ro10">
          <table:table-cell office:value-type="string" calcext:value-type="string" table:number-columns-spanned="5" table:number-rows-spanned="1">
            <text:p>Week summary : <text:s text:c="2"/>Reading Chapter 4 in Effective Java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36" office:value-type="string" calcext:value-type="string">
            <text:p>Effectvie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 hrs</text:p>
          </table:table-cell>
          <table:table-cell table:style-name="ce70" office:value-type="date" office:date-value="2018-10-08" calcext:value-type="date">
            <text:p>43381</text:p>
          </table:table-cell>
          <table:table-cell office:value-type="string" calcext:value-type="string">
            <text:p>Reading Chapter 4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Effectvie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 hrs</text:p>
          </table:table-cell>
          <table:table-cell table:style-name="ce70" office:value-type="date" office:date-value="2018-10-09" calcext:value-type="date">
            <text:p>43382</text:p>
          </table:table-cell>
          <table:table-cell office:value-type="string" calcext:value-type="string">
            <text:p>Finished Chapter 4 ; Started Chapter 5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Ons work</text:p>
          </table:table-cell>
          <table:table-cell office:value-type="string" calcext:value-type="string">
            <text:p>Coding</text:p>
          </table:table-cell>
          <table:table-cell table:style-name="ce46" office:value-type="string" calcext:value-type="string">
            <text:p>2.5 hrs</text:p>
          </table:table-cell>
          <table:table-cell table:style-name="ce70" office:value-type="date" office:date-value="2018-10-10" calcext:value-type="date">
            <text:p>43383</text:p>
          </table:table-cell>
          <table:table-cell office:value-type="string" calcext:value-type="string">
            <text:p>int to properties file conversion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Effectvie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 hrs</text:p>
          </table:table-cell>
          <table:table-cell table:style-name="ce70" office:value-type="date" office:date-value="2018-10-11" calcext:value-type="date">
            <text:p>43384</text:p>
          </table:table-cell>
          <table:table-cell office:value-type="string" calcext:value-type="string">
            <text:p>generics in Java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Effectvie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8-10-12" calcext:value-type="date">
            <text:p>43385</text:p>
          </table:table-cell>
          <table:table-cell office:value-type="string" calcext:value-type="string">
            <text:p>Lambdas in Java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0-13" calcext:value-type="date">
            <text:p>4338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0-14" calcext:value-type="date">
            <text:p>43387</text:p>
          </table:table-cell>
          <table:table-cell table:number-columns-repeated="1020"/>
        </table:table-row>
        <table:table-row table:style-name="ro10">
          <table:table-cell office:value-type="string" calcext:value-type="string" table:number-columns-spanned="5" table:number-rows-spanned="1">
            <text:p>Week summary : <text:s text:c="2"/>Finished 1 Chapter in Effective Java ;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36" office:value-type="string" calcext:value-type="string">
            <text:p>Lambdas in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 hr</text:p>
          </table:table-cell>
          <table:table-cell table:style-name="ce70" office:value-type="date" office:date-value="2018-10-15" calcext:value-type="date">
            <text:p>43388</text:p>
          </table:table-cell>
          <table:table-cell office:value-type="string" calcext:value-type="string">
            <text:p>rea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Reading Modules, Functors in Ocaml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.5 hrs</text:p>
          </table:table-cell>
          <table:table-cell table:style-name="ce70" office:value-type="date" office:date-value="2018-10-16" calcext:value-type="date">
            <text:p>43389</text:p>
          </table:table-cell>
          <table:table-cell office:value-type="string" calcext:value-type="string">
            <text:p>reading ocaml and MDS code understan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Ocaml : BI record fetchand update</text:p>
          </table:table-cell>
          <table:table-cell office:value-type="string" calcext:value-type="string">
            <text:p>Coding</text:p>
          </table:table-cell>
          <table:table-cell table:style-name="ce46" office:value-type="string" calcext:value-type="string">
            <text:p>2.5 hrs</text:p>
          </table:table-cell>
          <table:table-cell table:style-name="ce70" office:value-type="date" office:date-value="2018-10-17" calcext:value-type="date">
            <text:p>43390</text:p>
          </table:table-cell>
          <table:table-cell office:value-type="string" calcext:value-type="string">
            <text:p>Update workitem with bucket-info 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Ocaml : BI record fetchand update</text:p>
          </table:table-cell>
          <table:table-cell office:value-type="string" calcext:value-type="string">
            <text:p>Coding</text:p>
          </table:table-cell>
          <table:table-cell table:style-name="ce46" office:value-type="string" calcext:value-type="string">
            <text:p>3 hrs</text:p>
          </table:table-cell>
          <table:table-cell table:style-name="ce70" office:value-type="date" office:date-value="2018-10-18" calcext:value-type="date">
            <text:p>43391</text:p>
          </table:table-cell>
          <table:table-cell office:value-type="string" calcext:value-type="string">
            <text:p>Unit-tests are added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0-19" calcext:value-type="date">
            <text:p>4339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0-20" calcext:value-type="date">
            <text:p>43393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0-21" calcext:value-type="date">
            <text:p>43394</text:p>
          </table:table-cell>
          <table:table-cell table:number-columns-repeated="1020"/>
        </table:table-row>
        <table:table-row table:style-name="ro10">
          <table:table-cell office:value-type="string" calcext:value-type="string" table:number-columns-spanned="5" table:number-rows-spanned="1">
            <text:p>Week summary : <text:s/>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Lambdas in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8-10-22" calcext:value-type="date">
            <text:p>43395</text:p>
          </table:table-cell>
          <table:table-cell office:value-type="string" calcext:value-type="string">
            <text:p>Reading for Tech-talk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Python Script work</text:p>
          </table:table-cell>
          <table:table-cell table:style-name="ce46" office:value-type="string" calcext:value-type="string">
            <text:p>Coding</text:p>
          </table:table-cell>
          <table:table-cell table:style-name="ce46" office:value-type="string" calcext:value-type="string">
            <text:p>1 hr</text:p>
          </table:table-cell>
          <table:table-cell table:style-name="ce70" office:value-type="date" office:date-value="2018-10-23" calcext:value-type="date">
            <text:p>43396</text:p>
          </table:table-cell>
          <table:table-cell office:value-type="string" calcext:value-type="string">
            <text:p>Co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Preparing ppt on Lambda Expression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3 hrs</text:p>
          </table:table-cell>
          <table:table-cell table:style-name="ce70" office:value-type="date" office:date-value="2018-10-24" calcext:value-type="date">
            <text:p>43397</text:p>
          </table:table-cell>
          <table:table-cell office:value-type="string" calcext:value-type="string">
            <text:p>Reading JLS10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Preparing ppt on Lambda Expression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3 hrs</text:p>
          </table:table-cell>
          <table:table-cell table:style-name="ce70" office:value-type="date" office:date-value="2018-10-25" calcext:value-type="date">
            <text:p>43398</text:p>
          </table:table-cell>
          <table:table-cell office:value-type="string" calcext:value-type="string">
            <text:p>Preparation done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ode Understanding of MDS</text:p>
          </table:table-cell>
          <table:table-cell table:style-name="ce46" office:value-type="string" calcext:value-type="string">
            <text:p>Reading</text:p>
          </table:table-cell>
          <table:table-cell table:style-name="ce46"/>
          <table:table-cell table:style-name="ce70" office:value-type="date" office:date-value="2018-10-26" calcext:value-type="date">
            <text:p>43399</text:p>
          </table:table-cell>
          <table:table-cell office:value-type="string" calcext:value-type="string">
            <text:p>Thrift servers in ocaml understanding</text:p>
          </table:table-cell>
          <table:table-cell table:number-columns-repeated="1019"/>
        </table:table-row>
        <table:table-row table:style-name="ro10">
          <table:table-cell/>
          <table:table-cell table:style-name="ce46" table:number-columns-repeated="2"/>
          <table:table-cell table:style-name="ce70" office:value-type="date" office:date-value="2018-10-27" calcext:value-type="date">
            <text:p>43400</text:p>
          </table:table-cell>
          <table:table-cell table:number-columns-repeated="1020"/>
        </table:table-row>
        <table:table-row table:style-name="ro10">
          <table:table-cell/>
          <table:table-cell table:style-name="ce46" table:number-columns-repeated="2"/>
          <table:table-cell table:style-name="ce70" office:value-type="date" office:date-value="2018-10-28" calcext:value-type="date">
            <text:p>43401</text:p>
          </table:table-cell>
          <table:table-cell table:number-columns-repeated="1020"/>
        </table:table-row>
        <table:table-row table:style-name="ro10">
          <table:table-cell office:value-type="string" calcext:value-type="string" table:number-columns-spanned="5" table:number-rows-spanned="1">
            <text:p>Week summary : <text:s/>Finished preparation of ppt on Lambdas; <text:s/>Code understanding of MDS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Anonymous classes &amp; code understan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2.5 hrs</text:p>
          </table:table-cell>
          <table:table-cell table:style-name="ce70" office:value-type="date" office:date-value="2018-10-29" calcext:value-type="date">
            <text:p>43402</text:p>
          </table:table-cell>
          <table:table-cell office:value-type="string" calcext:value-type="string">
            <text:p>MDS – Ocaml code understan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</text:p>
          </table:table-cell>
          <table:table-cell table:style-name="ce46" office:value-type="string" calcext:value-type="string">
            <text:p>--</text:p>
          </table:table-cell>
          <table:table-cell table:style-name="ce46"/>
          <table:table-cell table:style-name="ce70" office:value-type="date" office:date-value="2018-10-30" calcext:value-type="date">
            <text:p>43403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MDS code understan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3 hrs</text:p>
          </table:table-cell>
          <table:table-cell table:style-name="ce70" office:value-type="date" office:date-value="2018-10-31" calcext:value-type="date">
            <text:p>43404</text:p>
          </table:table-cell>
          <table:table-cell office:value-type="string" calcext:value-type="string">
            <text:p>MDS – Ocaml code understanding</text:p>
          </table:table-cell>
          <table:table-cell table:number-columns-repeated="1019"/>
        </table:table-row>
        <table:table-row table:style-name="ro10">
          <table:table-cell/>
          <table:table-cell table:style-name="ce46" table:number-columns-repeated="2"/>
          <table:table-cell table:style-name="ce70" office:value-type="date" office:date-value="2018-11-01" calcext:value-type="date">
            <text:p>43405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MDS code understan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3 hrs</text:p>
          </table:table-cell>
          <table:table-cell table:style-name="ce70" office:value-type="date" office:date-value="2018-11-02" calcext:value-type="date">
            <text:p>43406</text:p>
          </table:table-cell>
          <table:table-cell office:value-type="string" calcext:value-type="string">
            <text:p>MDS – Ocaml code understanding</text:p>
          </table:table-cell>
          <table:table-cell table:number-columns-repeated="1019"/>
        </table:table-row>
        <table:table-row table:style-name="ro10">
          <table:table-cell/>
          <table:table-cell table:style-name="ce46" table:number-columns-repeated="2"/>
          <table:table-cell table:style-name="ce70" office:value-type="date" office:date-value="2018-11-03" calcext:value-type="date">
            <text:p>43407</text:p>
          </table:table-cell>
          <table:table-cell table:number-columns-repeated="1020"/>
        </table:table-row>
        <table:table-row table:style-name="ro10">
          <table:table-cell/>
          <table:table-cell table:style-name="ce46" table:number-columns-repeated="2"/>
          <table:table-cell table:style-name="ce70" office:value-type="date" office:date-value="2018-11-04" calcext:value-type="date">
            <text:p>43408</text:p>
          </table:table-cell>
          <table:table-cell table:number-columns-repeated="1020"/>
        </table:table-row>
        <table:table-row table:style-name="ro10">
          <table:table-cell office:value-type="string" calcext:value-type="string" table:number-columns-spanned="5" table:number-rows-spanned="1">
            <text:p>Week summary <text:s/>: Good understanding of Sequence API's usage using arakoon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Keyrouter sequence API </text:p>
          </table:table-cell>
          <table:table-cell table:style-name="ce46" office:value-type="string" calcext:value-type="string">
            <text:p>Coding</text:p>
          </table:table-cell>
          <table:table-cell table:style-name="ce46" office:value-type="string" calcext:value-type="string">
            <text:p>3 hrs</text:p>
          </table:table-cell>
          <table:table-cell table:style-name="ce70" office:value-type="date" office:date-value="2018-11-05" calcext:value-type="date">
            <text:p>43409</text:p>
          </table:table-cell>
          <table:table-cell office:value-type="string" calcext:value-type="string">
            <text:p>MDS – Ocaml coding</text:p>
          </table:table-cell>
          <table:table-cell table:number-columns-repeated="1019"/>
        </table:table-row>
        <table:table-row table:style-name="ro10">
          <table:table-cell/>
          <table:table-cell table:style-name="ce46" table:number-columns-repeated="2"/>
          <table:table-cell table:style-name="ce70" office:value-type="date" office:date-value="2018-11-06" calcext:value-type="date">
            <text:p>43410</text:p>
          </table:table-cell>
          <table:table-cell table:number-columns-repeated="1020"/>
        </table:table-row>
        <table:table-row table:style-name="ro10">
          <table:table-cell/>
          <table:table-cell table:style-name="ce46" table:number-columns-repeated="2"/>
          <table:table-cell table:style-name="ce70" office:value-type="date" office:date-value="2018-11-07" calcext:value-type="date">
            <text:p>43411</text:p>
          </table:table-cell>
          <table:table-cell table:number-columns-repeated="1020"/>
        </table:table-row>
        <table:table-row table:style-name="ro10">
          <table:table-cell/>
          <table:table-cell table:style-name="ce46" table:number-columns-repeated="2"/>
          <table:table-cell table:style-name="ce70" office:value-type="date" office:date-value="2018-11-08" calcext:value-type="date">
            <text:p>43412</text:p>
          </table:table-cell>
          <table:table-cell table:number-columns-repeated="1020"/>
        </table:table-row>
        <table:table-row table:style-name="ro10">
          <table:table-cell/>
          <table:table-cell table:style-name="ce46" table:number-columns-repeated="2"/>
          <table:table-cell table:style-name="ce70" office:value-type="date" office:date-value="2018-11-09" calcext:value-type="date">
            <text:p>43413</text:p>
          </table:table-cell>
          <table:table-cell table:number-columns-repeated="1020"/>
        </table:table-row>
        <table:table-row table:style-name="ro10">
          <table:table-cell/>
          <table:table-cell table:style-name="ce46" table:number-columns-repeated="2"/>
          <table:table-cell table:style-name="ce70" office:value-type="date" office:date-value="2018-11-10" calcext:value-type="date">
            <text:p>43414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1-11" calcext:value-type="date">
            <text:p>43415</text:p>
          </table:table-cell>
          <table:table-cell table:number-columns-repeated="1020"/>
        </table:table-row>
        <table:table-row table:style-name="ro10">
          <table:table-cell office:value-type="string" calcext:value-type="string" table:number-columns-spanned="5" table:number-rows-spanned="1">
            <text:p>Week summary <text:s/>: <text:s/>In Diwali Vacation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------</text:p>
          </table:table-cell>
          <table:table-cell/>
          <table:table-cell table:style-name="ce46"/>
          <table:table-cell table:style-name="ce70" office:value-type="date" office:date-value="2018-11-12" calcext:value-type="date">
            <text:p>43416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-------</text:p>
          </table:table-cell>
          <table:table-cell/>
          <table:table-cell table:style-name="ce46"/>
          <table:table-cell table:style-name="ce70" office:value-type="date" office:date-value="2018-11-13" calcext:value-type="date">
            <text:p>43417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Effective Java Reading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3 hrs</text:p>
          </table:table-cell>
          <table:table-cell table:style-name="ce70" office:value-type="date" office:date-value="2018-11-14" calcext:value-type="date">
            <text:p>43418</text:p>
          </table:table-cell>
          <table:table-cell office:value-type="string" calcext:value-type="string">
            <text:p>General programm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oding and Unit-testing</text:p>
          </table:table-cell>
          <table:table-cell office:value-type="string" calcext:value-type="string">
            <text:p>Coding</text:p>
          </table:table-cell>
          <table:table-cell table:style-name="ce46" office:value-type="string" calcext:value-type="string">
            <text:p>3 hrs</text:p>
          </table:table-cell>
          <table:table-cell table:style-name="ce70" office:value-type="date" office:date-value="2018-11-15" calcext:value-type="date">
            <text:p>43419</text:p>
          </table:table-cell>
          <table:table-cell office:value-type="string" calcext:value-type="string">
            <text:p>MDS – Ocaml co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Integration testing</text:p>
          </table:table-cell>
          <table:table-cell office:value-type="string" calcext:value-type="string">
            <text:p>test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8-11-16" calcext:value-type="date">
            <text:p>43420</text:p>
          </table:table-cell>
          <table:table-cell office:value-type="string" calcext:value-type="string">
            <text:p>Integration testing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1-17" calcext:value-type="date">
            <text:p>43421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1-18" calcext:value-type="date">
            <text:p>43422</text:p>
          </table:table-cell>
          <table:table-cell table:number-columns-repeated="1020"/>
        </table:table-row>
        <table:table-row table:style-name="ro10">
          <table:table-cell office:value-type="string" calcext:value-type="string" table:number-columns-spanned="5" table:number-rows-spanned="1">
            <text:p>Week summary <text:s/>: 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Integration testing</text:p>
          </table:table-cell>
          <table:table-cell office:value-type="string" calcext:value-type="string">
            <text:p>testing</text:p>
          </table:table-cell>
          <table:table-cell table:style-name="ce46" office:value-type="string" calcext:value-type="string">
            <text:p>3 hrs</text:p>
          </table:table-cell>
          <table:table-cell table:style-name="ce70" office:value-type="date" office:date-value="2018-11-19" calcext:value-type="date">
            <text:p>43423</text:p>
          </table:table-cell>
          <table:table-cell office:value-type="string" calcext:value-type="string">
            <text:p>Testing in docker environment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Reading redis documentation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3 hrs</text:p>
          </table:table-cell>
          <table:table-cell table:style-name="ce70" office:value-type="date" office:date-value="2018-11-20" calcext:value-type="date">
            <text:p>43424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Reading Pragmatic programmer Book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8-11-21" calcext:value-type="date">
            <text:p>43425</text:p>
          </table:table-cell>
          <table:table-cell office:value-type="string" calcext:value-type="string">
            <text:p>Reading Preface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Reading Pragmatic programmer Book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 hr</text:p>
          </table:table-cell>
          <table:table-cell table:style-name="ce70" office:value-type="date" office:date-value="2018-11-22" calcext:value-type="date">
            <text:p>43426</text:p>
          </table:table-cell>
          <table:table-cell office:value-type="string" calcext:value-type="string">
            <text:p>Pragmatic programm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Hackathon : code debugging</text:p>
          </table:table-cell>
          <table:table-cell office:value-type="string" calcext:value-type="string">
            <text:p>debugging</text:p>
          </table:table-cell>
          <table:table-cell table:style-name="ce46" office:value-type="string" calcext:value-type="string">
            <text:p>1 hr</text:p>
          </table:table-cell>
          <table:table-cell table:style-name="ce70" office:value-type="date" office:date-value="2018-11-23" calcext:value-type="date">
            <text:p>43427</text:p>
          </table:table-cell>
          <table:table-cell office:value-type="string" calcext:value-type="string">
            <text:p>thrift client-server interaction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1-24" calcext:value-type="date">
            <text:p>43428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1-25" calcext:value-type="date">
            <text:p>43429</text:p>
          </table:table-cell>
          <table:table-cell table:number-columns-repeated="1020"/>
        </table:table-row>
        <table:table-row table:style-name="ro10">
          <table:table-cell office:value-type="string" calcext:value-type="string" table:number-columns-spanned="5" table:number-rows-spanned="1">
            <text:p>Week summary <text:s/>: reading pragmatic programmer book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code refactoring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3 hrs</text:p>
          </table:table-cell>
          <table:table-cell table:style-name="ce70" office:value-type="date" office:date-value="2018-11-26" calcext:value-type="date">
            <text:p>43430</text:p>
          </table:table-cell>
          <table:table-cell office:value-type="string" calcext:value-type="string">
            <text:p>Mds-fanout code understan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ode refactoring</text:p>
          </table:table-cell>
          <table:table-cell office:value-type="string" calcext:value-type="string">
            <text:p>refactoring</text:p>
          </table:table-cell>
          <table:table-cell table:style-name="ce46" office:value-type="string" calcext:value-type="string">
            <text:p>2.5 hrs</text:p>
          </table:table-cell>
          <table:table-cell table:style-name="ce70" office:value-type="date" office:date-value="2018-11-27" calcext:value-type="date">
            <text:p>43431</text:p>
          </table:table-cell>
          <table:table-cell office:value-type="string" calcext:value-type="string">
            <text:p>Code refactor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Effective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 hrs</text:p>
          </table:table-cell>
          <table:table-cell table:style-name="ce70" office:value-type="date" office:date-value="2018-11-28" calcext:value-type="date">
            <text:p>43432</text:p>
          </table:table-cell>
          <table:table-cell office:value-type="string" calcext:value-type="string">
            <text:p>Exception handl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Effective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8-11-29" calcext:value-type="date">
            <text:p>43433</text:p>
          </table:table-cell>
          <table:table-cell office:value-type="string" calcext:value-type="string">
            <text:p>Exception handling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1-30" calcext:value-type="date">
            <text:p>43434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01" calcext:value-type="date">
            <text:p>43435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02" calcext:value-type="date">
            <text:p>43436</text:p>
          </table:table-cell>
          <table:table-cell table:number-columns-repeated="1020"/>
        </table:table-row>
        <table:table-row table:style-name="ro10">
          <table:table-cell office:value-type="string" calcext:value-type="string" table:number-columns-spanned="5" table:number-rows-spanned="1">
            <text:p>Week summary <text:s/>: Effective Java – Finished almost 1 chapter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Effective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 hrs</text:p>
          </table:table-cell>
          <table:table-cell table:style-name="ce70" office:value-type="date" office:date-value="2018-12-03" calcext:value-type="date">
            <text:p>43437</text:p>
          </table:table-cell>
          <table:table-cell office:value-type="string" calcext:value-type="string">
            <text:p>Concurrent Programm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Effective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 hr</text:p>
          </table:table-cell>
          <table:table-cell table:style-name="ce70" office:value-type="date" office:date-value="2018-12-04" calcext:value-type="date">
            <text:p>43438</text:p>
          </table:table-cell>
          <table:table-cell office:value-type="string" calcext:value-type="string">
            <text:p>Concurrent Programm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Effective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8-12-05" calcext:value-type="date">
            <text:p>43439</text:p>
          </table:table-cell>
          <table:table-cell office:value-type="string" calcext:value-type="string">
            <text:p>Concurrent Programm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Effective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30 mins</text:p>
          </table:table-cell>
          <table:table-cell table:style-name="ce70" office:value-type="date" office:date-value="2018-12-06" calcext:value-type="date">
            <text:p>43440</text:p>
          </table:table-cell>
          <table:table-cell office:value-type="string" calcext:value-type="string">
            <text:p>Concurrent Programm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Effective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.5 hrs</text:p>
          </table:table-cell>
          <table:table-cell table:style-name="ce70" office:value-type="date" office:date-value="2018-12-07" calcext:value-type="date">
            <text:p>43441</text:p>
          </table:table-cell>
          <table:table-cell office:value-type="string" calcext:value-type="string">
            <text:p>Finished Concurrent Programming chapter; Started Serialization chapter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08" calcext:value-type="date">
            <text:p>4344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09" calcext:value-type="date">
            <text:p>43443</text:p>
          </table:table-cell>
          <table:table-cell table:number-columns-repeated="1020"/>
        </table:table-row>
        <table:table-row table:style-name="ro10">
          <table:table-cell office:value-type="string" calcext:value-type="string" table:number-columns-spanned="5" table:number-rows-spanned="1">
            <text:p>Week summary <text:s/>: Finished 1 chapter in Effective Java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Hacker rank Java Practice</text:p>
          </table:table-cell>
          <table:table-cell office:value-type="string" calcext:value-type="string">
            <text:p>Coding</text:p>
          </table:table-cell>
          <table:table-cell table:style-name="ce46" office:value-type="string" calcext:value-type="string">
            <text:p>2.5 hrs</text:p>
          </table:table-cell>
          <table:table-cell table:style-name="ce70" office:value-type="date" office:date-value="2018-12-10" calcext:value-type="date">
            <text:p>43444</text:p>
          </table:table-cell>
          <table:table-cell office:value-type="string" calcext:value-type="string">
            <text:p>Solving String Problems : 6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Hacker rank Java Practice</text:p>
          </table:table-cell>
          <table:table-cell office:value-type="string" calcext:value-type="string">
            <text:p>Co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8-12-11" calcext:value-type="date">
            <text:p>43445</text:p>
          </table:table-cell>
          <table:table-cell office:value-type="string" calcext:value-type="string">
            <text:p>Solving String Problems : 1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Hacker rank Java Practice</text:p>
          </table:table-cell>
          <table:table-cell office:value-type="string" calcext:value-type="string">
            <text:p>Co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8-12-12" calcext:value-type="date">
            <text:p>43446</text:p>
          </table:table-cell>
          <table:table-cell office:value-type="string" calcext:value-type="string">
            <text:p>Solving String Problems : 1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13" calcext:value-type="date">
            <text:p>43447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acker rank Java Practice</text:p>
          </table:table-cell>
          <table:table-cell office:value-type="string" calcext:value-type="string">
            <text:p>Coding</text:p>
          </table:table-cell>
          <table:table-cell table:style-name="ce46" office:value-type="string" calcext:value-type="string">
            <text:p>2.5 hrs</text:p>
          </table:table-cell>
          <table:table-cell table:style-name="ce70" office:value-type="date" office:date-value="2018-12-14" calcext:value-type="date">
            <text:p>43448</text:p>
          </table:table-cell>
          <table:table-cell office:value-type="string" calcext:value-type="string">
            <text:p>Solving String Problems : 0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15" calcext:value-type="date">
            <text:p>43449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16" calcext:value-type="date">
            <text:p>43450</text:p>
          </table:table-cell>
          <table:table-cell table:number-columns-repeated="1020"/>
        </table:table-row>
        <table:table-row table:style-name="ro10">
          <table:table-cell office:value-type="string" calcext:value-type="string" table:number-columns-spanned="5" table:number-rows-spanned="1">
            <text:p>Week summary <text:s/>: Solved 7 string problems in hacker rank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Hacker rank Java : String Problems, DS</text:p>
          </table:table-cell>
          <table:table-cell office:value-type="string" calcext:value-type="string">
            <text:p>Coding</text:p>
          </table:table-cell>
          <table:table-cell table:style-name="ce46" office:value-type="string" calcext:value-type="string">
            <text:p>2.5hrs</text:p>
          </table:table-cell>
          <table:table-cell table:style-name="ce70" office:value-type="date" office:date-value="2018-12-17" calcext:value-type="date">
            <text:p>43451</text:p>
          </table:table-cell>
          <table:table-cell office:value-type="string" calcext:value-type="string">
            <text:p>Solved : 3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Hacker rank Java Practice : DS</text:p>
          </table:table-cell>
          <table:table-cell office:value-type="string" calcext:value-type="string">
            <text:p>Co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8-12-18" calcext:value-type="date">
            <text:p>43452</text:p>
          </table:table-cell>
          <table:table-cell office:value-type="string" calcext:value-type="string">
            <text:p>Solved : 0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Hacker rank Java: DS, OOP, Advanced</text:p>
          </table:table-cell>
          <table:table-cell office:value-type="string" calcext:value-type="string">
            <text:p>Co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8-12-19" calcext:value-type="date">
            <text:p>43453</text:p>
          </table:table-cell>
          <table:table-cell office:value-type="string" calcext:value-type="string">
            <text:p>Solved : 12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Hacker rank Java Practice</text:p>
          </table:table-cell>
          <table:table-cell/>
          <table:table-cell table:style-name="ce46"/>
          <table:table-cell table:style-name="ce70" office:value-type="date" office:date-value="2018-12-20" calcext:value-type="date">
            <text:p>43454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acker rank Java Practice</text:p>
          </table:table-cell>
          <table:table-cell/>
          <table:table-cell table:style-name="ce46"/>
          <table:table-cell table:style-name="ce70" office:value-type="date" office:date-value="2018-12-21" calcext:value-type="date">
            <text:p>43455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22" calcext:value-type="date">
            <text:p>4345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23" calcext:value-type="date">
            <text:p>43457</text:p>
          </table:table-cell>
          <table:table-cell table:number-columns-repeated="1020"/>
        </table:table-row>
        <table:table-row table:style-name="ro10">
          <table:table-cell office:value-type="string" calcext:value-type="string" table:number-columns-spanned="5" table:number-rows-spanned="1">
            <text:p>Week summary <text:s/>: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24" calcext:value-type="date">
            <text:p>43458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25" calcext:value-type="date">
            <text:p>43459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26" calcext:value-type="date">
            <text:p>43460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27" calcext:value-type="date">
            <text:p>43461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28" calcext:value-type="date">
            <text:p>4346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29" calcext:value-type="date">
            <text:p>43463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30" calcext:value-type="date">
            <text:p>43464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31" calcext:value-type="date">
            <text:p>43465</text:p>
          </table:table-cell>
          <table:table-cell table:number-columns-repeated="1020"/>
        </table:table-row>
        <table:table-row table:style-name="ro10">
          <table:table-cell office:value-type="string" calcext:value-type="string" table:number-columns-spanned="5" table:number-rows-spanned="1">
            <text:p>Week summary <text:s/>: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01" calcext:value-type="date">
            <text:p>4346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02" calcext:value-type="date">
            <text:p>43467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03" calcext:value-type="date">
            <text:p>43468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04" calcext:value-type="date">
            <text:p>43469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05" calcext:value-type="date">
            <text:p>43470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06" calcext:value-type="date">
            <text:p>43471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07" calcext:value-type="date">
            <text:p>4347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08" calcext:value-type="date">
            <text:p>43473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09" calcext:value-type="date">
            <text:p>43474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10" calcext:value-type="date">
            <text:p>43475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11" calcext:value-type="date">
            <text:p>4347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12" calcext:value-type="date">
            <text:p>43477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13" calcext:value-type="date">
            <text:p>43478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14" calcext:value-type="date">
            <text:p>43479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15" calcext:value-type="date">
            <text:p>43480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16" calcext:value-type="date">
            <text:p>43481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17" calcext:value-type="date">
            <text:p>4348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18" calcext:value-type="date">
            <text:p>43483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19" calcext:value-type="date">
            <text:p>43484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20" calcext:value-type="date">
            <text:p>43485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21" calcext:value-type="date">
            <text:p>4348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22" calcext:value-type="date">
            <text:p>43487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23" calcext:value-type="date">
            <text:p>43488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24" calcext:value-type="date">
            <text:p>43489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25" calcext:value-type="date">
            <text:p>43490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26" calcext:value-type="date">
            <text:p>43491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27" calcext:value-type="date">
            <text:p>4349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28" calcext:value-type="date">
            <text:p>43493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29" calcext:value-type="date">
            <text:p>43494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30" calcext:value-type="date">
            <text:p>43495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31" calcext:value-type="date">
            <text:p>4349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01" calcext:value-type="date">
            <text:p>43497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02" calcext:value-type="date">
            <text:p>43498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03" calcext:value-type="date">
            <text:p>43499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04" calcext:value-type="date">
            <text:p>43500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05" calcext:value-type="date">
            <text:p>43501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06" calcext:value-type="date">
            <text:p>4350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07" calcext:value-type="date">
            <text:p>43503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08" calcext:value-type="date">
            <text:p>43504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09" calcext:value-type="date">
            <text:p>43505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10" calcext:value-type="date">
            <text:p>4350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11" calcext:value-type="date">
            <text:p>43507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12" calcext:value-type="date">
            <text:p>43508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13" calcext:value-type="date">
            <text:p>43509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14" calcext:value-type="date">
            <text:p>43510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15" calcext:value-type="date">
            <text:p>43511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16" calcext:value-type="date">
            <text:p>4351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17" calcext:value-type="date">
            <text:p>43513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18" calcext:value-type="date">
            <text:p>43514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19" calcext:value-type="date">
            <text:p>43515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20" calcext:value-type="date">
            <text:p>4351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21" calcext:value-type="date">
            <text:p>43517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22" calcext:value-type="date">
            <text:p>43518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23" calcext:value-type="date">
            <text:p>43519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24" calcext:value-type="date">
            <text:p>43520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25" calcext:value-type="date">
            <text:p>43521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26" calcext:value-type="date">
            <text:p>4352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27" calcext:value-type="date">
            <text:p>43523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28" calcext:value-type="date">
            <text:p>43524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01" calcext:value-type="date">
            <text:p>43525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02" calcext:value-type="date">
            <text:p>4352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03" calcext:value-type="date">
            <text:p>43527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04" calcext:value-type="date">
            <text:p>43528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05" calcext:value-type="date">
            <text:p>43529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06" calcext:value-type="date">
            <text:p>43530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07" calcext:value-type="date">
            <text:p>43531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08" calcext:value-type="date">
            <text:p>4353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09" calcext:value-type="date">
            <text:p>43533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10" calcext:value-type="date">
            <text:p>43534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11" calcext:value-type="date">
            <text:p>43535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12" calcext:value-type="date">
            <text:p>4353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13" calcext:value-type="date">
            <text:p>43537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14" calcext:value-type="date">
            <text:p>43538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15" calcext:value-type="date">
            <text:p>43539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16" calcext:value-type="date">
            <text:p>43540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17" calcext:value-type="date">
            <text:p>43541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18" calcext:value-type="date">
            <text:p>4354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19" calcext:value-type="date">
            <text:p>43543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20" calcext:value-type="date">
            <text:p>43544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21" calcext:value-type="date">
            <text:p>43545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22" calcext:value-type="date">
            <text:p>4354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23" calcext:value-type="date">
            <text:p>43547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24" calcext:value-type="date">
            <text:p>43548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25" calcext:value-type="date">
            <text:p>43549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26" calcext:value-type="date">
            <text:p>43550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27" calcext:value-type="date">
            <text:p>43551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28" calcext:value-type="date">
            <text:p>4355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29" calcext:value-type="date">
            <text:p>43553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30" calcext:value-type="date">
            <text:p>43554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31" calcext:value-type="date">
            <text:p>43555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01" calcext:value-type="date">
            <text:p>4355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02" calcext:value-type="date">
            <text:p>43557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03" calcext:value-type="date">
            <text:p>43558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04" calcext:value-type="date">
            <text:p>43559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05" calcext:value-type="date">
            <text:p>43560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06" calcext:value-type="date">
            <text:p>43561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07" calcext:value-type="date">
            <text:p>4356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08" calcext:value-type="date">
            <text:p>43563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09" calcext:value-type="date">
            <text:p>43564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10" calcext:value-type="date">
            <text:p>43565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11" calcext:value-type="date">
            <text:p>4356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12" calcext:value-type="date">
            <text:p>43567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13" calcext:value-type="date">
            <text:p>43568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14" calcext:value-type="date">
            <text:p>43569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15" calcext:value-type="date">
            <text:p>43570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16" calcext:value-type="date">
            <text:p>43571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17" calcext:value-type="date">
            <text:p>4357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18" calcext:value-type="date">
            <text:p>43573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19" calcext:value-type="date">
            <text:p>43574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20" calcext:value-type="date">
            <text:p>43575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21" calcext:value-type="date">
            <text:p>4357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22" calcext:value-type="date">
            <text:p>43577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23" calcext:value-type="date">
            <text:p>43578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24" calcext:value-type="date">
            <text:p>43579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25" calcext:value-type="date">
            <text:p>43580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26" calcext:value-type="date">
            <text:p>43581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27" calcext:value-type="date">
            <text:p>4358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28" calcext:value-type="date">
            <text:p>43583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29" calcext:value-type="date">
            <text:p>43584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30" calcext:value-type="date">
            <text:p>43585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5-01" calcext:value-type="date">
            <text:p>4358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5-02" calcext:value-type="date">
            <text:p>4358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03" calcext:value-type="date">
            <text:p>4358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04" calcext:value-type="date">
            <text:p>4358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05" calcext:value-type="date">
            <text:p>4359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06" calcext:value-type="date">
            <text:p>4359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07" calcext:value-type="date">
            <text:p>4359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08" calcext:value-type="date">
            <text:p>4359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09" calcext:value-type="date">
            <text:p>4359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10" calcext:value-type="date">
            <text:p>4359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11" calcext:value-type="date">
            <text:p>4359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12" calcext:value-type="date">
            <text:p>4359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13" calcext:value-type="date">
            <text:p>4359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14" calcext:value-type="date">
            <text:p>4359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15" calcext:value-type="date">
            <text:p>4360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16" calcext:value-type="date">
            <text:p>4360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17" calcext:value-type="date">
            <text:p>4360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18" calcext:value-type="date">
            <text:p>4360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19" calcext:value-type="date">
            <text:p>4360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20" calcext:value-type="date">
            <text:p>4360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21" calcext:value-type="date">
            <text:p>4360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22" calcext:value-type="date">
            <text:p>4360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23" calcext:value-type="date">
            <text:p>4360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24" calcext:value-type="date">
            <text:p>4360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25" calcext:value-type="date">
            <text:p>4361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26" calcext:value-type="date">
            <text:p>4361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27" calcext:value-type="date">
            <text:p>4361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28" calcext:value-type="date">
            <text:p>4361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29" calcext:value-type="date">
            <text:p>4361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30" calcext:value-type="date">
            <text:p>4361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31" calcext:value-type="date">
            <text:p>4361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01" calcext:value-type="date">
            <text:p>4361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02" calcext:value-type="date">
            <text:p>4361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03" calcext:value-type="date">
            <text:p>4361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04" calcext:value-type="date">
            <text:p>4362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05" calcext:value-type="date">
            <text:p>4362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06" calcext:value-type="date">
            <text:p>4362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07" calcext:value-type="date">
            <text:p>4362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08" calcext:value-type="date">
            <text:p>4362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09" calcext:value-type="date">
            <text:p>4362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10" calcext:value-type="date">
            <text:p>4362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11" calcext:value-type="date">
            <text:p>4362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12" calcext:value-type="date">
            <text:p>4362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13" calcext:value-type="date">
            <text:p>4362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14" calcext:value-type="date">
            <text:p>4363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15" calcext:value-type="date">
            <text:p>4363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16" calcext:value-type="date">
            <text:p>4363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17" calcext:value-type="date">
            <text:p>4363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18" calcext:value-type="date">
            <text:p>4363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19" calcext:value-type="date">
            <text:p>4363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20" calcext:value-type="date">
            <text:p>4363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21" calcext:value-type="date">
            <text:p>4363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22" calcext:value-type="date">
            <text:p>4363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23" calcext:value-type="date">
            <text:p>4363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24" calcext:value-type="date">
            <text:p>4364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25" calcext:value-type="date">
            <text:p>4364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26" calcext:value-type="date">
            <text:p>4364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27" calcext:value-type="date">
            <text:p>4364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28" calcext:value-type="date">
            <text:p>4364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29" calcext:value-type="date">
            <text:p>4364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30" calcext:value-type="date">
            <text:p>4364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01" calcext:value-type="date">
            <text:p>4364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02" calcext:value-type="date">
            <text:p>4364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03" calcext:value-type="date">
            <text:p>4364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04" calcext:value-type="date">
            <text:p>4365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05" calcext:value-type="date">
            <text:p>4365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06" calcext:value-type="date">
            <text:p>4365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07" calcext:value-type="date">
            <text:p>4365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08" calcext:value-type="date">
            <text:p>4365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09" calcext:value-type="date">
            <text:p>4365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10" calcext:value-type="date">
            <text:p>4365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11" calcext:value-type="date">
            <text:p>4365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12" calcext:value-type="date">
            <text:p>4365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13" calcext:value-type="date">
            <text:p>4365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14" calcext:value-type="date">
            <text:p>4366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15" calcext:value-type="date">
            <text:p>4366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16" calcext:value-type="date">
            <text:p>4366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17" calcext:value-type="date">
            <text:p>4366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18" calcext:value-type="date">
            <text:p>4366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19" calcext:value-type="date">
            <text:p>4366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20" calcext:value-type="date">
            <text:p>4366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21" calcext:value-type="date">
            <text:p>4366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22" calcext:value-type="date">
            <text:p>4366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23" calcext:value-type="date">
            <text:p>4366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24" calcext:value-type="date">
            <text:p>4367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25" calcext:value-type="date">
            <text:p>4367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26" calcext:value-type="date">
            <text:p>4367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27" calcext:value-type="date">
            <text:p>4367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28" calcext:value-type="date">
            <text:p>4367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29" calcext:value-type="date">
            <text:p>4367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30" calcext:value-type="date">
            <text:p>4367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31" calcext:value-type="date">
            <text:p>4367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01" calcext:value-type="date">
            <text:p>4367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02" calcext:value-type="date">
            <text:p>4367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03" calcext:value-type="date">
            <text:p>4368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04" calcext:value-type="date">
            <text:p>4368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05" calcext:value-type="date">
            <text:p>4368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06" calcext:value-type="date">
            <text:p>4368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07" calcext:value-type="date">
            <text:p>4368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08" calcext:value-type="date">
            <text:p>4368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09" calcext:value-type="date">
            <text:p>4368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10" calcext:value-type="date">
            <text:p>4368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11" calcext:value-type="date">
            <text:p>4368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12" calcext:value-type="date">
            <text:p>4368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13" calcext:value-type="date">
            <text:p>4369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14" calcext:value-type="date">
            <text:p>4369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15" calcext:value-type="date">
            <text:p>4369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16" calcext:value-type="date">
            <text:p>4369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17" calcext:value-type="date">
            <text:p>4369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18" calcext:value-type="date">
            <text:p>4369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19" calcext:value-type="date">
            <text:p>4369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20" calcext:value-type="date">
            <text:p>4369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21" calcext:value-type="date">
            <text:p>4369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22" calcext:value-type="date">
            <text:p>4369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23" calcext:value-type="date">
            <text:p>4370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24" calcext:value-type="date">
            <text:p>4370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25" calcext:value-type="date">
            <text:p>4370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26" calcext:value-type="date">
            <text:p>4370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27" calcext:value-type="date">
            <text:p>4370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28" calcext:value-type="date">
            <text:p>4370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29" calcext:value-type="date">
            <text:p>4370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30" calcext:value-type="date">
            <text:p>4370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31" calcext:value-type="date">
            <text:p>4370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01" calcext:value-type="date">
            <text:p>4370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02" calcext:value-type="date">
            <text:p>4371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03" calcext:value-type="date">
            <text:p>4371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04" calcext:value-type="date">
            <text:p>4371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05" calcext:value-type="date">
            <text:p>4371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06" calcext:value-type="date">
            <text:p>4371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07" calcext:value-type="date">
            <text:p>4371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08" calcext:value-type="date">
            <text:p>4371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09" calcext:value-type="date">
            <text:p>4371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10" calcext:value-type="date">
            <text:p>4371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11" calcext:value-type="date">
            <text:p>4371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12" calcext:value-type="date">
            <text:p>4372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13" calcext:value-type="date">
            <text:p>4372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14" calcext:value-type="date">
            <text:p>4372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15" calcext:value-type="date">
            <text:p>4372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16" calcext:value-type="date">
            <text:p>4372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17" calcext:value-type="date">
            <text:p>4372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18" calcext:value-type="date">
            <text:p>4372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19" calcext:value-type="date">
            <text:p>4372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20" calcext:value-type="date">
            <text:p>4372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21" calcext:value-type="date">
            <text:p>4372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22" calcext:value-type="date">
            <text:p>4373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23" calcext:value-type="date">
            <text:p>4373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24" calcext:value-type="date">
            <text:p>4373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25" calcext:value-type="date">
            <text:p>4373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26" calcext:value-type="date">
            <text:p>4373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27" calcext:value-type="date">
            <text:p>4373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28" calcext:value-type="date">
            <text:p>4373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29" calcext:value-type="date">
            <text:p>4373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30" calcext:value-type="date">
            <text:p>4373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01" calcext:value-type="date">
            <text:p>4373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02" calcext:value-type="date">
            <text:p>4374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03" calcext:value-type="date">
            <text:p>4374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04" calcext:value-type="date">
            <text:p>4374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05" calcext:value-type="date">
            <text:p>4374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06" calcext:value-type="date">
            <text:p>4374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07" calcext:value-type="date">
            <text:p>4374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08" calcext:value-type="date">
            <text:p>4374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09" calcext:value-type="date">
            <text:p>4374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10" calcext:value-type="date">
            <text:p>4374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11" calcext:value-type="date">
            <text:p>4374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12" calcext:value-type="date">
            <text:p>4375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13" calcext:value-type="date">
            <text:p>4375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14" calcext:value-type="date">
            <text:p>4375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15" calcext:value-type="date">
            <text:p>4375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16" calcext:value-type="date">
            <text:p>4375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17" calcext:value-type="date">
            <text:p>4375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18" calcext:value-type="date">
            <text:p>4375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19" calcext:value-type="date">
            <text:p>4375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20" calcext:value-type="date">
            <text:p>4375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21" calcext:value-type="date">
            <text:p>4375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22" calcext:value-type="date">
            <text:p>4376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23" calcext:value-type="date">
            <text:p>4376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24" calcext:value-type="date">
            <text:p>4376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25" calcext:value-type="date">
            <text:p>4376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26" calcext:value-type="date">
            <text:p>4376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27" calcext:value-type="date">
            <text:p>4376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28" calcext:value-type="date">
            <text:p>4376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29" calcext:value-type="date">
            <text:p>4376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30" calcext:value-type="date">
            <text:p>4376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31" calcext:value-type="date">
            <text:p>4376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01" calcext:value-type="date">
            <text:p>4377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02" calcext:value-type="date">
            <text:p>4377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03" calcext:value-type="date">
            <text:p>4377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04" calcext:value-type="date">
            <text:p>4377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05" calcext:value-type="date">
            <text:p>4377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06" calcext:value-type="date">
            <text:p>4377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07" calcext:value-type="date">
            <text:p>4377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08" calcext:value-type="date">
            <text:p>4377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09" calcext:value-type="date">
            <text:p>4377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10" calcext:value-type="date">
            <text:p>4377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11" calcext:value-type="date">
            <text:p>4378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12" calcext:value-type="date">
            <text:p>4378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13" calcext:value-type="date">
            <text:p>4378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14" calcext:value-type="date">
            <text:p>4378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15" calcext:value-type="date">
            <text:p>4378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16" calcext:value-type="date">
            <text:p>4378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17" calcext:value-type="date">
            <text:p>4378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18" calcext:value-type="date">
            <text:p>4378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19" calcext:value-type="date">
            <text:p>4378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20" calcext:value-type="date">
            <text:p>4378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21" calcext:value-type="date">
            <text:p>4379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22" calcext:value-type="date">
            <text:p>4379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23" calcext:value-type="date">
            <text:p>4379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24" calcext:value-type="date">
            <text:p>4379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25" calcext:value-type="date">
            <text:p>4379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26" calcext:value-type="date">
            <text:p>4379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27" calcext:value-type="date">
            <text:p>4379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28" calcext:value-type="date">
            <text:p>4379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29" calcext:value-type="date">
            <text:p>4379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30" calcext:value-type="date">
            <text:p>4379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01" calcext:value-type="date">
            <text:p>4380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02" calcext:value-type="date">
            <text:p>4380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03" calcext:value-type="date">
            <text:p>4380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04" calcext:value-type="date">
            <text:p>4380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05" calcext:value-type="date">
            <text:p>4380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06" calcext:value-type="date">
            <text:p>4380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07" calcext:value-type="date">
            <text:p>4380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08" calcext:value-type="date">
            <text:p>4380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09" calcext:value-type="date">
            <text:p>4380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10" calcext:value-type="date">
            <text:p>4380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11" calcext:value-type="date">
            <text:p>4381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12" calcext:value-type="date">
            <text:p>4381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13" calcext:value-type="date">
            <text:p>4381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14" calcext:value-type="date">
            <text:p>4381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15" calcext:value-type="date">
            <text:p>4381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16" calcext:value-type="date">
            <text:p>4381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17" calcext:value-type="date">
            <text:p>4381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18" calcext:value-type="date">
            <text:p>4381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19" calcext:value-type="date">
            <text:p>4381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20" calcext:value-type="date">
            <text:p>4381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21" calcext:value-type="date">
            <text:p>4382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22" calcext:value-type="date">
            <text:p>4382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23" calcext:value-type="date">
            <text:p>4382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24" calcext:value-type="date">
            <text:p>4382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25" calcext:value-type="date">
            <text:p>4382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26" calcext:value-type="date">
            <text:p>4382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27" calcext:value-type="date">
            <text:p>4382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28" calcext:value-type="date">
            <text:p>4382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29" calcext:value-type="date">
            <text:p>4382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30" calcext:value-type="date">
            <text:p>4382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31" calcext:value-type="date">
            <text:p>4383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01" calcext:value-type="date">
            <text:p>4383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02" calcext:value-type="date">
            <text:p>4383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03" calcext:value-type="date">
            <text:p>4383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04" calcext:value-type="date">
            <text:p>4383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05" calcext:value-type="date">
            <text:p>4383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06" calcext:value-type="date">
            <text:p>4383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07" calcext:value-type="date">
            <text:p>4383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08" calcext:value-type="date">
            <text:p>4383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09" calcext:value-type="date">
            <text:p>4383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10" calcext:value-type="date">
            <text:p>4384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11" calcext:value-type="date">
            <text:p>4384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12" calcext:value-type="date">
            <text:p>4384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13" calcext:value-type="date">
            <text:p>4384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14" calcext:value-type="date">
            <text:p>4384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15" calcext:value-type="date">
            <text:p>4384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16" calcext:value-type="date">
            <text:p>4384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17" calcext:value-type="date">
            <text:p>4384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18" calcext:value-type="date">
            <text:p>4384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19" calcext:value-type="date">
            <text:p>4384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20" calcext:value-type="date">
            <text:p>4385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21" calcext:value-type="date">
            <text:p>4385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22" calcext:value-type="date">
            <text:p>4385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23" calcext:value-type="date">
            <text:p>4385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24" calcext:value-type="date">
            <text:p>4385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25" calcext:value-type="date">
            <text:p>4385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26" calcext:value-type="date">
            <text:p>4385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27" calcext:value-type="date">
            <text:p>4385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28" calcext:value-type="date">
            <text:p>4385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29" calcext:value-type="date">
            <text:p>4385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30" calcext:value-type="date">
            <text:p>4386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31" calcext:value-type="date">
            <text:p>4386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01" calcext:value-type="date">
            <text:p>4386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02" calcext:value-type="date">
            <text:p>4386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03" calcext:value-type="date">
            <text:p>4386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04" calcext:value-type="date">
            <text:p>4386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05" calcext:value-type="date">
            <text:p>4386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06" calcext:value-type="date">
            <text:p>4386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07" calcext:value-type="date">
            <text:p>4386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08" calcext:value-type="date">
            <text:p>4386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09" calcext:value-type="date">
            <text:p>4387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10" calcext:value-type="date">
            <text:p>4387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11" calcext:value-type="date">
            <text:p>4387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12" calcext:value-type="date">
            <text:p>4387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13" calcext:value-type="date">
            <text:p>4387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14" calcext:value-type="date">
            <text:p>4387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15" calcext:value-type="date">
            <text:p>4387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16" calcext:value-type="date">
            <text:p>4387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17" calcext:value-type="date">
            <text:p>4387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18" calcext:value-type="date">
            <text:p>4387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19" calcext:value-type="date">
            <text:p>4388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20" calcext:value-type="date">
            <text:p>4388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21" calcext:value-type="date">
            <text:p>4388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22" calcext:value-type="date">
            <text:p>4388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23" calcext:value-type="date">
            <text:p>4388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24" calcext:value-type="date">
            <text:p>4388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25" calcext:value-type="date">
            <text:p>4388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26" calcext:value-type="date">
            <text:p>4388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27" calcext:value-type="date">
            <text:p>4388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28" calcext:value-type="date">
            <text:p>4388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29" calcext:value-type="date">
            <text:p>4389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01" calcext:value-type="date">
            <text:p>4389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02" calcext:value-type="date">
            <text:p>4389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03" calcext:value-type="date">
            <text:p>4389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04" calcext:value-type="date">
            <text:p>4389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05" calcext:value-type="date">
            <text:p>4389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06" calcext:value-type="date">
            <text:p>4389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07" calcext:value-type="date">
            <text:p>4389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08" calcext:value-type="date">
            <text:p>4389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09" calcext:value-type="date">
            <text:p>4389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10" calcext:value-type="date">
            <text:p>4390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11" calcext:value-type="date">
            <text:p>4390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12" calcext:value-type="date">
            <text:p>4390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13" calcext:value-type="date">
            <text:p>4390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14" calcext:value-type="date">
            <text:p>4390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15" calcext:value-type="date">
            <text:p>4390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16" calcext:value-type="date">
            <text:p>4390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17" calcext:value-type="date">
            <text:p>4390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18" calcext:value-type="date">
            <text:p>4390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19" calcext:value-type="date">
            <text:p>4390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20" calcext:value-type="date">
            <text:p>4391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21" calcext:value-type="date">
            <text:p>4391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22" calcext:value-type="date">
            <text:p>4391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23" calcext:value-type="date">
            <text:p>4391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24" calcext:value-type="date">
            <text:p>4391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25" calcext:value-type="date">
            <text:p>4391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26" calcext:value-type="date">
            <text:p>4391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27" calcext:value-type="date">
            <text:p>4391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28" calcext:value-type="date">
            <text:p>4391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29" calcext:value-type="date">
            <text:p>4391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30" calcext:value-type="date">
            <text:p>4392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31" calcext:value-type="date">
            <text:p>4392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01" calcext:value-type="date">
            <text:p>4392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02" calcext:value-type="date">
            <text:p>4392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03" calcext:value-type="date">
            <text:p>4392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04" calcext:value-type="date">
            <text:p>4392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05" calcext:value-type="date">
            <text:p>4392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06" calcext:value-type="date">
            <text:p>4392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07" calcext:value-type="date">
            <text:p>4392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08" calcext:value-type="date">
            <text:p>4392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09" calcext:value-type="date">
            <text:p>4393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10" calcext:value-type="date">
            <text:p>4393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11" calcext:value-type="date">
            <text:p>4393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12" calcext:value-type="date">
            <text:p>4393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13" calcext:value-type="date">
            <text:p>4393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14" calcext:value-type="date">
            <text:p>4393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15" calcext:value-type="date">
            <text:p>4393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16" calcext:value-type="date">
            <text:p>4393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17" calcext:value-type="date">
            <text:p>4393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18" calcext:value-type="date">
            <text:p>4393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19" calcext:value-type="date">
            <text:p>4394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20" calcext:value-type="date">
            <text:p>4394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21" calcext:value-type="date">
            <text:p>4394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22" calcext:value-type="date">
            <text:p>4394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23" calcext:value-type="date">
            <text:p>4394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24" calcext:value-type="date">
            <text:p>4394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25" calcext:value-type="date">
            <text:p>4394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26" calcext:value-type="date">
            <text:p>4394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27" calcext:value-type="date">
            <text:p>4394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28" calcext:value-type="date">
            <text:p>4394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29" calcext:value-type="date">
            <text:p>4395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30" calcext:value-type="date">
            <text:p>4395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01" calcext:value-type="date">
            <text:p>4395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02" calcext:value-type="date">
            <text:p>4395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03" calcext:value-type="date">
            <text:p>4395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04" calcext:value-type="date">
            <text:p>4395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05" calcext:value-type="date">
            <text:p>4395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06" calcext:value-type="date">
            <text:p>4395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07" calcext:value-type="date">
            <text:p>4395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08" calcext:value-type="date">
            <text:p>4395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09" calcext:value-type="date">
            <text:p>4396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10" calcext:value-type="date">
            <text:p>4396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11" calcext:value-type="date">
            <text:p>4396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12" calcext:value-type="date">
            <text:p>4396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13" calcext:value-type="date">
            <text:p>4396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14" calcext:value-type="date">
            <text:p>4396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15" calcext:value-type="date">
            <text:p>4396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16" calcext:value-type="date">
            <text:p>4396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17" calcext:value-type="date">
            <text:p>4396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18" calcext:value-type="date">
            <text:p>4396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19" calcext:value-type="date">
            <text:p>4397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20" calcext:value-type="date">
            <text:p>4397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21" calcext:value-type="date">
            <text:p>4397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22" calcext:value-type="date">
            <text:p>4397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23" calcext:value-type="date">
            <text:p>4397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24" calcext:value-type="date">
            <text:p>4397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25" calcext:value-type="date">
            <text:p>4397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26" calcext:value-type="date">
            <text:p>4397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27" calcext:value-type="date">
            <text:p>4397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28" calcext:value-type="date">
            <text:p>4397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29" calcext:value-type="date">
            <text:p>4398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30" calcext:value-type="date">
            <text:p>4398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31" calcext:value-type="date">
            <text:p>4398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6-01" calcext:value-type="date">
            <text:p>4398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6-02" calcext:value-type="date">
            <text:p>4398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6-03" calcext:value-type="date">
            <text:p>4398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6-04" calcext:value-type="date">
            <text:p>4398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6-05" calcext:value-type="date">
            <text:p>4398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6-06" calcext:value-type="date">
            <text:p>4398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6-07" calcext:value-type="date">
            <text:p>4398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6-08" calcext:value-type="date">
            <text:p>4399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6-09" calcext:value-type="date">
            <text:p>4399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6-10" calcext:value-type="date">
            <text:p>4399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6-11" calcext:value-type="date">
            <text:p>43993</text:p>
          </table:table-cell>
          <table:table-cell table:number-columns-repeated="1020"/>
        </table:table-row>
        <table:table-row table:style-name="ro10" table:number-rows-repeated="104743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3" table:style-name="ta1">
        <table:table-column table:style-name="co7" table:default-cell-style-name="ce54"/>
        <table:table-column table:style-name="co6" table:number-columns-repeated="15" table:default-cell-style-name="ce54"/>
        <table:table-row table:style-name="ro6">
          <table:table-cell table:style-name="ce53" office:value-type="string" calcext:value-type="string">
            <text:p>Pending List</text:p>
          </table:table-cell>
          <table:table-cell table:style-name="Default" table:number-columns-repeated="15"/>
        </table:table-row>
        <table:table-row table:style-name="ro5">
          <table:table-cell office:value-type="string" calcext:value-type="string">
            <text:p>Chapter 1 exercises in CP book</text:p>
          </table:table-cell>
          <table:table-cell table:number-columns-repeated="15"/>
        </table:table-row>
        <table:table-row table:style-name="ro5">
          <table:table-cell office:value-type="string" calcext:value-type="string">
            <text:p>Know the underlying implementations of DS : linear, non-linear</text:p>
          </table:table-cell>
          <table:table-cell table:number-columns-repeated="15"/>
        </table:table-row>
        <table:table-row table:style-name="ro5">
          <table:table-cell office:value-type="string" calcext:value-type="string">
            <text:p>Understand Radix/Bucket Sort <text:s/>&amp;&amp; <text:s/>Also below macros</text:p>
          </table:table-cell>
          <table:table-cell table:number-columns-repeated="15"/>
        </table:table-row>
        <table:table-row table:style-name="ro5">
          <table:table-cell table:number-columns-repeated="16"/>
        </table:table-row>
        <table:table-row table:style-name="ro5">
          <table:table-cell office:value-type="string" calcext:value-type="string">
            <text:p>#define modulo(S, N) ((S) &amp; (N - 1)) <text:s text:c="2"/>// returns S % N, where N is a power of 2</text:p>
          </table:table-cell>
          <table:table-cell table:number-columns-repeated="15"/>
        </table:table-row>
        <table:table-row table:style-name="ro5">
          <table:table-cell office:value-type="string" calcext:value-type="string">
            <text:p>#define nearestPowerOfTwo(S) ((int)pow(2.0, (int)((log((double)S) / log(2.0)) + 0.5)))</text:p>
          </table:table-cell>
          <table:table-cell table:number-columns-repeated="15"/>
        </table:table-row>
        <table:table-row table:style-name="ro5">
          <table:table-cell table:number-columns-repeated="16"/>
        </table:table-row>
        <table:table-row table:style-name="ro5">
          <table:table-cell office:value-type="string" calcext:value-type="string">
            <text:p>underlying Implmentation of list, forward_list, Binary-heap (max-heap, min-heap)</text:p>
          </table:table-cell>
          <table:table-cell table:number-columns-repeated="15"/>
        </table:table-row>
        <table:table-row table:style-name="ro5">
          <table:table-cell table:number-columns-repeated="16"/>
        </table:table-row>
        <table:table-row table:style-name="ro5">
          <table:table-cell office:value-type="string" calcext:value-type="string">
            <text:p>CLRS : 22.1-4, 22.1-6, 22.1-7, 22.1-8</text:p>
          </table:table-cell>
          <table:table-cell table:number-columns-repeated="15"/>
        </table:table-row>
        <table:table-row table:style-name="ro5">
          <table:table-cell table:number-columns-repeated="16"/>
        </table:table-row>
        <table:table-row table:style-name="ro5">
          <table:table-cell office:value-type="string" calcext:value-type="string">
            <text:p>Spoj : Character Patterns : <text:s/>4, 5, 6, 7, 8</text:p>
          </table:table-cell>
          <table:table-cell table:number-columns-repeated="15"/>
        </table:table-row>
        <table:table-row table:style-name="ro5">
          <table:table-cell table:style-name="ce55" office:value-type="string" calcext:value-type="string">
            <text:p>edx pending List : <text:s/></text:p>
          </table:table-cell>
          <table:table-cell table:number-columns-repeated="15"/>
        </table:table-row>
        <table:table-row table:style-name="ro5">
          <table:table-cell table:style-name="ce56" office:value-type="string" calcext:value-type="string">
            <text:p><text:a xlink:href="https://en.wikipedia.org/wiki/Assignment_pghly" xlink:type="simple">https://en.wikipedia.org/wiki/Assignment_pghly</text:a> roblem  ;   cosine formual for traingles  ;  Highly composite number (Maths)</text:p>
          </table:table-cell>
          <table:table-cell table:number-columns-repeated="15"/>
        </table:table-row>
        <table:table-row table:style-name="ro5">
          <table:table-cell table:style-name="ce56" office:value-type="string" calcext:value-type="string">
            <text:p><text:a xlink:href="https://en.wikipedia.org/wiki/Hungarian_algorithm" xlink:type="simple">https://en.wikipedia.org/wiki/Hungarian_algorithm</text:a>  ;;  Binary insertion sort</text:p>
          </table:table-cell>
          <table:table-cell table:number-columns-repeated="15"/>
        </table:table-row>
        <table:table-row table:style-name="ro5">
          <table:table-cell table:style-name="ce56" office:value-type="string" calcext:value-type="string">
            <text:p>Algorithm Complexity analysis: <text:s/></text:p>
          </table:table-cell>
          <table:table-cell table:number-columns-repeated="15"/>
        </table:table-row>
        <table:table-row table:style-name="ro5">
          <table:table-cell table:style-name="ce56" office:value-type="string" calcext:value-type="string">
            <text:p>http://www.geeksforgeeks.org/implementation-deque-using-circular-array/</text:p>
          </table:table-cell>
          <table:table-cell table:number-columns-repeated="15"/>
        </table:table-row>
        <table:table-row table:style-name="ro5">
          <table:table-cell table:style-name="ce57" office:value-type="string" calcext:value-type="string">
            <text:p>CLRS :10.2 <text:s/>Linked-lists ; Sorting (Insertion sort, Merge sort) On SLL, DLL, CLL, CDLL;</text:p>
          </table:table-cell>
          <table:table-cell table:number-columns-repeated="15"/>
        </table:table-row>
        <table:table-row table:style-name="ro5">
          <table:table-cell table:style-name="ce56" office:value-type="string" calcext:value-type="string">
            <text:p>https://en.wikipedia.org/wiki/Total_order</text:p>
          </table:table-cell>
          <table:table-cell table:number-columns-repeated="15"/>
        </table:table-row>
        <table:table-row table:style-name="ro5">
          <table:table-cell table:style-name="ce57"/>
          <table:table-cell table:number-columns-repeated="15"/>
        </table:table-row>
        <table:table-row table:style-name="ro5">
          <table:table-cell table:style-name="ce58" office:value-type="string" calcext:value-type="string">
            <text:p>Read CLRS book in-addition <text:s/>to CP3</text:p>
          </table:table-cell>
          <table:table-cell table:number-columns-repeated="15"/>
        </table:table-row>
        <table:table-row table:style-name="ro5">
          <table:table-cell office:value-type="string" calcext:value-type="string">
            <text:p>Adhoc pending list :</text:p>
          </table:table-cell>
          <table:table-cell table:number-columns-repeated="15"/>
        </table:table-row>
        <table:table-row table:style-name="ro5">
          <table:table-cell office:value-type="string" calcext:value-type="string">
            <text:p>https://www.codechef.com/problems/JARVIS</text:p>
          </table:table-cell>
          <table:table-cell table:number-columns-repeated="15"/>
        </table:table-row>
        <table:table-row table:style-name="ro5">
          <table:table-cell table:style-name="ce59" office:value-type="string" calcext:value-type="string">
            <text:p>https://www.hackerrank.com/domains/algorithms/arrays-and-sorting</text:p>
          </table:table-cell>
          <table:table-cell table:number-columns-repeated="15"/>
        </table:table-row>
        <table:table-row table:style-name="ro7">
          <table:table-cell table:style-name="ce59" office:value-type="string" calcext:value-type="string">
            <text:p><text:a xlink:href="https://www.hackerearth.com/practice/data-structures/" xlink:type="simple">https://www.hackerearth.com/practice/data-structures/</text:a></text:p>
          </table:table-cell>
          <table:table-cell table:number-columns-repeated="15"/>
        </table:table-row>
        <table:table-row table:style-name="ro5">
          <table:table-cell table:style-name="ce59" office:value-type="string" calcext:value-type="string">
            <text:p>https://www.hackerrank.com/domains/data-structures/linked-lists/1</text:p>
          </table:table-cell>
          <table:table-cell table:number-columns-repeated="15"/>
        </table:table-row>
        <table:table-row table:style-name="ro5">
          <table:table-cell table:style-name="ce59"/>
          <table:table-cell table:number-columns-repeated="15"/>
        </table:table-row>
        <table:table-row table:style-name="ro5">
          <table:table-cell table:style-name="Default"/>
          <table:table-cell table:number-columns-repeated="15"/>
        </table:table-row>
        <table:table-row table:style-name="ro5">
          <table:table-cell office:value-type="string" calcext:value-type="string">
            <text:p>Give Better Life; Good career to ur next gen ; Forget Mkr completely ; Don't Visit that place</text:p>
          </table:table-cell>
          <table:table-cell table:number-columns-repeated="15"/>
        </table:table-row>
        <table:table-row table:style-name="ro5">
          <table:table-cell office:value-type="string" calcext:value-type="string">
            <text:p>Settle in abroad ; Become red-coder; Get Job in Google</text:p>
          </table:table-cell>
          <table:table-cell table:number-columns-repeated="15"/>
        </table:table-row>
        <table:table-row table:style-name="ro5">
          <table:table-cell office:value-type="string" calcext:value-type="string">
            <text:p>Foreign trip for your brother and brother's daughter; <text:s/>Provide good education to her</text:p>
          </table:table-cell>
          <table:table-cell table:number-columns-repeated="15"/>
        </table:table-row>
        <table:table-row table:style-name="ro5">
          <table:table-cell office:value-type="string" calcext:value-type="string">
            <text:p>learn all the bad-lessons from your dad; don't repeat it; provide a good future to ur next-gen</text:p>
          </table:table-cell>
          <table:table-cell table:number-columns-repeated="15"/>
        </table:table-row>
        <table:table-row table:style-name="ro5">
          <table:table-cell table:number-columns-repeated="16"/>
        </table:table-row>
        <table:table-row table:style-name="ro5">
          <table:table-cell table:style-name="Default"/>
          <table:table-cell table:number-columns-repeated="15"/>
        </table:table-row>
        <table:table-row table:style-name="ro5" table:number-rows-repeated="2">
          <table:table-cell table:number-columns-repeated="16"/>
        </table:table-row>
        <table:table-row table:style-name="ro5">
          <table:table-cell office:value-type="string" calcext:value-type="string">
            <text:p>https://www.edx.org/course/how-win-coding-competitions-secrets-itmox-i2cpx-0</text:p>
          </table:table-cell>
          <table:table-cell table:number-columns-repeated="15"/>
        </table:table-row>
        <table:table-row table:style-name="ro5" table:number-rows-repeated="183">
          <table:table-cell table:number-columns-repeated="16"/>
        </table:table-row>
        <table:table-row table:style-name="ro5">
          <table:table-cell table:style-name="Default"/>
          <table:table-cell table:number-columns-repeated="15"/>
        </table:table-row>
      </table:table>
      <table:table table:name="Sheet4" table:style-name="ta1">
        <table:table-column table:style-name="co8" table:default-cell-style-name="ce54"/>
        <table:table-row table:style-name="ro7">
          <table:table-cell table:style-name="ce60" office:value-type="string" calcext:value-type="string">
            <text:p>3 problems per day, with 1.5 days off per month,</text:p>
          </table:table-cell>
        </table:table-row>
        <table:table-row table:style-name="ro5">
          <table:table-cell table:style-name="ce61"/>
        </table:table-row>
        <table:table-row table:style-name="ro7">
          <table:table-cell table:style-name="ce62" office:value-type="string" calcext:value-type="string">
            <text:p>Every Friday : WFH <text:s/>: <text:s/>8 to 11 am <text:s text:c="3"/>and <text:s text:c="5"/>2 to 4:30 pm</text:p>
          </table:table-cell>
        </table:table-row>
        <table:table-row table:style-name="ro7">
          <table:table-cell table:style-name="ce63" office:value-type="string" calcext:value-type="string">
            <text:p>Holidays <text:s/>and Weekend : 8 to 11 am <text:s text:c="2"/>and <text:s text:c="4"/>2 to 4:30 pm</text:p>
          </table:table-cell>
        </table:table-row>
        <table:table-row table:style-name="ro7">
          <table:table-cell table:style-name="ce62" office:value-type="string" calcext:value-type="string">
            <text:p>Weekdays : <text:s/>8 to 11am</text:p>
          </table:table-cell>
        </table:table-row>
        <table:table-row table:style-name="ro5">
          <table:table-cell table:style-name="ce64"/>
        </table:table-row>
        <table:table-row table:style-name="ro5">
          <table:table-cell office:value-type="string" calcext:value-type="string">
            <text:p>1 day : 3</text:p>
          </table:table-cell>
        </table:table-row>
        <table:table-row table:style-name="ro7">
          <table:table-cell office:value-type="string" calcext:value-type="string">
            <text:p>1 week :  <text:span text:style-name="T6">25                              Solid theoretical background</text:span></text:p>
          </table:table-cell>
        </table:table-row>
        <table:table-row table:style-name="ro5">
          <table:table-cell table:style-name="ce65" office:value-type="string" calcext:value-type="string">
            <text:p>1 month <text:s/>: <text:s/>100</text:p>
          </table:table-cell>
        </table:table-row>
        <table:table-row table:style-name="ro5">
          <table:table-cell table:style-name="ce65" office:value-type="string" calcext:value-type="string">
            <text:p>3 months : 300 </text:p>
          </table:table-cell>
        </table:table-row>
        <table:table-row table:style-name="ro5">
          <table:table-cell table:style-name="ce65" office:value-type="string" calcext:value-type="string">
            <text:p>9 months : 900</text:p>
          </table:table-cell>
        </table:table-row>
        <table:table-row table:style-name="ro5">
          <table:table-cell table:style-name="ce66" office:value-type="string" calcext:value-type="string">
            <text:p>complete EDX course in 4 weeks;; next CP3 course in 4 months</text:p>
          </table:table-cell>
        </table:table-row>
        <table:table-row table:style-name="ro5">
          <table:table-cell table:style-name="ce67" office:value-type="string" calcext:value-type="string">
            <text:p>Basics</text:p>
          </table:table-cell>
        </table:table-row>
        <table:table-row table:style-name="ro5">
          <table:table-cell office:value-type="string" calcext:value-type="string">
            <text:p>http://www.spoj.com/problems/basics/</text:p>
          </table:table-cell>
        </table:table-row>
        <table:table-row table:style-name="ro5">
          <table:table-cell/>
        </table:table-row>
        <table:table-row table:style-name="ro5">
          <table:table-cell table:style-name="ce67" office:value-type="string" calcext:value-type="string">
            <text:p>Adhoc problems : Target <text:s/>--&gt; <text:s/>300</text:p>
          </table:table-cell>
        </table:table-row>
        <table:table-row table:style-name="ro5">
          <table:table-cell/>
        </table:table-row>
        <table:table-row table:style-name="ro7">
          <table:table-cell office:value-type="string" calcext:value-type="string">
            <text:p>UVA :   <text:a xlink:href="http://uhunt.felix-halim.net/id/0" xlink:type="simple">http://uhunt.felix-halim.net/id/0</text:a>    : 169</text:p>
          </table:table-cell>
        </table:table-row>
        <table:table-row table:style-name="ro7">
          <table:table-cell office:value-type="string" calcext:value-type="string">
            <text:p><text:a xlink:href="https://uva.onlinejudge.org/index.php?option=com_onlinejudge&amp;Itemid=8&amp;category=623" xlink:type="simple">https://uva.onlinejudge.org/index.php?option=com_onlinejudge&amp;Itemid=8&amp;category=623</text:a></text:p>
          </table:table-cell>
        </table:table-row>
        <table:table-row table:style-name="ro5">
          <table:table-cell/>
        </table:table-row>
        <table:table-row table:style-name="ro7">
          <table:table-cell office:value-type="string" calcext:value-type="string">
            <text:p>SPOJ : <text:a xlink:href="http://www.spoj.com/problems/tag/ad-hoc-1" xlink:type="simple">http://www.spoj.com/problems/tag/ad-hoc-1</text:a></text:p>
          </table:table-cell>
        </table:table-row>
        <table:table-row table:style-name="ro5" table:number-rows-repeated="2">
          <table:table-cell/>
        </table:table-row>
        <table:table-row table:style-name="ro7">
          <table:table-cell table:style-name="ce64" office:value-type="string" calcext:value-type="string">
            <text:p><text:span text:style-name="T7"><text:a xlink:href="http://en.wikipedia.org/wiki/SMART_criteria" xlink:type="simple">S.M.A.R.T.</text:a></text:span><text:span text:style-name="T7"> goals on the other hand are Specific, Measurable, Attainable, Relevant, andTime-bound.</text:span>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http://www.spoj.com/problems/tags</text:p>
          </table:table-cell>
        </table:table-row>
        <table:table-row table:style-name="ro8" table:number-rows-repeated="4">
          <table:table-cell table:style-name="Default"/>
        </table:table-row>
        <table:table-row table:style-name="ro9">
          <table:table-cell table:style-name="ce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9">00/00/0000</text:date>, <text:time style:data-style-name="N2" text:time-value="15:36:22.8658541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21:11:15.798693466</meta:creation-date>
    <dc:date>2018-12-19T15:37:39.741531860</dc:date>
    <meta:editing-duration>P1DT9H18M33S</meta:editing-duration>
    <meta:editing-cycles>3133</meta:editing-cycles>
    <meta:generator>LibreOffice/4.2.3.3$Linux_X86_64 LibreOffice_project/420m0$Build-3</meta:generator>
    <dc:creator>venkatesh </dc:creator>
    <meta:document-statistic meta:table-count="3" meta:cell-count="2767" meta:object-count="0"/>
  </office:meta>
</office:document-meta>
</file>